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1.06pt"/>
    </style:style>
    <style:style style:name="co2" style:family="table-column">
      <style:table-column-properties fo:break-before="auto" style:column-width="197.04pt"/>
    </style:style>
    <style:style style:name="co3" style:family="table-column">
      <style:table-column-properties fo:break-before="auto" style:column-width="136.01pt"/>
    </style:style>
    <style:style style:name="co4" style:family="table-column">
      <style:table-column-properties fo:break-before="auto" style:column-width="103.01pt"/>
    </style:style>
    <style:style style:name="co5" style:family="table-column">
      <style:table-column-properties fo:break-before="auto" style:column-width="59.75pt"/>
    </style:style>
    <style:style style:name="co6" style:family="table-column">
      <style:table-column-properties fo:break-before="auto" style:column-width="78.46pt"/>
    </style:style>
    <style:style style:name="co7" style:family="table-column">
      <style:table-column-properties fo:break-before="auto" style:column-width="140.2pt"/>
    </style:style>
    <style:style style:name="co8" style:family="table-column">
      <style:table-column-properties fo:break-before="auto" style:column-width="74.61pt"/>
    </style:style>
    <style:style style:name="co9" style:family="table-column">
      <style:table-column-properties fo:break-before="auto" style:column-width="102.44pt"/>
    </style:style>
    <style:style style:name="co10" style:family="table-column">
      <style:table-column-properties fo:break-before="auto" style:column-width="114.35pt"/>
    </style:style>
    <style:style style:name="co11" style:family="table-column">
      <style:table-column-properties fo:break-before="auto" style:column-width="154.06pt"/>
    </style:style>
    <style:style style:name="co12" style:family="table-column">
      <style:table-column-properties fo:break-before="auto" style:column-width="184.99pt"/>
    </style:style>
    <style:style style:name="co13" style:family="table-column">
      <style:table-column-properties fo:break-before="auto" style:column-width="141pt"/>
    </style:style>
    <style:style style:name="co14" style:family="table-column">
      <style:table-column-properties fo:break-before="auto" style:column-width="180.99pt"/>
    </style:style>
    <style:style style:name="co15" style:family="table-column">
      <style:table-column-properties fo:break-before="auto" style:column-width="133.99pt"/>
    </style:style>
    <style:style style:name="co16" style:family="table-column">
      <style:table-column-properties fo:break-before="auto" style:column-width="176.06pt"/>
    </style:style>
    <style:style style:name="co17" style:family="table-column">
      <style:table-column-properties fo:break-before="auto" style:column-width="80.25pt"/>
    </style:style>
    <style:style style:name="co18" style:family="table-column">
      <style:table-column-properties fo:break-before="auto" style:column-width="101.1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PageStyle_5f_Arkusz3">
      <style:table-properties table:display="true" style:writing-mode="lr-tb"/>
    </style:style>
    <style:style style:name="ta2" style:family="table" style:master-page-name="PageStyle_5f_Arkusz5">
      <style:table-properties table:display="true" style:writing-mode="lr-tb"/>
    </style:style>
    <style:style style:name="ta3" style:family="table" style:master-page-name="PageStyle_5f_Arkusz2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able-cell-properties style:rotation-align="none"/>
    </style:style>
    <style:style style:name="ce2" style:family="table-cell" style:parent-style-name="Default">
      <style:table-cell-properties fo:border-bottom="0.74pt solid #a9d18e" fo:background-color="#70ad47" style:diagonal-bl-tr="none" style:diagonal-tl-br="none" fo:border-left="0.74pt solid #a9d18e" fo:border-right="none" style:rotation-align="none" fo:border-top="0.74pt solid #a9d18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a9d18e" fo:background-color="#e2f0d9" style:diagonal-bl-tr="none" style:diagonal-tl-br="none" fo:border-left="0.74pt solid #a9d18e" fo:border-right="none" style:rotation-align="none" fo:border-top="0.74pt solid #a9d18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a9d18e" style:diagonal-bl-tr="none" style:diagonal-tl-br="none" fo:border-left="0.74pt solid #a9d18e" fo:border-right="none" style:rotation-align="none" fo:border-top="0.74pt solid #a9d18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a9d18e" fo:background-color="#70ad47" style:diagonal-bl-tr="none" style:diagonal-tl-br="none" fo:border-left="none" fo:border-right="none" style:rotation-align="none" fo:border-top="0.74pt solid #a9d18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 style:data-style-name="N0">
      <style:table-cell-properties fo:border-bottom="0.74pt solid #a9d18e" fo:background-color="#e2f0d9" style:diagonal-bl-tr="none" style:diagonal-tl-br="none" fo:border-left="none" fo:border-right="none" style:rotation-align="none" fo:border-top="0.74pt solid #a9d18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fo:border-bottom="0.74pt solid #a9d18e" style:diagonal-bl-tr="none" style:diagonal-tl-br="none" fo:border-left="none" fo:border-right="none" style:rotation-align="none" fo:border-top="0.74pt solid #a9d18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a9d18e" fo:background-color="#70ad47" style:diagonal-bl-tr="none" style:diagonal-tl-br="none" fo:border-left="none" fo:border-right="0.74pt solid #a9d18e" style:rotation-align="none" fo:border-top="0.74pt solid #a9d18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0">
      <style:table-cell-properties fo:border-bottom="0.74pt solid #a9d18e" fo:background-color="#e2f0d9" style:diagonal-bl-tr="none" style:diagonal-tl-br="none" fo:border-left="none" fo:border-right="0.74pt solid #a9d18e" style:rotation-align="none" fo:border-top="0.74pt solid #a9d18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fo:border-bottom="0.74pt solid #a9d18e" style:diagonal-bl-tr="none" style:diagonal-tl-br="none" fo:border-left="none" fo:border-right="0.74pt solid #a9d18e" style:rotation-align="none" fo:border-top="0.74pt solid #a9d18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2">
      <style:table-cell-properties fo:border-bottom="0.74pt solid #a9d18e" style:diagonal-bl-tr="none" style:diagonal-tl-br="none" fo:border-left="none" fo:border-right="0.74pt solid #a9d18e" style:rotation-align="none" fo:border-top="0.74pt solid #a9d18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2">
      <style:table-cell-properties fo:border-bottom="0.74pt solid #a9d18e" fo:background-color="#e2f0d9" style:diagonal-bl-tr="none" style:diagonal-tl-br="none" fo:border-left="none" fo:border-right="0.74pt solid #a9d18e" style:rotation-align="none" fo:border-top="0.74pt solid #a9d18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14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kusz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Liczba wierzcholkow</text:p>
          </table:table-cell>
          <table:table-cell office:value-type="string" calcext:value-type="string">
            <text:p>Wypelnienie wierzcholkow</text:p>
          </table:table-cell>
          <table:table-cell office:value-type="string" calcext:value-type="string">
            <text:p>Typ algorytmu</text:p>
          </table:table-cell>
          <table:table-cell office:value-type="string" calcext:value-type="string">
            <text:p>Srednia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0.250000</text:p>
          </table:table-cell>
          <table:table-cell table:style-name="ce1" office:value-type="string" calcext:value-type="string">
            <text:p>dijkstry_list</text:p>
          </table:table-cell>
          <table:table-cell table:style-name="ce1" office:value-type="string" calcext:value-type="string">
            <text:p>16591.510000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0.250000</text:p>
          </table:table-cell>
          <table:table-cell table:style-name="ce1" office:value-type="string" calcext:value-type="string">
            <text:p>dijkstry_matrix</text:p>
          </table:table-cell>
          <table:table-cell table:style-name="ce1" office:value-type="string" calcext:value-type="string">
            <text:p>19922.400000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0.250000</text:p>
          </table:table-cell>
          <table:table-cell table:style-name="ce1" office:value-type="string" calcext:value-type="string">
            <text:p>ford_belman_list</text:p>
          </table:table-cell>
          <table:table-cell table:style-name="ce1" office:value-type="string" calcext:value-type="string">
            <text:p>8546.420000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0.250000</text:p>
          </table:table-cell>
          <table:table-cell table:style-name="ce1" office:value-type="string" calcext:value-type="string">
            <text:p>ford_belman_matrix</text:p>
          </table:table-cell>
          <table:table-cell table:style-name="ce1" office:value-type="string" calcext:value-type="string">
            <text:p>16531.830000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0.500000</text:p>
          </table:table-cell>
          <table:table-cell table:style-name="ce1" office:value-type="string" calcext:value-type="string">
            <text:p>dijkstry_list</text:p>
          </table:table-cell>
          <table:table-cell table:style-name="ce1" office:value-type="string" calcext:value-type="string">
            <text:p>20185.630000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0.500000</text:p>
          </table:table-cell>
          <table:table-cell table:style-name="ce1" office:value-type="string" calcext:value-type="string">
            <text:p>dijkstry_matrix</text:p>
          </table:table-cell>
          <table:table-cell table:style-name="ce1" office:value-type="string" calcext:value-type="string">
            <text:p>21356.270000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0.500000</text:p>
          </table:table-cell>
          <table:table-cell table:style-name="ce1" office:value-type="string" calcext:value-type="string">
            <text:p>ford_belman_list</text:p>
          </table:table-cell>
          <table:table-cell table:style-name="ce1" office:value-type="string" calcext:value-type="string">
            <text:p>13888.670000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0.500000</text:p>
          </table:table-cell>
          <table:table-cell table:style-name="ce1" office:value-type="string" calcext:value-type="string">
            <text:p>ford_belman_matrix</text:p>
          </table:table-cell>
          <table:table-cell table:style-name="ce1" office:value-type="string" calcext:value-type="string">
            <text:p>25046.950000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0.750000</text:p>
          </table:table-cell>
          <table:table-cell table:style-name="ce1" office:value-type="string" calcext:value-type="string">
            <text:p>dijkstry_list</text:p>
          </table:table-cell>
          <table:table-cell table:style-name="ce1" office:value-type="string" calcext:value-type="string">
            <text:p>23218.570000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0.750000</text:p>
          </table:table-cell>
          <table:table-cell table:style-name="ce1" office:value-type="string" calcext:value-type="string">
            <text:p>dijkstry_matrix</text:p>
          </table:table-cell>
          <table:table-cell table:style-name="ce1" office:value-type="string" calcext:value-type="string">
            <text:p>21258.680000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0.750000</text:p>
          </table:table-cell>
          <table:table-cell table:style-name="ce1" office:value-type="string" calcext:value-type="string">
            <text:p>ford_belman_list</text:p>
          </table:table-cell>
          <table:table-cell table:style-name="ce1" office:value-type="string" calcext:value-type="string">
            <text:p>17741.840000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0.750000</text:p>
          </table:table-cell>
          <table:table-cell table:style-name="ce1" office:value-type="string" calcext:value-type="string">
            <text:p>ford_belman_matrix</text:p>
          </table:table-cell>
          <table:table-cell table:style-name="ce1" office:value-type="string" calcext:value-type="string">
            <text:p>20504.740000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0.990000</text:p>
          </table:table-cell>
          <table:table-cell table:style-name="ce1" office:value-type="string" calcext:value-type="string">
            <text:p>dijkstry_list</text:p>
          </table:table-cell>
          <table:table-cell table:style-name="ce1" office:value-type="string" calcext:value-type="string">
            <text:p>25417.160000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0.990000</text:p>
          </table:table-cell>
          <table:table-cell table:style-name="ce1" office:value-type="string" calcext:value-type="string">
            <text:p>dijkstry_matrix</text:p>
          </table:table-cell>
          <table:table-cell table:style-name="ce1" office:value-type="string" calcext:value-type="string">
            <text:p>20186.810000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0.990000</text:p>
          </table:table-cell>
          <table:table-cell table:style-name="ce1" office:value-type="string" calcext:value-type="string">
            <text:p>ford_belman_list</text:p>
          </table:table-cell>
          <table:table-cell table:style-name="ce1" office:value-type="string" calcext:value-type="string">
            <text:p>21439.130000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0.990000</text:p>
          </table:table-cell>
          <table:table-cell table:style-name="ce1" office:value-type="string" calcext:value-type="string">
            <text:p>ford_belman_matrix</text:p>
          </table:table-cell>
          <table:table-cell table:style-name="ce1" office:value-type="string" calcext:value-type="string">
            <text:p>14384.340000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0.250000</text:p>
          </table:table-cell>
          <table:table-cell table:style-name="ce1" office:value-type="string" calcext:value-type="string">
            <text:p>dijkstry_list</text:p>
          </table:table-cell>
          <table:table-cell table:style-name="ce1" office:value-type="string" calcext:value-type="string">
            <text:p>43075.420000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0.250000</text:p>
          </table:table-cell>
          <table:table-cell table:style-name="ce1" office:value-type="string" calcext:value-type="string">
            <text:p>dijkstry_matrix</text:p>
          </table:table-cell>
          <table:table-cell table:style-name="ce1" office:value-type="string" calcext:value-type="string">
            <text:p>49184.240000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0.250000</text:p>
          </table:table-cell>
          <table:table-cell table:style-name="ce1" office:value-type="string" calcext:value-type="string">
            <text:p>ford_belman_list</text:p>
          </table:table-cell>
          <table:table-cell table:style-name="ce1" office:value-type="string" calcext:value-type="string">
            <text:p>31708.650000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0.250000</text:p>
          </table:table-cell>
          <table:table-cell table:style-name="ce1" office:value-type="string" calcext:value-type="string">
            <text:p>ford_belman_matrix</text:p>
          </table:table-cell>
          <table:table-cell table:style-name="ce1" office:value-type="string" calcext:value-type="string">
            <text:p>76830.610000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0.500000</text:p>
          </table:table-cell>
          <table:table-cell table:style-name="ce1" office:value-type="string" calcext:value-type="string">
            <text:p>dijkstry_list</text:p>
          </table:table-cell>
          <table:table-cell table:style-name="ce1" office:value-type="string" calcext:value-type="string">
            <text:p>53854.430000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0.500000</text:p>
          </table:table-cell>
          <table:table-cell table:style-name="ce1" office:value-type="string" calcext:value-type="string">
            <text:p>dijkstry_matrix</text:p>
          </table:table-cell>
          <table:table-cell table:style-name="ce1" office:value-type="string" calcext:value-type="string">
            <text:p>59386.820000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0.500000</text:p>
          </table:table-cell>
          <table:table-cell table:style-name="ce1" office:value-type="string" calcext:value-type="string">
            <text:p>ford_belman_list</text:p>
          </table:table-cell>
          <table:table-cell table:style-name="ce1" office:value-type="string" calcext:value-type="string">
            <text:p>52635.800000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0.500000</text:p>
          </table:table-cell>
          <table:table-cell table:style-name="ce1" office:value-type="string" calcext:value-type="string">
            <text:p>ford_belman_matrix</text:p>
          </table:table-cell>
          <table:table-cell table:style-name="ce1" office:value-type="string" calcext:value-type="string">
            <text:p>113850.600000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0.750000</text:p>
          </table:table-cell>
          <table:table-cell table:style-name="ce1" office:value-type="string" calcext:value-type="string">
            <text:p>dijkstry_list</text:p>
          </table:table-cell>
          <table:table-cell table:style-name="ce1" office:value-type="string" calcext:value-type="string">
            <text:p>64225.350000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0.750000</text:p>
          </table:table-cell>
          <table:table-cell table:style-name="ce1" office:value-type="string" calcext:value-type="string">
            <text:p>dijkstry_matrix</text:p>
          </table:table-cell>
          <table:table-cell table:style-name="ce1" office:value-type="string" calcext:value-type="string">
            <text:p>56849.740000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0.750000</text:p>
          </table:table-cell>
          <table:table-cell table:style-name="ce1" office:value-type="string" calcext:value-type="string">
            <text:p>ford_belman_list</text:p>
          </table:table-cell>
          <table:table-cell table:style-name="ce1" office:value-type="string" calcext:value-type="string">
            <text:p>77682.170000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0.750000</text:p>
          </table:table-cell>
          <table:table-cell table:style-name="ce1" office:value-type="string" calcext:value-type="string">
            <text:p>ford_belman_matrix</text:p>
          </table:table-cell>
          <table:table-cell table:style-name="ce1" office:value-type="string" calcext:value-type="string">
            <text:p>87436.210000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0.990000</text:p>
          </table:table-cell>
          <table:table-cell table:style-name="ce1" office:value-type="string" calcext:value-type="string">
            <text:p>dijkstry_list</text:p>
          </table:table-cell>
          <table:table-cell table:style-name="ce1" office:value-type="string" calcext:value-type="string">
            <text:p>74616.550000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0.990000</text:p>
          </table:table-cell>
          <table:table-cell table:style-name="ce1" office:value-type="string" calcext:value-type="string">
            <text:p>dijkstry_matrix</text:p>
          </table:table-cell>
          <table:table-cell table:style-name="ce1" office:value-type="string" calcext:value-type="string">
            <text:p>51014.710000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0.990000</text:p>
          </table:table-cell>
          <table:table-cell table:style-name="ce1" office:value-type="string" calcext:value-type="string">
            <text:p>ford_belman_list</text:p>
          </table:table-cell>
          <table:table-cell table:style-name="ce1" office:value-type="string" calcext:value-type="string">
            <text:p>105061.420000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0.990000</text:p>
          </table:table-cell>
          <table:table-cell table:style-name="ce1" office:value-type="string" calcext:value-type="string">
            <text:p>ford_belman_matrix</text:p>
          </table:table-cell>
          <table:table-cell table:style-name="ce1" office:value-type="string" calcext:value-type="string">
            <text:p>56095.100000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0.250000</text:p>
          </table:table-cell>
          <table:table-cell table:style-name="ce1" office:value-type="string" calcext:value-type="string">
            <text:p>dijkstry_list</text:p>
          </table:table-cell>
          <table:table-cell table:style-name="ce1" office:value-type="string" calcext:value-type="string">
            <text:p>77071.160000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0.250000</text:p>
          </table:table-cell>
          <table:table-cell table:style-name="ce1" office:value-type="string" calcext:value-type="string">
            <text:p>dijkstry_matrix</text:p>
          </table:table-cell>
          <table:table-cell table:style-name="ce1" office:value-type="string" calcext:value-type="string">
            <text:p>90987.780000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0.250000</text:p>
          </table:table-cell>
          <table:table-cell table:style-name="ce1" office:value-type="string" calcext:value-type="string">
            <text:p>ford_belman_list</text:p>
          </table:table-cell>
          <table:table-cell table:style-name="ce1" office:value-type="string" calcext:value-type="string">
            <text:p>76701.720000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0.250000</text:p>
          </table:table-cell>
          <table:table-cell table:style-name="ce1" office:value-type="string" calcext:value-type="string">
            <text:p>ford_belman_matrix</text:p>
          </table:table-cell>
          <table:table-cell table:style-name="ce1" office:value-type="string" calcext:value-type="string">
            <text:p>179017.440000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0.500000</text:p>
          </table:table-cell>
          <table:table-cell table:style-name="ce1" office:value-type="string" calcext:value-type="string">
            <text:p>dijkstry_list</text:p>
          </table:table-cell>
          <table:table-cell table:style-name="ce1" office:value-type="string" calcext:value-type="string">
            <text:p>104983.640000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0.500000</text:p>
          </table:table-cell>
          <table:table-cell table:style-name="ce1" office:value-type="string" calcext:value-type="string">
            <text:p>dijkstry_matrix</text:p>
          </table:table-cell>
          <table:table-cell table:style-name="ce1" office:value-type="string" calcext:value-type="string">
            <text:p>112224.930000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0.500000</text:p>
          </table:table-cell>
          <table:table-cell table:style-name="ce1" office:value-type="string" calcext:value-type="string">
            <text:p>ford_belman_list</text:p>
          </table:table-cell>
          <table:table-cell table:style-name="ce1" office:value-type="string" calcext:value-type="string">
            <text:p>159052.650000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0.500000</text:p>
          </table:table-cell>
          <table:table-cell table:style-name="ce1" office:value-type="string" calcext:value-type="string">
            <text:p>ford_belman_matrix</text:p>
          </table:table-cell>
          <table:table-cell table:style-name="ce1" office:value-type="string" calcext:value-type="string">
            <text:p>265738.820000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0.750000</text:p>
          </table:table-cell>
          <table:table-cell table:style-name="ce1" office:value-type="string" calcext:value-type="string">
            <text:p>dijkstry_list</text:p>
          </table:table-cell>
          <table:table-cell table:style-name="ce1" office:value-type="string" calcext:value-type="string">
            <text:p>133863.850000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0.750000</text:p>
          </table:table-cell>
          <table:table-cell table:style-name="ce1" office:value-type="string" calcext:value-type="string">
            <text:p>dijkstry_matrix</text:p>
          </table:table-cell>
          <table:table-cell table:style-name="ce1" office:value-type="string" calcext:value-type="string">
            <text:p>104390.150000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0.750000</text:p>
          </table:table-cell>
          <table:table-cell table:style-name="ce1" office:value-type="string" calcext:value-type="string">
            <text:p>ford_belman_list</text:p>
          </table:table-cell>
          <table:table-cell table:style-name="ce1" office:value-type="string" calcext:value-type="string">
            <text:p>261631.250000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0.750000</text:p>
          </table:table-cell>
          <table:table-cell table:style-name="ce1" office:value-type="string" calcext:value-type="string">
            <text:p>ford_belman_matrix</text:p>
          </table:table-cell>
          <table:table-cell table:style-name="ce1" office:value-type="string" calcext:value-type="string">
            <text:p>198679.640000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0.990000</text:p>
          </table:table-cell>
          <table:table-cell table:style-name="ce1" office:value-type="string" calcext:value-type="string">
            <text:p>dijkstry_list</text:p>
          </table:table-cell>
          <table:table-cell table:style-name="ce1" office:value-type="string" calcext:value-type="string">
            <text:p>165394.300000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0.990000</text:p>
          </table:table-cell>
          <table:table-cell table:style-name="ce1" office:value-type="string" calcext:value-type="string">
            <text:p>dijkstry_matrix</text:p>
          </table:table-cell>
          <table:table-cell table:style-name="ce1" office:value-type="string" calcext:value-type="string">
            <text:p>90577.830000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0.990000</text:p>
          </table:table-cell>
          <table:table-cell table:style-name="ce1" office:value-type="string" calcext:value-type="string">
            <text:p>ford_belman_list</text:p>
          </table:table-cell>
          <table:table-cell table:style-name="ce1" office:value-type="string" calcext:value-type="string">
            <text:p>353702.110000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0.990000</text:p>
          </table:table-cell>
          <table:table-cell table:style-name="ce1" office:value-type="string" calcext:value-type="string">
            <text:p>ford_belman_matrix</text:p>
          </table:table-cell>
          <table:table-cell table:style-name="ce1" office:value-type="string" calcext:value-type="string">
            <text:p>125330.210000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0.250000</text:p>
          </table:table-cell>
          <table:table-cell table:style-name="ce1" office:value-type="string" calcext:value-type="string">
            <text:p>dijkstry_list</text:p>
          </table:table-cell>
          <table:table-cell table:style-name="ce1" office:value-type="string" calcext:value-type="string">
            <text:p>126026.070000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0.250000</text:p>
          </table:table-cell>
          <table:table-cell table:style-name="ce1" office:value-type="string" calcext:value-type="string">
            <text:p>dijkstry_matrix</text:p>
          </table:table-cell>
          <table:table-cell table:style-name="ce1" office:value-type="string" calcext:value-type="string">
            <text:p>143365.950000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0.250000</text:p>
          </table:table-cell>
          <table:table-cell table:style-name="ce1" office:value-type="string" calcext:value-type="string">
            <text:p>ford_belman_list</text:p>
          </table:table-cell>
          <table:table-cell table:style-name="ce1" office:value-type="string" calcext:value-type="string">
            <text:p>230674.330000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0.250000</text:p>
          </table:table-cell>
          <table:table-cell table:style-name="ce1" office:value-type="string" calcext:value-type="string">
            <text:p>ford_belman_matrix</text:p>
          </table:table-cell>
          <table:table-cell table:style-name="ce1" office:value-type="string" calcext:value-type="string">
            <text:p>337446.690000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0.500000</text:p>
          </table:table-cell>
          <table:table-cell table:style-name="ce1" office:value-type="string" calcext:value-type="string">
            <text:p>dijkstry_list</text:p>
          </table:table-cell>
          <table:table-cell table:style-name="ce1" office:value-type="string" calcext:value-type="string">
            <text:p>174342.910000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0.500000</text:p>
          </table:table-cell>
          <table:table-cell table:style-name="ce1" office:value-type="string" calcext:value-type="string">
            <text:p>dijkstry_matrix</text:p>
          </table:table-cell>
          <table:table-cell table:style-name="ce1" office:value-type="string" calcext:value-type="string">
            <text:p>180393.360000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0.500000</text:p>
          </table:table-cell>
          <table:table-cell table:style-name="ce1" office:value-type="string" calcext:value-type="string">
            <text:p>ford_belman_list</text:p>
          </table:table-cell>
          <table:table-cell table:style-name="ce1" office:value-type="string" calcext:value-type="string">
            <text:p>360018.780000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0.500000</text:p>
          </table:table-cell>
          <table:table-cell table:style-name="ce1" office:value-type="string" calcext:value-type="string">
            <text:p>ford_belman_matrix</text:p>
          </table:table-cell>
          <table:table-cell table:style-name="ce1" office:value-type="string" calcext:value-type="string">
            <text:p>468994.750000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0.750000</text:p>
          </table:table-cell>
          <table:table-cell table:style-name="ce1" office:value-type="string" calcext:value-type="string">
            <text:p>dijkstry_list</text:p>
          </table:table-cell>
          <table:table-cell table:style-name="ce1" office:value-type="string" calcext:value-type="string">
            <text:p>228625.340000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0.750000</text:p>
          </table:table-cell>
          <table:table-cell table:style-name="ce1" office:value-type="string" calcext:value-type="string">
            <text:p>dijkstry_matrix</text:p>
          </table:table-cell>
          <table:table-cell table:style-name="ce1" office:value-type="string" calcext:value-type="string">
            <text:p>166132.110000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0.750000</text:p>
          </table:table-cell>
          <table:table-cell table:style-name="ce1" office:value-type="string" calcext:value-type="string">
            <text:p>ford_belman_list</text:p>
          </table:table-cell>
          <table:table-cell table:style-name="ce1" office:value-type="string" calcext:value-type="string">
            <text:p>542205.190000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0.750000</text:p>
          </table:table-cell>
          <table:table-cell table:style-name="ce1" office:value-type="string" calcext:value-type="string">
            <text:p>ford_belman_matrix</text:p>
          </table:table-cell>
          <table:table-cell table:style-name="ce1" office:value-type="string" calcext:value-type="string">
            <text:p>342431.260000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0.990000</text:p>
          </table:table-cell>
          <table:table-cell table:style-name="ce1" office:value-type="string" calcext:value-type="string">
            <text:p>dijkstry_list</text:p>
          </table:table-cell>
          <table:table-cell table:style-name="ce1" office:value-type="string" calcext:value-type="string">
            <text:p>283704.450000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0.990000</text:p>
          </table:table-cell>
          <table:table-cell table:style-name="ce1" office:value-type="string" calcext:value-type="string">
            <text:p>dijkstry_matrix</text:p>
          </table:table-cell>
          <table:table-cell table:style-name="ce1" office:value-type="string" calcext:value-type="string">
            <text:p>141071.190000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0.990000</text:p>
          </table:table-cell>
          <table:table-cell table:style-name="ce1" office:value-type="string" calcext:value-type="string">
            <text:p>ford_belman_list</text:p>
          </table:table-cell>
          <table:table-cell table:style-name="ce1" office:value-type="string" calcext:value-type="string">
            <text:p>712734.950000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0.990000</text:p>
          </table:table-cell>
          <table:table-cell table:style-name="ce1" office:value-type="string" calcext:value-type="string">
            <text:p>ford_belman_matrix</text:p>
          </table:table-cell>
          <table:table-cell table:style-name="ce1" office:value-type="string" calcext:value-type="string">
            <text:p>213804.850000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0.250000</text:p>
          </table:table-cell>
          <table:table-cell table:style-name="ce1" office:value-type="string" calcext:value-type="string">
            <text:p>dijkstry_list</text:p>
          </table:table-cell>
          <table:table-cell table:style-name="ce1" office:value-type="string" calcext:value-type="string">
            <text:p>175037.940000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0.250000</text:p>
          </table:table-cell>
          <table:table-cell table:style-name="ce1" office:value-type="string" calcext:value-type="string">
            <text:p>dijkstry_matrix</text:p>
          </table:table-cell>
          <table:table-cell table:style-name="ce1" office:value-type="string" calcext:value-type="string">
            <text:p>204905.340000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0.250000</text:p>
          </table:table-cell>
          <table:table-cell table:style-name="ce1" office:value-type="string" calcext:value-type="string">
            <text:p>ford_belman_list</text:p>
          </table:table-cell>
          <table:table-cell table:style-name="ce1" office:value-type="string" calcext:value-type="string">
            <text:p>319888.180000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0.250000</text:p>
          </table:table-cell>
          <table:table-cell table:style-name="ce1" office:value-type="string" calcext:value-type="string">
            <text:p>ford_belman_matrix</text:p>
          </table:table-cell>
          <table:table-cell table:style-name="ce1" office:value-type="string" calcext:value-type="string">
            <text:p>539877.480000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0.500000</text:p>
          </table:table-cell>
          <table:table-cell table:style-name="ce1" office:value-type="string" calcext:value-type="string">
            <text:p>dijkstry_list</text:p>
          </table:table-cell>
          <table:table-cell table:style-name="ce1" office:value-type="string" calcext:value-type="string">
            <text:p>260625.980000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0.500000</text:p>
          </table:table-cell>
          <table:table-cell table:style-name="ce1" office:value-type="string" calcext:value-type="string">
            <text:p>dijkstry_matrix</text:p>
          </table:table-cell>
          <table:table-cell table:style-name="ce1" office:value-type="string" calcext:value-type="string">
            <text:p>256042.530000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0.500000</text:p>
          </table:table-cell>
          <table:table-cell table:style-name="ce1" office:value-type="string" calcext:value-type="string">
            <text:p>ford_belman_list</text:p>
          </table:table-cell>
          <table:table-cell table:style-name="ce1" office:value-type="string" calcext:value-type="string">
            <text:p>638990.320000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0.500000</text:p>
          </table:table-cell>
          <table:table-cell table:style-name="ce1" office:value-type="string" calcext:value-type="string">
            <text:p>ford_belman_matrix</text:p>
          </table:table-cell>
          <table:table-cell table:style-name="ce1" office:value-type="string" calcext:value-type="string">
            <text:p>746815.910000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0.750000</text:p>
          </table:table-cell>
          <table:table-cell table:style-name="ce1" office:value-type="string" calcext:value-type="string">
            <text:p>dijkstry_list</text:p>
          </table:table-cell>
          <table:table-cell table:style-name="ce1" office:value-type="string" calcext:value-type="string">
            <text:p>346076.130000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0.750000</text:p>
          </table:table-cell>
          <table:table-cell table:style-name="ce1" office:value-type="string" calcext:value-type="string">
            <text:p>dijkstry_matrix</text:p>
          </table:table-cell>
          <table:table-cell table:style-name="ce1" office:value-type="string" calcext:value-type="string">
            <text:p>237054.580000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0.750000</text:p>
          </table:table-cell>
          <table:table-cell table:style-name="ce1" office:value-type="string" calcext:value-type="string">
            <text:p>ford_belman_list</text:p>
          </table:table-cell>
          <table:table-cell table:style-name="ce1" office:value-type="string" calcext:value-type="string">
            <text:p>879044.060000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0.750000</text:p>
          </table:table-cell>
          <table:table-cell table:style-name="ce1" office:value-type="string" calcext:value-type="string">
            <text:p>ford_belman_matrix</text:p>
          </table:table-cell>
          <table:table-cell table:style-name="ce1" office:value-type="string" calcext:value-type="string">
            <text:p>515933.060000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0.990000</text:p>
          </table:table-cell>
          <table:table-cell table:style-name="ce1" office:value-type="string" calcext:value-type="string">
            <text:p>dijkstry_list</text:p>
          </table:table-cell>
          <table:table-cell table:style-name="ce1" office:value-type="string" calcext:value-type="string">
            <text:p>428504.560000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0.990000</text:p>
          </table:table-cell>
          <table:table-cell table:style-name="ce1" office:value-type="string" calcext:value-type="string">
            <text:p>dijkstry_matrix</text:p>
          </table:table-cell>
          <table:table-cell table:style-name="ce1" office:value-type="string" calcext:value-type="string">
            <text:p>196991.530000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0.990000</text:p>
          </table:table-cell>
          <table:table-cell table:style-name="ce1" office:value-type="string" calcext:value-type="string">
            <text:p>ford_belman_list</text:p>
          </table:table-cell>
          <table:table-cell table:style-name="ce1" office:value-type="string" calcext:value-type="string">
            <text:p>1135403.730000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0.990000</text:p>
          </table:table-cell>
          <table:table-cell table:style-name="ce1" office:value-type="string" calcext:value-type="string">
            <text:p>ford_belman_matrix</text:p>
          </table:table-cell>
          <table:table-cell table:style-name="ce1" office:value-type="string" calcext:value-type="string">
            <text:p>322742.510000</text:p>
          </table:table-cell>
          <table:table-cell table:number-columns-repeated="1020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DaneZewnętrzne_2" table:base-cell-address="$Arkusz3.$A$1" table:cell-range-address="$Arkusz3.$A$1:.$D$81"/>
        </table:named-expressions>
      </table:table>
      <table:table table:name="path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7" table:default-cell-style-name="Default"/>
        <table:table-row table:style-name="ro1">
          <table:table-cell table:style-name="ce2" office:value-type="string" calcext:value-type="string">
            <text:p>Liczba wierzcholkow</text:p>
          </table:table-cell>
          <table:table-cell table:style-name="ce5" office:value-type="string" calcext:value-type="string">
            <text:p>Wypelnienie wierzcholkow</text:p>
          </table:table-cell>
          <table:table-cell table:style-name="ce5" office:value-type="string" calcext:value-type="string">
            <text:p>Typ algorytmu</text:p>
          </table:table-cell>
          <table:table-cell table:style-name="ce8" office:value-type="string" calcext:value-type="string">
            <text:p>Srednia</text:p>
          </table:table-cell>
          <table:table-cell/>
          <table:table-cell office:value-type="string" calcext:value-type="string">
            <text:p>copy</text:p>
          </table:table-cell>
          <table:table-cell table:number-columns-repeated="1018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0.250000</text:p>
          </table:table-cell>
          <table:table-cell table:style-name="ce6" office:value-type="string" calcext:value-type="string">
            <text:p>Dijkstry Lista</text:p>
          </table:table-cell>
          <table:table-cell table:formula="of:=[.E2]*1.76+164" office:value-type="float" office:value="51846.501376" calcext:value-type="float">
            <text:p>51846.501376</text:p>
          </table:table-cell>
          <table:table-cell table:formula="of:=[.F2]*1.76+164" office:value-type="float" office:value="29365.0576" calcext:value-type="float">
            <text:p>29365.0576</text:p>
          </table:table-cell>
          <table:table-cell table:style-name="ce9" office:value-type="float" office:value="16591.51" calcext:value-type="float">
            <text:p>16591.51</text:p>
          </table:table-cell>
          <table:table-cell office:value-type="string" calcext:value-type="string">
            <text:p>Dijkstra 25%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7" office:value-type="string" calcext:value-type="string">
            <text:p>0.250000</text:p>
          </table:table-cell>
          <table:table-cell table:style-name="ce7" office:value-type="string" calcext:value-type="string">
            <text:p>dijkstry_list</text:p>
          </table:table-cell>
          <table:table-cell table:formula="of:=[.E3]*1.76+164" office:value-type="float" office:value="133883.060992" calcext:value-type="float">
            <text:p>133883.060992</text:p>
          </table:table-cell>
          <table:table-cell table:formula="of:=[.F3]*1.76+164" office:value-type="float" office:value="75976.7392" calcext:value-type="float">
            <text:p>75976.7392</text:p>
          </table:table-cell>
          <table:table-cell table:style-name="ce10" office:value-type="float" office:value="43075.42" calcext:value-type="float">
            <text:p>43075.42</text:p>
          </table:table-cell>
          <table:table-cell table:number-columns-repeated="1018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0.250000</text:p>
          </table:table-cell>
          <table:table-cell table:style-name="ce6" office:value-type="string" calcext:value-type="string">
            <text:p>dijkstry_list</text:p>
          </table:table-cell>
          <table:table-cell table:formula="of:=[.E4]*1.76+164" office:value-type="float" office:value="239188.265216" calcext:value-type="float">
            <text:p>239188.265216</text:p>
          </table:table-cell>
          <table:table-cell table:formula="of:=[.F4]*1.76+164" office:value-type="float" office:value="135809.2416" calcext:value-type="float">
            <text:p>135809.2416</text:p>
          </table:table-cell>
          <table:table-cell table:style-name="ce9" office:value-type="float" office:value="77071.16" calcext:value-type="float">
            <text:p>77071.16</text:p>
          </table:table-cell>
          <table:table-cell table:number-columns-repeated="3"/>
          <table:table-cell>
            <draw:frame table:end-cell-address="path.V25" table:end-x="4.9pt" table:end-y="3.4pt" draw:z-index="0" draw:name="Wykres 1" draw:style-name="gr1" draw:text-style-name="P1" svg:width="683.97pt" svg:height="289.7pt" svg:x="37.93pt" svg:y="3.51pt">
              <draw:object draw:notify-on-update-of-ranges="path.A2:path.A6 path.C2:path.C2 path.D2:path.D6 path.A22:path.A26 path.C22:path.C22 path.D22:path.D26 path.A42:path.A46 path.C42:path.C42 path.D42:path.D46 path.A62:path.A66 path.C62:path.C62 path.D62:path.D6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style-name="ce4" office:value-type="float" office:value="180" calcext:value-type="float">
            <text:p>180</text:p>
          </table:table-cell>
          <table:table-cell table:style-name="ce7" office:value-type="string" calcext:value-type="string">
            <text:p>0.250000</text:p>
          </table:table-cell>
          <table:table-cell table:style-name="ce7" office:value-type="string" calcext:value-type="string">
            <text:p>dijkstry_list</text:p>
          </table:table-cell>
          <table:table-cell table:formula="of:=[.E5]*1.76+164" office:value-type="float" office:value="390830.994432" calcext:value-type="float">
            <text:p>390830.994432</text:p>
          </table:table-cell>
          <table:table-cell table:formula="of:=[.F5]*1.76+164" office:value-type="float" office:value="221969.8832" calcext:value-type="float">
            <text:p>221969.8832</text:p>
          </table:table-cell>
          <table:table-cell table:style-name="ce11" office:value-type="float" office:value="126026.07" calcext:value-type="float">
            <text:p>126026.07</text:p>
          </table:table-cell>
          <table:table-cell table:number-columns-repeated="15"/>
          <table:table-cell>
            <draw:frame table:end-cell-address="path.AH25" table:end-x="26.48pt" table:end-y="13.69pt" draw:z-index="4" draw:name="Wykres 1" draw:style-name="gr1" draw:text-style-name="P1" svg:width="683.97pt" svg:height="289.7pt" svg:x="59.53pt" svg:y="0pt">
              <draw:object draw:notify-on-update-of-ranges="path.G2:path.G2 path.D2:path.D6 path.A2:path.A6 path.G7:path.G7 path.D7:path.D11 path.A7:path.A11 path.G12:path.G12 path.D12:path.D16 path.A12:path.A16 path.G17:path.G17 path.D17:path.D21 path.A17:path.A21 path.G42:path.G42 path.D42:path.D46 path.A42:path.A46 path.G47:path.G47 path.D47:path.D51 path.A47:path.A51 path.G52:path.G52 path.D52:path.D56 path.A52:path.A56 path.G57:path.G57 path.D57:path.D61 path.A57:path.A61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002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0.250000</text:p>
          </table:table-cell>
          <table:table-cell table:style-name="ce6" office:value-type="string" calcext:value-type="string">
            <text:p>dijkstry_list</text:p>
          </table:table-cell>
          <table:table-cell table:formula="of:=[.E6]*1.76+164" office:value-type="float" office:value="542650.162944" calcext:value-type="float">
            <text:p>542650.162944</text:p>
          </table:table-cell>
          <table:table-cell table:formula="of:=[.F6]*1.76+164" office:value-type="float" office:value="308230.7744" calcext:value-type="float">
            <text:p>308230.7744</text:p>
          </table:table-cell>
          <table:table-cell table:style-name="ce12" office:value-type="float" office:value="175037.94" calcext:value-type="float">
            <text:p>175037.94</text:p>
          </table:table-cell>
          <table:table-cell table:number-columns-repeated="1018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0.500000</text:p>
          </table:table-cell>
          <table:table-cell table:style-name="ce6" office:value-type="string" calcext:value-type="string">
            <text:p>dijkstry_list</text:p>
          </table:table-cell>
          <table:table-cell table:formula="of:=[.E7]*1.76+164" office:value-type="float" office:value="62979.647488" calcext:value-type="float">
            <text:p>62979.647488</text:p>
          </table:table-cell>
          <table:table-cell table:formula="of:=[.F7]*1.76+164" office:value-type="float" office:value="35690.7088" calcext:value-type="float">
            <text:p>35690.7088</text:p>
          </table:table-cell>
          <table:table-cell table:style-name="ce12" office:value-type="float" office:value="20185.63" calcext:value-type="float">
            <text:p>20185.63</text:p>
          </table:table-cell>
          <table:table-cell office:value-type="string" calcext:value-type="string">
            <text:p>Dijkstra 50%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7" office:value-type="string" calcext:value-type="string">
            <text:p>0.500000</text:p>
          </table:table-cell>
          <table:table-cell table:style-name="ce7" office:value-type="string" calcext:value-type="string">
            <text:p>dijkstry_list</text:p>
          </table:table-cell>
          <table:table-cell table:formula="of:=[.E8]*1.76+164" office:value-type="float" office:value="167272.122368" calcext:value-type="float">
            <text:p>167272.122368</text:p>
          </table:table-cell>
          <table:table-cell table:formula="of:=[.F8]*1.76+164" office:value-type="float" office:value="94947.7968" calcext:value-type="float">
            <text:p>94947.7968</text:p>
          </table:table-cell>
          <table:table-cell table:style-name="ce11" office:value-type="float" office:value="53854.43" calcext:value-type="float">
            <text:p>53854.43</text:p>
          </table:table-cell>
          <table:table-cell table:number-columns-repeated="1018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0.500000</text:p>
          </table:table-cell>
          <table:table-cell table:style-name="ce6" office:value-type="string" calcext:value-type="string">
            <text:p>dijkstry_list</text:p>
          </table:table-cell>
          <table:table-cell table:formula="of:=[.E9]*1.76+164" office:value-type="float" office:value="325649.963264" calcext:value-type="float">
            <text:p>325649.963264</text:p>
          </table:table-cell>
          <table:table-cell table:formula="of:=[.F9]*1.76+164" office:value-type="float" office:value="184935.2064" calcext:value-type="float">
            <text:p>184935.2064</text:p>
          </table:table-cell>
          <table:table-cell table:style-name="ce12" office:value-type="float" office:value="104983.64" calcext:value-type="float">
            <text:p>104983.64</text:p>
          </table:table-cell>
          <table:table-cell table:number-columns-repeated="1018"/>
        </table:table-row>
        <table:table-row table:style-name="ro1">
          <table:table-cell table:style-name="ce4" office:value-type="float" office:value="180" calcext:value-type="float">
            <text:p>180</text:p>
          </table:table-cell>
          <table:table-cell table:style-name="ce7" office:value-type="string" calcext:value-type="string">
            <text:p>0.500000</text:p>
          </table:table-cell>
          <table:table-cell table:style-name="ce7" office:value-type="string" calcext:value-type="string">
            <text:p>dijkstry_list</text:p>
          </table:table-cell>
          <table:table-cell table:formula="of:=[.E10]*1.76+164" office:value-type="float" office:value="540497.238016" calcext:value-type="float">
            <text:p>540497.238016</text:p>
          </table:table-cell>
          <table:table-cell table:formula="of:=[.F10]*1.76+164" office:value-type="float" office:value="307007.5216" calcext:value-type="float">
            <text:p>307007.5216</text:p>
          </table:table-cell>
          <table:table-cell table:style-name="ce11" office:value-type="float" office:value="174342.91" calcext:value-type="float">
            <text:p>174342.91</text:p>
          </table:table-cell>
          <table:table-cell table:number-columns-repeated="1018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0.500000</text:p>
          </table:table-cell>
          <table:table-cell table:style-name="ce6" office:value-type="string" calcext:value-type="string">
            <text:p>dijkstry_list</text:p>
          </table:table-cell>
          <table:table-cell table:formula="of:=[.E11]*1.76+164" office:value-type="float" office:value="807767.675648" calcext:value-type="float">
            <text:p>807767.675648</text:p>
          </table:table-cell>
          <table:table-cell table:formula="of:=[.F11]*1.76+164" office:value-type="float" office:value="458865.7248" calcext:value-type="float">
            <text:p>458865.7248</text:p>
          </table:table-cell>
          <table:table-cell table:style-name="ce12" office:value-type="float" office:value="260625.98" calcext:value-type="float">
            <text:p>260625.98</text:p>
          </table:table-cell>
          <table:table-cell table:number-columns-repeated="1018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0.750000</text:p>
          </table:table-cell>
          <table:table-cell table:style-name="ce6" office:value-type="string" calcext:value-type="string">
            <text:p>dijkstry_list</text:p>
          </table:table-cell>
          <table:table-cell table:formula="of:=[.E12]*1.76+164" office:value-type="float" office:value="72374.482432" calcext:value-type="float">
            <text:p>72374.482432</text:p>
          </table:table-cell>
          <table:table-cell table:formula="of:=[.F12]*1.76+164" office:value-type="float" office:value="41028.6832" calcext:value-type="float">
            <text:p>41028.6832</text:p>
          </table:table-cell>
          <table:table-cell table:style-name="ce12" office:value-type="float" office:value="23218.57" calcext:value-type="float">
            <text:p>23218.57</text:p>
          </table:table-cell>
          <table:table-cell office:value-type="string" calcext:value-type="string">
            <text:p>Dijkstra 75%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7" office:value-type="string" calcext:value-type="string">
            <text:p>0.750000</text:p>
          </table:table-cell>
          <table:table-cell table:style-name="ce7" office:value-type="string" calcext:value-type="string">
            <text:p>dijkstry_list</text:p>
          </table:table-cell>
          <table:table-cell table:formula="of:=[.E13]*1.76+164" office:value-type="float" office:value="199397.08416" calcext:value-type="float">
            <text:p>199397.08416</text:p>
          </table:table-cell>
          <table:table-cell table:formula="of:=[.F13]*1.76+164" office:value-type="float" office:value="113200.616" calcext:value-type="float">
            <text:p>113200.616</text:p>
          </table:table-cell>
          <table:table-cell table:style-name="ce11" office:value-type="float" office:value="64225.35" calcext:value-type="float">
            <text:p>64225.35</text:p>
          </table:table-cell>
          <table:table-cell table:number-columns-repeated="1018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0.750000</text:p>
          </table:table-cell>
          <table:table-cell table:style-name="ce6" office:value-type="string" calcext:value-type="string">
            <text:p>dijkstry_list</text:p>
          </table:table-cell>
          <table:table-cell table:formula="of:=[.E14]*1.76+164" office:value-type="float" office:value="415109.30176" calcext:value-type="float">
            <text:p>415109.30176</text:p>
          </table:table-cell>
          <table:table-cell table:formula="of:=[.F14]*1.76+164" office:value-type="float" office:value="235764.376" calcext:value-type="float">
            <text:p>235764.376</text:p>
          </table:table-cell>
          <table:table-cell table:style-name="ce12" office:value-type="float" office:value="133863.85" calcext:value-type="float">
            <text:p>133863.85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4" office:value-type="float" office:value="180" calcext:value-type="float">
            <text:p>180</text:p>
          </table:table-cell>
          <table:table-cell table:style-name="ce7" office:value-type="string" calcext:value-type="string">
            <text:p>0.750000</text:p>
          </table:table-cell>
          <table:table-cell table:style-name="ce7" office:value-type="string" calcext:value-type="string">
            <text:p>dijkstry_list</text:p>
          </table:table-cell>
          <table:table-cell table:formula="of:=[.E15]*1.76+164" office:value-type="float" office:value="708642.493184" calcext:value-type="float">
            <text:p>708642.493184</text:p>
          </table:table-cell>
          <table:table-cell table:formula="of:=[.F15]*1.76+164" office:value-type="float" office:value="402544.5984" calcext:value-type="float">
            <text:p>402544.5984</text:p>
          </table:table-cell>
          <table:table-cell table:style-name="ce11" office:value-type="float" office:value="228625.34" calcext:value-type="float">
            <text:p>228625.34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0.750000</text:p>
          </table:table-cell>
          <table:table-cell table:style-name="ce6" office:value-type="string" calcext:value-type="string">
            <text:p>dijkstry_list</text:p>
          </table:table-cell>
          <table:table-cell table:formula="of:=[.E16]*1.76+164" office:value-type="float" office:value="1072458.060288" calcext:value-type="float">
            <text:p>1072458.060288</text:p>
          </table:table-cell>
          <table:table-cell table:formula="of:=[.F16]*1.76+164" office:value-type="float" office:value="609257.9888" calcext:value-type="float">
            <text:p>609257.9888</text:p>
          </table:table-cell>
          <table:table-cell table:style-name="ce12" office:value-type="float" office:value="346076.13" calcext:value-type="float">
            <text:p>346076.1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0.990000</text:p>
          </table:table-cell>
          <table:table-cell table:style-name="ce6" office:value-type="string" calcext:value-type="string">
            <text:p>dijkstry_list</text:p>
          </table:table-cell>
          <table:table-cell table:formula="of:=[.E17]*1.76+164" office:value-type="float" office:value="79184.834816" calcext:value-type="float">
            <text:p>79184.834816</text:p>
          </table:table-cell>
          <table:table-cell table:formula="of:=[.F17]*1.76+164" office:value-type="float" office:value="44898.2016" calcext:value-type="float">
            <text:p>44898.2016</text:p>
          </table:table-cell>
          <table:table-cell table:style-name="ce12" office:value-type="float" office:value="25417.16" calcext:value-type="float">
            <text:p>25417.16</text:p>
          </table:table-cell>
          <table:table-cell office:value-type="string" calcext:value-type="string">
            <text:p>Dijkstra 99%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7" office:value-type="string" calcext:value-type="string">
            <text:p>0.990000</text:p>
          </table:table-cell>
          <table:table-cell table:style-name="ce7" office:value-type="string" calcext:value-type="string">
            <text:p>dijkstry_list</text:p>
          </table:table-cell>
          <table:table-cell table:formula="of:=[.E18]*1.76+164" office:value-type="float" office:value="231584.86528" calcext:value-type="float">
            <text:p>231584.86528</text:p>
          </table:table-cell>
          <table:table-cell table:formula="of:=[.F18]*1.76+164" office:value-type="float" office:value="131489.128" calcext:value-type="float">
            <text:p>131489.128</text:p>
          </table:table-cell>
          <table:table-cell table:style-name="ce11" office:value-type="float" office:value="74616.55" calcext:value-type="float">
            <text:p>74616.55</text:p>
          </table:table-cell>
          <table:table-cell table:number-columns-repeated="1018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0.990000</text:p>
          </table:table-cell>
          <table:table-cell table:style-name="ce6" office:value-type="string" calcext:value-type="string">
            <text:p>dijkstry_list</text:p>
          </table:table-cell>
          <table:table-cell table:formula="of:=[.E19]*1.76+164" office:value-type="float" office:value="512778.02368" calcext:value-type="float">
            <text:p>512778.02368</text:p>
          </table:table-cell>
          <table:table-cell table:formula="of:=[.F19]*1.76+164" office:value-type="float" office:value="291257.968" calcext:value-type="float">
            <text:p>291257.968</text:p>
          </table:table-cell>
          <table:table-cell table:style-name="ce12" office:value-type="float" office:value="165394.3" calcext:value-type="float">
            <text:p>165394.30</text:p>
          </table:table-cell>
          <table:table-cell table:number-columns-repeated="1018"/>
        </table:table-row>
        <table:table-row table:style-name="ro1">
          <table:table-cell table:style-name="ce4" office:value-type="float" office:value="180" calcext:value-type="float">
            <text:p>180</text:p>
          </table:table-cell>
          <table:table-cell table:style-name="ce7" office:value-type="string" calcext:value-type="string">
            <text:p>0.990000</text:p>
          </table:table-cell>
          <table:table-cell table:style-name="ce7" office:value-type="string" calcext:value-type="string">
            <text:p>dijkstry_list</text:p>
          </table:table-cell>
          <table:table-cell table:formula="of:=[.E20]*1.76+164" office:value-type="float" office:value="879255.54432" calcext:value-type="float">
            <text:p>879255.54432</text:p>
          </table:table-cell>
          <table:table-cell table:formula="of:=[.F20]*1.76+164" office:value-type="float" office:value="499483.832" calcext:value-type="float">
            <text:p>499483.832</text:p>
          </table:table-cell>
          <table:table-cell table:style-name="ce11" office:value-type="float" office:value="283704.45" calcext:value-type="float">
            <text:p>283704.45</text:p>
          </table:table-cell>
          <table:table-cell table:number-columns-repeated="1018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0.990000</text:p>
          </table:table-cell>
          <table:table-cell table:style-name="ce6" office:value-type="string" calcext:value-type="string">
            <text:p>dijkstry_list</text:p>
          </table:table-cell>
          <table:table-cell table:formula="of:=[.E21]*1.76+164" office:value-type="float" office:value="1327788.365056" calcext:value-type="float">
            <text:p>1327788.365056</text:p>
          </table:table-cell>
          <table:table-cell table:formula="of:=[.F21]*1.76+164" office:value-type="float" office:value="754332.0256" calcext:value-type="float">
            <text:p>754332.0256</text:p>
          </table:table-cell>
          <table:table-cell table:style-name="ce12" office:value-type="float" office:value="428504.56" calcext:value-type="float">
            <text:p>428504.56</text:p>
          </table:table-cell>
          <table:table-cell table:number-columns-repeated="1018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0.250000</text:p>
          </table:table-cell>
          <table:table-cell table:style-name="ce6" office:value-type="string" calcext:value-type="string">
            <text:p>Dijkstry Macierz</text:p>
          </table:table-cell>
          <table:table-cell table:formula="of:=[.E22]*1.76+164" office:value-type="float" office:value="62164.26624" calcext:value-type="float">
            <text:p>62164.26624</text:p>
          </table:table-cell>
          <table:table-cell table:formula="of:=[.F22]*1.76+164" office:value-type="float" office:value="35227.424" calcext:value-type="float">
            <text:p>35227.424</text:p>
          </table:table-cell>
          <table:table-cell table:style-name="ce12" office:value-type="float" office:value="19922.4" calcext:value-type="float">
            <text:p>19922.40</text:p>
          </table:table-cell>
          <table:table-cell office:value-type="string" calcext:value-type="string">
            <text:p>Dijkstra 25%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7" office:value-type="string" calcext:value-type="string">
            <text:p>0.250000</text:p>
          </table:table-cell>
          <table:table-cell table:style-name="ce7" office:value-type="string" calcext:value-type="string">
            <text:p>dijkstry_matrix</text:p>
          </table:table-cell>
          <table:table-cell table:formula="of:=[.E23]*1.76+164" office:value-type="float" office:value="152805.741824" calcext:value-type="float">
            <text:p>152805.741824</text:p>
          </table:table-cell>
          <table:table-cell table:formula="of:=[.F23]*1.76+164" office:value-type="float" office:value="86728.2624" calcext:value-type="float">
            <text:p>86728.2624</text:p>
          </table:table-cell>
          <table:table-cell table:style-name="ce11" office:value-type="float" office:value="49184.24" calcext:value-type="float">
            <text:p>49184.24</text:p>
          </table:table-cell>
          <table:table-cell table:number-columns-repeated="1018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0.250000</text:p>
          </table:table-cell>
          <table:table-cell table:style-name="ce6" office:value-type="string" calcext:value-type="string">
            <text:p>dijkstry_matrix</text:p>
          </table:table-cell>
          <table:table-cell table:formula="of:=[.E24]*1.76+164" office:value-type="float" office:value="282296.387328" calcext:value-type="float">
            <text:p>282296.387328</text:p>
          </table:table-cell>
          <table:table-cell table:formula="of:=[.F24]*1.76+164" office:value-type="float" office:value="160302.4928" calcext:value-type="float">
            <text:p>160302.4928</text:p>
          </table:table-cell>
          <table:table-cell table:style-name="ce12" office:value-type="float" office:value="90987.78" calcext:value-type="float">
            <text:p>90987.78</text:p>
          </table:table-cell>
          <table:table-cell table:number-columns-repeated="1018"/>
        </table:table-row>
        <table:table-row table:style-name="ro1">
          <table:table-cell table:style-name="ce4" office:value-type="float" office:value="180" calcext:value-type="float">
            <text:p>180</text:p>
          </table:table-cell>
          <table:table-cell table:style-name="ce7" office:value-type="string" calcext:value-type="string">
            <text:p>0.250000</text:p>
          </table:table-cell>
          <table:table-cell table:style-name="ce7" office:value-type="string" calcext:value-type="string">
            <text:p>dijkstry_matrix</text:p>
          </table:table-cell>
          <table:table-cell table:formula="of:=[.E25]*1.76+164" office:value-type="float" office:value="444543.00672" calcext:value-type="float">
            <text:p>444543.00672</text:p>
          </table:table-cell>
          <table:table-cell table:formula="of:=[.F25]*1.76+164" office:value-type="float" office:value="252488.072" calcext:value-type="float">
            <text:p>252488.072</text:p>
          </table:table-cell>
          <table:table-cell table:style-name="ce11" office:value-type="float" office:value="143365.95" calcext:value-type="float">
            <text:p>143365.95</text:p>
          </table:table-cell>
          <table:table-cell table:number-columns-repeated="1018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0.250000</text:p>
          </table:table-cell>
          <table:table-cell table:style-name="ce6" office:value-type="string" calcext:value-type="string">
            <text:p>dijkstry_matrix</text:p>
          </table:table-cell>
          <table:table-cell table:formula="of:=[.E26]*1.76+164" office:value-type="float" office:value="635167.421184" calcext:value-type="float">
            <text:p>635167.421184</text:p>
          </table:table-cell>
          <table:table-cell table:formula="of:=[.F26]*1.76+164" office:value-type="float" office:value="360797.3984" calcext:value-type="float">
            <text:p>360797.3984</text:p>
          </table:table-cell>
          <table:table-cell table:style-name="ce12" office:value-type="float" office:value="204905.34" calcext:value-type="float">
            <text:p>204905.34</text:p>
          </table:table-cell>
          <table:table-cell table:number-columns-repeated="1018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0.500000</text:p>
          </table:table-cell>
          <table:table-cell table:style-name="ce6" office:value-type="string" calcext:value-type="string">
            <text:p>dijkstry_matrix</text:p>
          </table:table-cell>
          <table:table-cell table:formula="of:=[.E27]*1.76+164" office:value-type="float" office:value="66605.821952" calcext:value-type="float">
            <text:p>66605.821952</text:p>
          </table:table-cell>
          <table:table-cell table:formula="of:=[.F27]*1.76+164" office:value-type="float" office:value="37751.0352" calcext:value-type="float">
            <text:p>37751.0352</text:p>
          </table:table-cell>
          <table:table-cell table:style-name="ce12" office:value-type="float" office:value="21356.27" calcext:value-type="float">
            <text:p>21356.27</text:p>
          </table:table-cell>
          <table:table-cell office:value-type="string" calcext:value-type="string">
            <text:p>Dijkstra 50%</text:p>
          </table:table-cell>
          <table:table-cell table:number-columns-repeated="2"/>
          <table:table-cell>
            <draw:frame table:end-cell-address="path.U48" table:end-x="52.16pt" table:end-y="9.78pt" draw:z-index="1" draw:name="Wykres 7" draw:style-name="gr1" draw:text-style-name="P1" svg:width="672.21pt" svg:height="289.84pt" svg:x="37.22pt" svg:y="9.75pt">
              <draw:object draw:notify-on-update-of-ranges="path.A2:path.A6 path.C2:path.C2 path.D7:path.D11 path.A22:path.A26 path.C22:path.C22 path.D27:path.D31 path.A42:path.A46 path.C42:path.C42 path.D47:path.D51 path.A62:path.A66 path.C62:path.C62 path.D67:path.D7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7" office:value-type="string" calcext:value-type="string">
            <text:p>0.500000</text:p>
          </table:table-cell>
          <table:table-cell table:style-name="ce7" office:value-type="string" calcext:value-type="string">
            <text:p>dijkstry_matrix</text:p>
          </table:table-cell>
          <table:table-cell table:formula="of:=[.E28]*1.76+164" office:value-type="float" office:value="184409.253632" calcext:value-type="float">
            <text:p>184409.253632</text:p>
          </table:table-cell>
          <table:table-cell table:formula="of:=[.F28]*1.76+164" office:value-type="float" office:value="104684.8032" calcext:value-type="float">
            <text:p>104684.8032</text:p>
          </table:table-cell>
          <table:table-cell table:style-name="ce11" office:value-type="float" office:value="59386.82" calcext:value-type="float">
            <text:p>59386.82</text:p>
          </table:table-cell>
          <table:table-cell table:number-columns-repeated="1018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0.500000</text:p>
          </table:table-cell>
          <table:table-cell table:style-name="ce6" office:value-type="string" calcext:value-type="string">
            <text:p>dijkstry_matrix</text:p>
          </table:table-cell>
          <table:table-cell table:formula="of:=[.E29]*1.76+164" office:value-type="float" office:value="348080.583168" calcext:value-type="float">
            <text:p>348080.583168</text:p>
          </table:table-cell>
          <table:table-cell table:formula="of:=[.F29]*1.76+164" office:value-type="float" office:value="197679.8768" calcext:value-type="float">
            <text:p>197679.8768</text:p>
          </table:table-cell>
          <table:table-cell table:style-name="ce12" office:value-type="float" office:value="112224.93" calcext:value-type="float">
            <text:p>112224.93</text:p>
          </table:table-cell>
          <table:table-cell table:number-columns-repeated="16"/>
          <table:table-cell>
            <draw:frame table:end-cell-address="path.AH49" table:end-x="41.07pt" table:end-y="13.66pt" draw:z-index="5" draw:name="Wykres 1" draw:style-name="gr1" draw:text-style-name="P1" svg:width="683.97pt" svg:height="289.7pt" svg:x="14.37pt" svg:y="-0.03pt">
              <draw:object draw:notify-on-update-of-ranges="path.A22:path.A26 path.G2:path.G2 path.D22:path.D26 path.A27:path.A31 path.G7:path.G7 path.D27:path.D31 path.A32:path.A36 path.G12:path.G12 path.D32:path.D36 path.A37:path.A41 path.G17:path.G17 path.D37:path.D41 path.A62:path.A66 path.G42:path.G42 path.D62:path.D66 path.A67:path.A71 path.G47:path.G47 path.D67:path.D71 path.A72:path.A76 path.G52:path.G52 path.D72:path.D76 path.A77:path.A81 path.G57:path.G57 path.D77:path.D81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001"/>
        </table:table-row>
        <table:table-row table:style-name="ro1">
          <table:table-cell table:style-name="ce4" office:value-type="float" office:value="180" calcext:value-type="float">
            <text:p>180</text:p>
          </table:table-cell>
          <table:table-cell table:style-name="ce7" office:value-type="string" calcext:value-type="string">
            <text:p>0.500000</text:p>
          </table:table-cell>
          <table:table-cell table:style-name="ce7" office:value-type="string" calcext:value-type="string">
            <text:p>dijkstry_matrix</text:p>
          </table:table-cell>
          <table:table-cell table:formula="of:=[.E30]*1.76+164" office:value-type="float" office:value="559239.111936" calcext:value-type="float">
            <text:p>559239.111936</text:p>
          </table:table-cell>
          <table:table-cell table:formula="of:=[.F30]*1.76+164" office:value-type="float" office:value="317656.3136" calcext:value-type="float">
            <text:p>317656.3136</text:p>
          </table:table-cell>
          <table:table-cell table:style-name="ce11" office:value-type="float" office:value="180393.36" calcext:value-type="float">
            <text:p>180393.36</text:p>
          </table:table-cell>
          <table:table-cell table:number-columns-repeated="1018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0.500000</text:p>
          </table:table-cell>
          <table:table-cell table:style-name="ce6" office:value-type="string" calcext:value-type="string">
            <text:p>dijkstry_matrix</text:p>
          </table:table-cell>
          <table:table-cell table:formula="of:=[.E31]*1.76+164" office:value-type="float" office:value="793569.980928" calcext:value-type="float">
            <text:p>793569.980928</text:p>
          </table:table-cell>
          <table:table-cell table:formula="of:=[.F31]*1.76+164" office:value-type="float" office:value="450798.8528" calcext:value-type="float">
            <text:p>450798.8528</text:p>
          </table:table-cell>
          <table:table-cell table:style-name="ce12" office:value-type="float" office:value="256042.53" calcext:value-type="float">
            <text:p>256042.53</text:p>
          </table:table-cell>
          <table:table-cell table:number-columns-repeated="1018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0.750000</text:p>
          </table:table-cell>
          <table:table-cell table:style-name="ce6" office:value-type="string" calcext:value-type="string">
            <text:p>dijkstry_matrix</text:p>
          </table:table-cell>
          <table:table-cell table:formula="of:=[.E32]*1.76+164" office:value-type="float" office:value="66303.527168" calcext:value-type="float">
            <text:p>66303.527168</text:p>
          </table:table-cell>
          <table:table-cell table:formula="of:=[.F32]*1.76+164" office:value-type="float" office:value="37579.2768" calcext:value-type="float">
            <text:p>37579.2768</text:p>
          </table:table-cell>
          <table:table-cell table:style-name="ce12" office:value-type="float" office:value="21258.68" calcext:value-type="float">
            <text:p>21258.68</text:p>
          </table:table-cell>
          <table:table-cell office:value-type="string" calcext:value-type="string">
            <text:p>Dijkstra 75%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7" office:value-type="string" calcext:value-type="string">
            <text:p>0.750000</text:p>
          </table:table-cell>
          <table:table-cell table:style-name="ce7" office:value-type="string" calcext:value-type="string">
            <text:p>dijkstry_matrix</text:p>
          </table:table-cell>
          <table:table-cell table:formula="of:=[.E33]*1.76+164" office:value-type="float" office:value="176550.394624" calcext:value-type="float">
            <text:p>176550.394624</text:p>
          </table:table-cell>
          <table:table-cell table:formula="of:=[.F33]*1.76+164" office:value-type="float" office:value="100219.5424" calcext:value-type="float">
            <text:p>100219.5424</text:p>
          </table:table-cell>
          <table:table-cell table:style-name="ce11" office:value-type="float" office:value="56849.74" calcext:value-type="float">
            <text:p>56849.74</text:p>
          </table:table-cell>
          <table:table-cell table:number-columns-repeated="1018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0.750000</text:p>
          </table:table-cell>
          <table:table-cell table:style-name="ce6" office:value-type="string" calcext:value-type="string">
            <text:p>dijkstry_matrix</text:p>
          </table:table-cell>
          <table:table-cell table:formula="of:=[.E34]*1.76+164" office:value-type="float" office:value="323811.56864" calcext:value-type="float">
            <text:p>323811.56864</text:p>
          </table:table-cell>
          <table:table-cell table:formula="of:=[.F34]*1.76+164" office:value-type="float" office:value="183890.664" calcext:value-type="float">
            <text:p>183890.664</text:p>
          </table:table-cell>
          <table:table-cell table:style-name="ce12" office:value-type="float" office:value="104390.15" calcext:value-type="float">
            <text:p>104390.15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4" office:value-type="float" office:value="180" calcext:value-type="float">
            <text:p>180</text:p>
          </table:table-cell>
          <table:table-cell table:style-name="ce7" office:value-type="string" calcext:value-type="string">
            <text:p>0.750000</text:p>
          </table:table-cell>
          <table:table-cell table:style-name="ce7" office:value-type="string" calcext:value-type="string">
            <text:p>dijkstry_matrix</text:p>
          </table:table-cell>
          <table:table-cell table:formula="of:=[.E35]*1.76+164" office:value-type="float" office:value="515063.463936" calcext:value-type="float">
            <text:p>515063.463936</text:p>
          </table:table-cell>
          <table:table-cell table:formula="of:=[.F35]*1.76+164" office:value-type="float" office:value="292556.5136" calcext:value-type="float">
            <text:p>292556.5136</text:p>
          </table:table-cell>
          <table:table-cell table:style-name="ce11" office:value-type="float" office:value="166132.11" calcext:value-type="float">
            <text:p>166132.11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0.750000</text:p>
          </table:table-cell>
          <table:table-cell table:style-name="ce6" office:value-type="string" calcext:value-type="string">
            <text:p>dijkstry_matrix</text:p>
          </table:table-cell>
          <table:table-cell table:formula="of:=[.E36]*1.76+164" office:value-type="float" office:value="734752.907008" calcext:value-type="float">
            <text:p>734752.907008</text:p>
          </table:table-cell>
          <table:table-cell table:formula="of:=[.F36]*1.76+164" office:value-type="float" office:value="417380.0608" calcext:value-type="float">
            <text:p>417380.0608</text:p>
          </table:table-cell>
          <table:table-cell table:style-name="ce12" office:value-type="float" office:value="237054.58" calcext:value-type="float">
            <text:p>237054.58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0.990000</text:p>
          </table:table-cell>
          <table:table-cell table:style-name="ce6" office:value-type="string" calcext:value-type="string">
            <text:p>dijkstry_matrix</text:p>
          </table:table-cell>
          <table:table-cell table:formula="of:=[.E37]*1.76+164" office:value-type="float" office:value="62983.302656" calcext:value-type="float">
            <text:p>62983.302656</text:p>
          </table:table-cell>
          <table:table-cell table:formula="of:=[.F37]*1.76+164" office:value-type="float" office:value="35692.7856" calcext:value-type="float">
            <text:p>35692.7856</text:p>
          </table:table-cell>
          <table:table-cell table:style-name="ce12" office:value-type="float" office:value="20186.81" calcext:value-type="float">
            <text:p>20186.81</text:p>
          </table:table-cell>
          <table:table-cell office:value-type="string" calcext:value-type="string">
            <text:p>Dijkstra 99%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7" office:value-type="string" calcext:value-type="string">
            <text:p>0.990000</text:p>
          </table:table-cell>
          <table:table-cell table:style-name="ce7" office:value-type="string" calcext:value-type="string">
            <text:p>dijkstry_matrix</text:p>
          </table:table-cell>
          <table:table-cell table:formula="of:=[.E38]*1.76+164" office:value-type="float" office:value="158475.805696" calcext:value-type="float">
            <text:p>158475.805696</text:p>
          </table:table-cell>
          <table:table-cell table:formula="of:=[.F38]*1.76+164" office:value-type="float" office:value="89949.8896" calcext:value-type="float">
            <text:p>89949.8896</text:p>
          </table:table-cell>
          <table:table-cell table:style-name="ce11" office:value-type="float" office:value="51014.71" calcext:value-type="float">
            <text:p>51014.71</text:p>
          </table:table-cell>
          <table:table-cell table:number-columns-repeated="1018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0.990000</text:p>
          </table:table-cell>
          <table:table-cell table:style-name="ce6" office:value-type="string" calcext:value-type="string">
            <text:p>dijkstry_matrix</text:p>
          </table:table-cell>
          <table:table-cell table:formula="of:=[.E39]*1.76+164" office:value-type="float" office:value="281026.526208" calcext:value-type="float">
            <text:p>281026.526208</text:p>
          </table:table-cell>
          <table:table-cell table:formula="of:=[.F39]*1.76+164" office:value-type="float" office:value="159580.9808" calcext:value-type="float">
            <text:p>159580.9808</text:p>
          </table:table-cell>
          <table:table-cell table:style-name="ce12" office:value-type="float" office:value="90577.83" calcext:value-type="float">
            <text:p>90577.83</text:p>
          </table:table-cell>
          <table:table-cell table:number-columns-repeated="1018"/>
        </table:table-row>
        <table:table-row table:style-name="ro1">
          <table:table-cell table:style-name="ce4" office:value-type="float" office:value="180" calcext:value-type="float">
            <text:p>180</text:p>
          </table:table-cell>
          <table:table-cell table:style-name="ce7" office:value-type="string" calcext:value-type="string">
            <text:p>0.990000</text:p>
          </table:table-cell>
          <table:table-cell table:style-name="ce7" office:value-type="string" calcext:value-type="string">
            <text:p>dijkstry_matrix</text:p>
          </table:table-cell>
          <table:table-cell table:formula="of:=[.E40]*1.76+164" office:value-type="float" office:value="437434.758144" calcext:value-type="float">
            <text:p>437434.758144</text:p>
          </table:table-cell>
          <table:table-cell table:formula="of:=[.F40]*1.76+164" office:value-type="float" office:value="248449.2944" calcext:value-type="float">
            <text:p>248449.2944</text:p>
          </table:table-cell>
          <table:table-cell table:style-name="ce11" office:value-type="float" office:value="141071.19" calcext:value-type="float">
            <text:p>141071.19</text:p>
          </table:table-cell>
          <table:table-cell table:number-columns-repeated="1018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0.990000</text:p>
          </table:table-cell>
          <table:table-cell table:style-name="ce6" office:value-type="string" calcext:value-type="string">
            <text:p>dijkstry_matrix</text:p>
          </table:table-cell>
          <table:table-cell table:formula="of:=[.E41]*1.76+164" office:value-type="float" office:value="610653.603328" calcext:value-type="float">
            <text:p>610653.603328</text:p>
          </table:table-cell>
          <table:table-cell table:formula="of:=[.F41]*1.76+164" office:value-type="float" office:value="346869.0928" calcext:value-type="float">
            <text:p>346869.0928</text:p>
          </table:table-cell>
          <table:table-cell table:style-name="ce12" office:value-type="float" office:value="196991.53" calcext:value-type="float">
            <text:p>196991.53</text:p>
          </table:table-cell>
          <table:table-cell table:number-columns-repeated="1018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0.250000</text:p>
          </table:table-cell>
          <table:table-cell table:style-name="ce6" office:value-type="string" calcext:value-type="string">
            <text:p>Bellman Ford Lista</text:p>
          </table:table-cell>
          <table:table-cell table:formula="of:=[.E42]*1.76+164" office:value-type="float" office:value="26926.030592" calcext:value-type="float">
            <text:p>26926.030592</text:p>
          </table:table-cell>
          <table:table-cell table:formula="of:=[.F42]*1.76+164" office:value-type="float" office:value="15205.6992" calcext:value-type="float">
            <text:p>15205.6992</text:p>
          </table:table-cell>
          <table:table-cell table:style-name="ce12" office:value-type="float" office:value="8546.42" calcext:value-type="float">
            <text:p>8546.42</text:p>
          </table:table-cell>
          <table:table-cell office:value-type="string" calcext:value-type="string">
            <text:p>Bellman-Ford 25%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7" office:value-type="string" calcext:value-type="string">
            <text:p>0.250000</text:p>
          </table:table-cell>
          <table:table-cell table:style-name="ce7" office:value-type="string" calcext:value-type="string">
            <text:p>ford_belman_list</text:p>
          </table:table-cell>
          <table:table-cell table:formula="of:=[.E43]*1.76+164" office:value-type="float" office:value="98673.35424" calcext:value-type="float">
            <text:p>98673.35424</text:p>
          </table:table-cell>
          <table:table-cell table:formula="of:=[.F43]*1.76+164" office:value-type="float" office:value="55971.224" calcext:value-type="float">
            <text:p>55971.224</text:p>
          </table:table-cell>
          <table:table-cell table:style-name="ce11" office:value-type="float" office:value="31708.65" calcext:value-type="float">
            <text:p>31708.65</text:p>
          </table:table-cell>
          <table:table-cell table:number-columns-repeated="1018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0.250000</text:p>
          </table:table-cell>
          <table:table-cell table:style-name="ce6" office:value-type="string" calcext:value-type="string">
            <text:p>ford_belman_list</text:p>
          </table:table-cell>
          <table:table-cell table:formula="of:=[.E44]*1.76+164" office:value-type="float" office:value="238043.887872" calcext:value-type="float">
            <text:p>238043.887872</text:p>
          </table:table-cell>
          <table:table-cell table:formula="of:=[.F44]*1.76+164" office:value-type="float" office:value="135159.0272" calcext:value-type="float">
            <text:p>135159.0272</text:p>
          </table:table-cell>
          <table:table-cell table:style-name="ce12" office:value-type="float" office:value="76701.72" calcext:value-type="float">
            <text:p>76701.72</text:p>
          </table:table-cell>
          <table:table-cell table:number-columns-repeated="1018"/>
        </table:table-row>
        <table:table-row table:style-name="ro1">
          <table:table-cell table:style-name="ce4" office:value-type="float" office:value="180" calcext:value-type="float">
            <text:p>180</text:p>
          </table:table-cell>
          <table:table-cell table:style-name="ce7" office:value-type="string" calcext:value-type="string">
            <text:p>0.250000</text:p>
          </table:table-cell>
          <table:table-cell table:style-name="ce7" office:value-type="string" calcext:value-type="string">
            <text:p>ford_belman_list</text:p>
          </table:table-cell>
          <table:table-cell office:value-type="float" office:value="613245" calcext:value-type="float">
            <text:p>613245</text:p>
          </table:table-cell>
          <table:table-cell table:formula="of:=[.F45]*1.76+164" office:value-type="float" office:value="406150.8208" calcext:value-type="float">
            <text:p>406150.8208</text:p>
          </table:table-cell>
          <table:table-cell table:style-name="ce11" office:value-type="float" office:value="230674.33" calcext:value-type="float">
            <text:p>230674.33</text:p>
          </table:table-cell>
          <table:table-cell table:number-columns-repeated="1018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0.250000</text:p>
          </table:table-cell>
          <table:table-cell table:style-name="ce6" office:value-type="string" calcext:value-type="string">
            <text:p>ford_belman_list</text:p>
          </table:table-cell>
          <table:table-cell office:value-type="float" office:value="1228796" calcext:value-type="float">
            <text:p>1228796</text:p>
          </table:table-cell>
          <table:table-cell table:formula="of:=[.F46]*1.76+164" office:value-type="float" office:value="563167.1968" calcext:value-type="float">
            <text:p>563167.1968</text:p>
          </table:table-cell>
          <table:table-cell table:style-name="ce12" office:value-type="float" office:value="319888.18" calcext:value-type="float">
            <text:p>319888.18</text:p>
          </table:table-cell>
          <table:table-cell table:number-columns-repeated="1018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0.500000</text:p>
          </table:table-cell>
          <table:table-cell table:style-name="ce6" office:value-type="string" calcext:value-type="string">
            <text:p>ford_belman_list</text:p>
          </table:table-cell>
          <table:table-cell table:formula="of:=[.E47]*1.76+164" office:value-type="float" office:value="43474.184192" calcext:value-type="float">
            <text:p>43474.184192</text:p>
          </table:table-cell>
          <table:table-cell table:formula="of:=[.F47]*1.76+164" office:value-type="float" office:value="24608.0592" calcext:value-type="float">
            <text:p>24608.0592</text:p>
          </table:table-cell>
          <table:table-cell table:style-name="ce12" office:value-type="float" office:value="13888.67" calcext:value-type="float">
            <text:p>13888.67</text:p>
          </table:table-cell>
          <table:table-cell office:value-type="string" calcext:value-type="string">
            <text:p>Bellman-Ford 50%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7" office:value-type="string" calcext:value-type="string">
            <text:p>0.500000</text:p>
          </table:table-cell>
          <table:table-cell table:style-name="ce7" office:value-type="string" calcext:value-type="string">
            <text:p>ford_belman_list</text:p>
          </table:table-cell>
          <table:table-cell table:formula="of:=[.E48]*1.76+164" office:value-type="float" office:value="163497.29408" calcext:value-type="float">
            <text:p>163497.29408</text:p>
          </table:table-cell>
          <table:table-cell table:formula="of:=[.F48]*1.76+164" office:value-type="float" office:value="92803.008" calcext:value-type="float">
            <text:p>92803.008</text:p>
          </table:table-cell>
          <table:table-cell table:style-name="ce11" office:value-type="float" office:value="52635.8" calcext:value-type="float">
            <text:p>52635.80</text:p>
          </table:table-cell>
          <table:table-cell table:number-columns-repeated="1018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0.500000</text:p>
          </table:table-cell>
          <table:table-cell table:style-name="ce6" office:value-type="string" calcext:value-type="string">
            <text:p>ford_belman_list</text:p>
          </table:table-cell>
          <table:table-cell table:formula="of:=[.E49]*1.76+164" office:value-type="float" office:value="493134.12864" calcext:value-type="float">
            <text:p>493134.12864</text:p>
          </table:table-cell>
          <table:table-cell table:formula="of:=[.F49]*1.76+164" office:value-type="float" office:value="280096.664" calcext:value-type="float">
            <text:p>280096.664</text:p>
          </table:table-cell>
          <table:table-cell table:style-name="ce12" office:value-type="float" office:value="159052.65" calcext:value-type="float">
            <text:p>159052.65</text:p>
          </table:table-cell>
          <table:table-cell table:number-columns-repeated="1018"/>
        </table:table-row>
        <table:table-row table:style-name="ro1">
          <table:table-cell table:style-name="ce4" office:value-type="float" office:value="180" calcext:value-type="float">
            <text:p>180</text:p>
          </table:table-cell>
          <table:table-cell table:style-name="ce7" office:value-type="string" calcext:value-type="string">
            <text:p>0.500000</text:p>
          </table:table-cell>
          <table:table-cell table:style-name="ce7" office:value-type="string" calcext:value-type="string">
            <text:p>ford_belman_list</text:p>
          </table:table-cell>
          <table:table-cell table:formula="of:=[.E50]*1.76+164" office:value-type="float" office:value="1115646.812928" calcext:value-type="float">
            <text:p>1115646.812928</text:p>
          </table:table-cell>
          <table:table-cell table:formula="of:=[.F50]*1.76+164" office:value-type="float" office:value="633797.0528" calcext:value-type="float">
            <text:p>633797.0528</text:p>
          </table:table-cell>
          <table:table-cell table:style-name="ce11" office:value-type="float" office:value="360018.78" calcext:value-type="float">
            <text:p>360018.78</text:p>
          </table:table-cell>
          <table:table-cell table:number-columns-repeated="1018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0.500000</text:p>
          </table:table-cell>
          <table:table-cell table:style-name="ce6" office:value-type="string" calcext:value-type="string">
            <text:p>ford_belman_list</text:p>
          </table:table-cell>
          <table:table-cell table:formula="of:=[.E51]*1.76+164" office:value-type="float" office:value="1979789.055232" calcext:value-type="float">
            <text:p>1979789.055232</text:p>
          </table:table-cell>
          <table:table-cell table:formula="of:=[.F51]*1.76+164" office:value-type="float" office:value="1124786.9632" calcext:value-type="float">
            <text:p>1124786.9632</text:p>
          </table:table-cell>
          <table:table-cell table:style-name="ce12" office:value-type="float" office:value="638990.32" calcext:value-type="float">
            <text:p>638990.32</text:p>
          </table:table-cell>
          <table:table-cell table:number-columns-repeated="3"/>
          <table:table-cell>
            <draw:frame table:end-cell-address="path.U72" table:end-x="59.27pt" table:end-y="2.66pt" draw:z-index="2" draw:name="Wykres 8" draw:style-name="gr1" draw:text-style-name="P1" svg:width="672.21pt" svg:height="289.64pt" svg:x="44.33pt" svg:y="2.83pt">
              <draw:object draw:notify-on-update-of-ranges="path.A2:path.A6 path.C2:path.C2 path.D12:path.D16 path.A22:path.A26 path.C22:path.C22 path.D32:path.D36 path.A42:path.A46 path.C42:path.C42 path.D52:path.D56 path.A62:path.A66 path.C62:path.C62 path.D72:path.D7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0.750000</text:p>
          </table:table-cell>
          <table:table-cell table:style-name="ce6" office:value-type="string" calcext:value-type="string">
            <text:p>ford_belman_list</text:p>
          </table:table-cell>
          <table:table-cell table:formula="of:=[.E52]*1.76+164" office:value-type="float" office:value="55409.763584" calcext:value-type="float">
            <text:p>55409.763584</text:p>
          </table:table-cell>
          <table:table-cell table:formula="of:=[.F52]*1.76+164" office:value-type="float" office:value="31389.6384" calcext:value-type="float">
            <text:p>31389.6384</text:p>
          </table:table-cell>
          <table:table-cell table:style-name="ce12" office:value-type="float" office:value="17741.84" calcext:value-type="float">
            <text:p>17741.84</text:p>
          </table:table-cell>
          <table:table-cell office:value-type="string" calcext:value-type="string">
            <text:p>Bellman-Ford 75%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7" office:value-type="string" calcext:value-type="string">
            <text:p>0.750000</text:p>
          </table:table-cell>
          <table:table-cell table:style-name="ce7" office:value-type="string" calcext:value-type="string">
            <text:p>ford_belman_list</text:p>
          </table:table-cell>
          <table:table-cell table:formula="of:=[.E53]*1.76+164" office:value-type="float" office:value="241080.929792" calcext:value-type="float">
            <text:p>241080.929792</text:p>
          </table:table-cell>
          <table:table-cell table:formula="of:=[.F53]*1.76+164" office:value-type="float" office:value="136884.6192" calcext:value-type="float">
            <text:p>136884.6192</text:p>
          </table:table-cell>
          <table:table-cell table:style-name="ce11" office:value-type="float" office:value="77682.17" calcext:value-type="float">
            <text:p>77682.17</text:p>
          </table:table-cell>
          <table:table-cell table:number-columns-repeated="1018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0.750000</text:p>
          </table:table-cell>
          <table:table-cell table:style-name="ce6" office:value-type="string" calcext:value-type="string">
            <text:p>ford_belman_list</text:p>
          </table:table-cell>
          <table:table-cell table:formula="of:=[.E54]*1.76+164" office:value-type="float" office:value="810881.6" calcext:value-type="float">
            <text:p>810881.6</text:p>
          </table:table-cell>
          <table:table-cell table:formula="of:=[.F54]*1.76+164" office:value-type="float" office:value="460635" calcext:value-type="float">
            <text:p>460635</text:p>
          </table:table-cell>
          <table:table-cell table:style-name="ce12" office:value-type="float" office:value="261631.25" calcext:value-type="float">
            <text:p>261631.25</text:p>
          </table:table-cell>
          <table:table-cell table:number-columns-repeated="1018"/>
        </table:table-row>
        <table:table-row table:style-name="ro1">
          <table:table-cell table:style-name="ce4" office:value-type="float" office:value="180" calcext:value-type="float">
            <text:p>180</text:p>
          </table:table-cell>
          <table:table-cell table:style-name="ce7" office:value-type="string" calcext:value-type="string">
            <text:p>0.750000</text:p>
          </table:table-cell>
          <table:table-cell table:style-name="ce7" office:value-type="string" calcext:value-type="string">
            <text:p>ford_belman_list</text:p>
          </table:table-cell>
          <table:table-cell table:formula="of:=[.E55]*1.76+164" office:value-type="float" office:value="1679987.436544" calcext:value-type="float">
            <text:p>1679987.436544</text:p>
          </table:table-cell>
          <table:table-cell table:formula="of:=[.F55]*1.76+164" office:value-type="float" office:value="954445.1344" calcext:value-type="float">
            <text:p>954445.1344</text:p>
          </table:table-cell>
          <table:table-cell table:style-name="ce11" office:value-type="float" office:value="542205.19" calcext:value-type="float">
            <text:p>542205.19</text:p>
          </table:table-cell>
          <table:table-cell table:number-columns-repeated="1018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0.750000</text:p>
          </table:table-cell>
          <table:table-cell table:style-name="ce6" office:value-type="string" calcext:value-type="string">
            <text:p>ford_belman_list</text:p>
          </table:table-cell>
          <table:table-cell table:formula="of:=[.E56]*1.76+164" office:value-type="float" office:value="2723379.520256" calcext:value-type="float">
            <text:p>2723379.520256</text:p>
          </table:table-cell>
          <table:table-cell table:formula="of:=[.F56]*1.76+164" office:value-type="float" office:value="1547281.5456" calcext:value-type="float">
            <text:p>1547281.5456</text:p>
          </table:table-cell>
          <table:table-cell table:style-name="ce12" office:value-type="float" office:value="879044.06" calcext:value-type="float">
            <text:p>879044.06</text:p>
          </table:table-cell>
          <table:table-cell table:number-columns-repeated="1018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0.990000</text:p>
          </table:table-cell>
          <table:table-cell table:style-name="ce6" office:value-type="string" calcext:value-type="string">
            <text:p>ford_belman_list</text:p>
          </table:table-cell>
          <table:table-cell table:formula="of:=[.E57]*1.76+164" office:value-type="float" office:value="66862.489088" calcext:value-type="float">
            <text:p>66862.489088</text:p>
          </table:table-cell>
          <table:table-cell table:formula="of:=[.F57]*1.76+164" office:value-type="float" office:value="37896.8688" calcext:value-type="float">
            <text:p>37896.8688</text:p>
          </table:table-cell>
          <table:table-cell table:style-name="ce12" office:value-type="float" office:value="21439.13" calcext:value-type="float">
            <text:p>21439.13</text:p>
          </table:table-cell>
          <table:table-cell office:value-type="string" calcext:value-type="string">
            <text:p>Bellman-Ford 99%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7" office:value-type="string" calcext:value-type="string">
            <text:p>0.990000</text:p>
          </table:table-cell>
          <table:table-cell table:style-name="ce7" office:value-type="string" calcext:value-type="string">
            <text:p>ford_belman_list</text:p>
          </table:table-cell>
          <table:table-cell table:formula="of:=[.E58]*1.76+164" office:value-type="float" office:value="325890.894592" calcext:value-type="float">
            <text:p>325890.894592</text:p>
          </table:table-cell>
          <table:table-cell table:formula="of:=[.F58]*1.76+164" office:value-type="float" office:value="185072.0992" calcext:value-type="float">
            <text:p>185072.0992</text:p>
          </table:table-cell>
          <table:table-cell table:style-name="ce11" office:value-type="float" office:value="105061.42" calcext:value-type="float">
            <text:p>105061.42</text:p>
          </table:table-cell>
          <table:table-cell table:number-columns-repeated="1018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0.990000</text:p>
          </table:table-cell>
          <table:table-cell table:style-name="ce6" office:value-type="string" calcext:value-type="string">
            <text:p>ford_belman_list</text:p>
          </table:table-cell>
          <table:table-cell table:formula="of:=[.E59]*1.76+164" office:value-type="float" office:value="1096080.295936" calcext:value-type="float">
            <text:p>1096080.295936</text:p>
          </table:table-cell>
          <table:table-cell table:formula="of:=[.F59]*1.76+164" office:value-type="float" office:value="622679.7136" calcext:value-type="float">
            <text:p>622679.7136</text:p>
          </table:table-cell>
          <table:table-cell table:style-name="ce12" office:value-type="float" office:value="353702.11" calcext:value-type="float">
            <text:p>353702.11</text:p>
          </table:table-cell>
          <table:table-cell table:number-columns-repeated="1018"/>
        </table:table-row>
        <table:table-row table:style-name="ro1">
          <table:table-cell table:style-name="ce4" office:value-type="float" office:value="180" calcext:value-type="float">
            <text:p>180</text:p>
          </table:table-cell>
          <table:table-cell table:style-name="ce7" office:value-type="string" calcext:value-type="string">
            <text:p>0.990000</text:p>
          </table:table-cell>
          <table:table-cell table:style-name="ce7" office:value-type="string" calcext:value-type="string">
            <text:p>ford_belman_list</text:p>
          </table:table-cell>
          <table:table-cell table:formula="of:=[.E60]*1.76+164" office:value-type="float" office:value="2208220.42112" calcext:value-type="float">
            <text:p>2208220.42112</text:p>
          </table:table-cell>
          <table:table-cell table:formula="of:=[.F60]*1.76+164" office:value-type="float" office:value="1254577.512" calcext:value-type="float">
            <text:p>1254577.512</text:p>
          </table:table-cell>
          <table:table-cell table:style-name="ce11" office:value-type="float" office:value="712734.95" calcext:value-type="float">
            <text:p>712734.95</text:p>
          </table:table-cell>
          <table:table-cell table:number-columns-repeated="1018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0.990000</text:p>
          </table:table-cell>
          <table:table-cell table:style-name="ce6" office:value-type="string" calcext:value-type="string">
            <text:p>ford_belman_list</text:p>
          </table:table-cell>
          <table:table-cell table:formula="of:=[.E61]*1.76+164" office:value-type="float" office:value="3517479.234048" calcext:value-type="float">
            <text:p>3517479.234048</text:p>
          </table:table-cell>
          <table:table-cell table:formula="of:=[.F61]*1.76+164" office:value-type="float" office:value="1998474.5648" calcext:value-type="float">
            <text:p>1998474.5648</text:p>
          </table:table-cell>
          <table:table-cell table:style-name="ce12" office:value-type="float" office:value="1135403.73" calcext:value-type="float">
            <text:p>1135403.73</text:p>
          </table:table-cell>
          <table:table-cell table:number-columns-repeated="1018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0.250000</text:p>
          </table:table-cell>
          <table:table-cell table:style-name="ce6" office:value-type="string" calcext:value-type="string">
            <text:p>Bellman Ford Macierz</text:p>
          </table:table-cell>
          <table:table-cell table:formula="of:=[.E62]*1.76+164" office:value-type="float" office:value="51661.636608" calcext:value-type="float">
            <text:p>51661.636608</text:p>
          </table:table-cell>
          <table:table-cell table:formula="of:=[.F62]*1.76+164" office:value-type="float" office:value="29260.0208" calcext:value-type="float">
            <text:p>29260.0208</text:p>
          </table:table-cell>
          <table:table-cell table:style-name="ce12" office:value-type="float" office:value="16531.83" calcext:value-type="float">
            <text:p>16531.83</text:p>
          </table:table-cell>
          <table:table-cell office:value-type="string" calcext:value-type="string">
            <text:p>Bellman-Ford 25%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7" office:value-type="string" calcext:value-type="string">
            <text:p>0.250000</text:p>
          </table:table-cell>
          <table:table-cell table:style-name="ce7" office:value-type="string" calcext:value-type="string">
            <text:p>ford_belman_matrix</text:p>
          </table:table-cell>
          <table:table-cell table:formula="of:=[.E63]*1.76+164" office:value-type="float" office:value="238443.137536" calcext:value-type="float">
            <text:p>238443.137536</text:p>
          </table:table-cell>
          <table:table-cell table:formula="of:=[.F63]*1.76+164" office:value-type="float" office:value="135385.8736" calcext:value-type="float">
            <text:p>135385.8736</text:p>
          </table:table-cell>
          <table:table-cell table:style-name="ce11" office:value-type="float" office:value="76830.61" calcext:value-type="float">
            <text:p>76830.61</text:p>
          </table:table-cell>
          <table:table-cell table:number-columns-repeated="1018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0.250000</text:p>
          </table:table-cell>
          <table:table-cell table:style-name="ce6" office:value-type="string" calcext:value-type="string">
            <text:p>ford_belman_matrix</text:p>
          </table:table-cell>
          <table:table-cell table:formula="of:=[.E64]*1.76+164" office:value-type="float" office:value="554977.062144" calcext:value-type="float">
            <text:p>554977.062144</text:p>
          </table:table-cell>
          <table:table-cell table:formula="of:=[.F64]*1.76+164" office:value-type="float" office:value="315234.6944" calcext:value-type="float">
            <text:p>315234.6944</text:p>
          </table:table-cell>
          <table:table-cell table:style-name="ce12" office:value-type="float" office:value="179017.44" calcext:value-type="float">
            <text:p>179017.44</text:p>
          </table:table-cell>
          <table:table-cell table:number-columns-repeated="1018"/>
        </table:table-row>
        <table:table-row table:style-name="ro1">
          <table:table-cell table:style-name="ce4" office:value-type="float" office:value="180" calcext:value-type="float">
            <text:p>180</text:p>
          </table:table-cell>
          <table:table-cell table:style-name="ce7" office:value-type="string" calcext:value-type="string">
            <text:p>0.250000</text:p>
          </table:table-cell>
          <table:table-cell table:style-name="ce7" office:value-type="string" calcext:value-type="string">
            <text:p>ford_belman_matrix</text:p>
          </table:table-cell>
          <table:table-cell table:formula="of:=[.E65]*1.76+164" office:value-type="float" office:value="1045727.506944" calcext:value-type="float">
            <text:p>1045727.506944</text:p>
          </table:table-cell>
          <table:table-cell table:formula="of:=[.F65]*1.76+164" office:value-type="float" office:value="594070.1744" calcext:value-type="float">
            <text:p>594070.1744</text:p>
          </table:table-cell>
          <table:table-cell table:style-name="ce11" office:value-type="float" office:value="337446.69" calcext:value-type="float">
            <text:p>337446.69</text:p>
          </table:table-cell>
          <table:table-cell table:number-columns-repeated="1018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0.250000</text:p>
          </table:table-cell>
          <table:table-cell table:style-name="ce6" office:value-type="string" calcext:value-type="string">
            <text:p>ford_belman_matrix</text:p>
          </table:table-cell>
          <table:table-cell table:formula="of:=[.E66]*1.76+164" office:value-type="float" office:value="1672777.122048" calcext:value-type="float">
            <text:p>1672777.122048</text:p>
          </table:table-cell>
          <table:table-cell table:formula="of:=[.F66]*1.76+164" office:value-type="float" office:value="950348.3648" calcext:value-type="float">
            <text:p>950348.3648</text:p>
          </table:table-cell>
          <table:table-cell table:style-name="ce12" office:value-type="float" office:value="539877.48" calcext:value-type="float">
            <text:p>539877.48</text:p>
          </table:table-cell>
          <table:table-cell table:number-columns-repeated="1018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0.500000</text:p>
          </table:table-cell>
          <table:table-cell table:style-name="ce6" office:value-type="string" calcext:value-type="string">
            <text:p>ford_belman_matrix</text:p>
          </table:table-cell>
          <table:table-cell table:formula="of:=[.E67]*1.76+164" office:value-type="float" office:value="78038.07232" calcext:value-type="float">
            <text:p>78038.07232</text:p>
          </table:table-cell>
          <table:table-cell table:formula="of:=[.F67]*1.76+164" office:value-type="float" office:value="44246.632" calcext:value-type="float">
            <text:p>44246.632</text:p>
          </table:table-cell>
          <table:table-cell table:style-name="ce12" office:value-type="float" office:value="25046.95" calcext:value-type="float">
            <text:p>25046.95</text:p>
          </table:table-cell>
          <table:table-cell office:value-type="string" calcext:value-type="string">
            <text:p>Bellman-Ford 50%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7" office:value-type="string" calcext:value-type="string">
            <text:p>0.500000</text:p>
          </table:table-cell>
          <table:table-cell table:style-name="ce7" office:value-type="string" calcext:value-type="string">
            <text:p>ford_belman_matrix</text:p>
          </table:table-cell>
          <table:table-cell table:formula="of:=[.E68]*1.76+164" office:value-type="float" office:value="353116.25856" calcext:value-type="float">
            <text:p>353116.25856</text:p>
          </table:table-cell>
          <table:table-cell table:formula="of:=[.F68]*1.76+164" office:value-type="float" office:value="200541.056" calcext:value-type="float">
            <text:p>200541.056</text:p>
          </table:table-cell>
          <table:table-cell table:style-name="ce11" office:value-type="float" office:value="113850.6" calcext:value-type="float">
            <text:p>113850.60</text:p>
          </table:table-cell>
          <table:table-cell table:number-columns-repeated="1018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0.500000</text:p>
          </table:table-cell>
          <table:table-cell table:style-name="ce6" office:value-type="string" calcext:value-type="string">
            <text:p>ford_belman_matrix</text:p>
          </table:table-cell>
          <table:table-cell table:formula="of:=[.E69]*1.76+164" office:value-type="float" office:value="823605.208832" calcext:value-type="float">
            <text:p>823605.208832</text:p>
          </table:table-cell>
          <table:table-cell table:formula="of:=[.F69]*1.76+164" office:value-type="float" office:value="467864.3232" calcext:value-type="float">
            <text:p>467864.3232</text:p>
          </table:table-cell>
          <table:table-cell table:style-name="ce12" office:value-type="float" office:value="265738.82" calcext:value-type="float">
            <text:p>265738.82</text:p>
          </table:table-cell>
          <table:table-cell table:number-columns-repeated="1018"/>
        </table:table-row>
        <table:table-row table:style-name="ro1">
          <table:table-cell table:style-name="ce4" office:value-type="float" office:value="180" calcext:value-type="float">
            <text:p>180</text:p>
          </table:table-cell>
          <table:table-cell table:style-name="ce7" office:value-type="string" calcext:value-type="string">
            <text:p>0.500000</text:p>
          </table:table-cell>
          <table:table-cell table:style-name="ce7" office:value-type="string" calcext:value-type="string">
            <text:p>ford_belman_matrix</text:p>
          </table:table-cell>
          <table:table-cell table:formula="of:=[.E70]*1.76+164" office:value-type="float" office:value="1453210.7776" calcext:value-type="float">
            <text:p>1453210.7776</text:p>
          </table:table-cell>
          <table:table-cell table:formula="of:=[.F70]*1.76+164" office:value-type="float" office:value="825594.76" calcext:value-type="float">
            <text:p>825594.76</text:p>
          </table:table-cell>
          <table:table-cell table:style-name="ce11" office:value-type="float" office:value="468994.75" calcext:value-type="float">
            <text:p>468994.75</text:p>
          </table:table-cell>
          <table:table-cell table:number-columns-repeated="1018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0.500000</text:p>
          </table:table-cell>
          <table:table-cell table:style-name="ce6" office:value-type="string" calcext:value-type="string">
            <text:p>ford_belman_matrix</text:p>
          </table:table-cell>
          <table:table-cell table:formula="of:=[.E71]*1.76+164" office:value-type="float" office:value="2313789.602816" calcext:value-type="float">
            <text:p>2313789.602816</text:p>
          </table:table-cell>
          <table:table-cell table:formula="of:=[.F71]*1.76+164" office:value-type="float" office:value="1314560.0016" calcext:value-type="float">
            <text:p>1314560.0016</text:p>
          </table:table-cell>
          <table:table-cell table:style-name="ce12" office:value-type="float" office:value="746815.91" calcext:value-type="float">
            <text:p>746815.91</text:p>
          </table:table-cell>
          <table:table-cell table:number-columns-repeated="1018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0.750000</text:p>
          </table:table-cell>
          <table:table-cell table:style-name="ce6" office:value-type="string" calcext:value-type="string">
            <text:p>ford_belman_matrix</text:p>
          </table:table-cell>
          <table:table-cell table:formula="of:=[.E72]*1.76+164" office:value-type="float" office:value="63968.122624" calcext:value-type="float">
            <text:p>63968.122624</text:p>
          </table:table-cell>
          <table:table-cell table:formula="of:=[.F72]*1.76+164" office:value-type="float" office:value="36252.3424" calcext:value-type="float">
            <text:p>36252.3424</text:p>
          </table:table-cell>
          <table:table-cell table:style-name="ce12" office:value-type="float" office:value="20504.74" calcext:value-type="float">
            <text:p>20504.74</text:p>
          </table:table-cell>
          <table:table-cell office:value-type="string" calcext:value-type="string">
            <text:p>Bellman-Ford 75%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7" office:value-type="string" calcext:value-type="string">
            <text:p>0.750000</text:p>
          </table:table-cell>
          <table:table-cell table:style-name="ce7" office:value-type="string" calcext:value-type="string">
            <text:p>ford_belman_matrix</text:p>
          </table:table-cell>
          <table:table-cell table:formula="of:=[.E73]*1.76+164" office:value-type="float" office:value="271295.044096" calcext:value-type="float">
            <text:p>271295.044096</text:p>
          </table:table-cell>
          <table:table-cell table:formula="of:=[.F73]*1.76+164" office:value-type="float" office:value="154051.7296" calcext:value-type="float">
            <text:p>154051.7296</text:p>
          </table:table-cell>
          <table:table-cell table:style-name="ce11" office:value-type="float" office:value="87436.21" calcext:value-type="float">
            <text:p>87436.21</text:p>
          </table:table-cell>
          <table:table-cell table:number-columns-repeated="3"/>
          <table:table-cell>
            <draw:frame table:end-cell-address="path.V95" table:end-x="10.35pt" table:end-y="9.44pt" draw:z-index="3" draw:name="Wykres 9" draw:style-name="gr1" draw:text-style-name="P1" svg:width="672.21pt" svg:height="300.44pt" svg:x="55.13pt" svg:y="12.59pt">
              <draw:object draw:notify-on-update-of-ranges="path.A2:path.A6 path.C2:path.C2 path.D17:path.D21 path.A22:path.A26 path.C22:path.C22 path.D37:path.D41 path.A42:path.A46 path.C42:path.C42 path.D57:path.D61 path.A62:path.A66 path.C62:path.C62 path.D77:path.D8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0.750000</text:p>
          </table:table-cell>
          <table:table-cell table:style-name="ce6" office:value-type="string" calcext:value-type="string">
            <text:p>ford_belman_matrix</text:p>
          </table:table-cell>
          <table:table-cell table:formula="of:=[.E74]*1.76+164" office:value-type="float" office:value="615882.692864" calcext:value-type="float">
            <text:p>615882.692864</text:p>
          </table:table-cell>
          <table:table-cell table:formula="of:=[.F74]*1.76+164" office:value-type="float" office:value="349840.1664" calcext:value-type="float">
            <text:p>349840.1664</text:p>
          </table:table-cell>
          <table:table-cell table:style-name="ce12" office:value-type="float" office:value="198679.64" calcext:value-type="float">
            <text:p>198679.64</text:p>
          </table:table-cell>
          <table:table-cell table:number-columns-repeated="1018"/>
        </table:table-row>
        <table:table-row table:style-name="ro1">
          <table:table-cell table:style-name="ce4" office:value-type="float" office:value="180" calcext:value-type="float">
            <text:p>180</text:p>
          </table:table-cell>
          <table:table-cell table:style-name="ce7" office:value-type="string" calcext:value-type="string">
            <text:p>0.750000</text:p>
          </table:table-cell>
          <table:table-cell table:style-name="ce7" office:value-type="string" calcext:value-type="string">
            <text:p>ford_belman_matrix</text:p>
          </table:table-cell>
          <table:table-cell table:formula="of:=[.E75]*1.76+164" office:value-type="float" office:value="1061167.710976" calcext:value-type="float">
            <text:p>1061167.710976</text:p>
          </table:table-cell>
          <table:table-cell table:formula="of:=[.F75]*1.76+164" office:value-type="float" office:value="602843.0176" calcext:value-type="float">
            <text:p>602843.0176</text:p>
          </table:table-cell>
          <table:table-cell table:style-name="ce11" office:value-type="float" office:value="342431.26" calcext:value-type="float">
            <text:p>342431.26</text:p>
          </table:table-cell>
          <table:table-cell table:number-columns-repeated="1018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0.750000</text:p>
          </table:table-cell>
          <table:table-cell table:style-name="ce6" office:value-type="string" calcext:value-type="string">
            <text:p>ford_belman_matrix</text:p>
          </table:table-cell>
          <table:table-cell table:formula="of:=[.E76]*1.76+164" office:value-type="float" office:value="1598606.886656" calcext:value-type="float">
            <text:p>1598606.886656</text:p>
          </table:table-cell>
          <table:table-cell table:formula="of:=[.F76]*1.76+164" office:value-type="float" office:value="908206.1856" calcext:value-type="float">
            <text:p>908206.1856</text:p>
          </table:table-cell>
          <table:table-cell table:style-name="ce12" office:value-type="float" office:value="515933.06" calcext:value-type="float">
            <text:p>515933.06</text:p>
          </table:table-cell>
          <table:table-cell table:number-columns-repeated="1018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0.990000</text:p>
          </table:table-cell>
          <table:table-cell table:style-name="ce6" office:value-type="string" calcext:value-type="string">
            <text:p>ford_belman_matrix</text:p>
          </table:table-cell>
          <table:table-cell table:formula="of:=[.E77]*1.76+164" office:value-type="float" office:value="45009.571584" calcext:value-type="float">
            <text:p>45009.571584</text:p>
          </table:table-cell>
          <table:table-cell table:formula="of:=[.F77]*1.76+164" office:value-type="float" office:value="25480.4384" calcext:value-type="float">
            <text:p>25480.4384</text:p>
          </table:table-cell>
          <table:table-cell table:style-name="ce12" office:value-type="float" office:value="14384.34" calcext:value-type="float">
            <text:p>14384.34</text:p>
          </table:table-cell>
          <table:table-cell office:value-type="string" calcext:value-type="string">
            <text:p>Bellman-Ford 99%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7" office:value-type="string" calcext:value-type="string">
            <text:p>0.990000</text:p>
          </table:table-cell>
          <table:table-cell table:style-name="ce7" office:value-type="string" calcext:value-type="string">
            <text:p>ford_belman_matrix</text:p>
          </table:table-cell>
          <table:table-cell table:formula="of:=[.E78]*1.76+164" office:value-type="float" office:value="174212.82176" calcext:value-type="float">
            <text:p>174212.82176</text:p>
          </table:table-cell>
          <table:table-cell table:formula="of:=[.F78]*1.76+164" office:value-type="float" office:value="98891.376" calcext:value-type="float">
            <text:p>98891.376</text:p>
          </table:table-cell>
          <table:table-cell table:style-name="ce11" office:value-type="float" office:value="56095.1" calcext:value-type="float">
            <text:p>56095.10</text:p>
          </table:table-cell>
          <table:table-cell table:number-columns-repeated="1018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0.990000</text:p>
          </table:table-cell>
          <table:table-cell table:style-name="ce6" office:value-type="string" calcext:value-type="string">
            <text:p>ford_belman_matrix</text:p>
          </table:table-cell>
          <table:table-cell table:formula="of:=[.E79]*1.76+164" office:value-type="float" office:value="388675.498496" calcext:value-type="float">
            <text:p>388675.498496</text:p>
          </table:table-cell>
          <table:table-cell table:formula="of:=[.F79]*1.76+164" office:value-type="float" office:value="220745.1696" calcext:value-type="float">
            <text:p>220745.1696</text:p>
          </table:table-cell>
          <table:table-cell table:style-name="ce12" office:value-type="float" office:value="125330.21" calcext:value-type="float">
            <text:p>125330.21</text:p>
          </table:table-cell>
          <table:table-cell table:number-columns-repeated="1018"/>
        </table:table-row>
        <table:table-row table:style-name="ro1">
          <table:table-cell table:style-name="ce4" office:value-type="float" office:value="180" calcext:value-type="float">
            <text:p>180</text:p>
          </table:table-cell>
          <table:table-cell table:style-name="ce7" office:value-type="string" calcext:value-type="string">
            <text:p>0.990000</text:p>
          </table:table-cell>
          <table:table-cell table:style-name="ce7" office:value-type="string" calcext:value-type="string">
            <text:p>ford_belman_matrix</text:p>
          </table:table-cell>
          <table:table-cell table:formula="of:=[.E80]*1.76+164" office:value-type="float" office:value="662734.54336" calcext:value-type="float">
            <text:p>662734.54336</text:p>
          </table:table-cell>
          <table:table-cell table:formula="of:=[.F80]*1.76+164" office:value-type="float" office:value="376460.536" calcext:value-type="float">
            <text:p>376460.536</text:p>
          </table:table-cell>
          <table:table-cell table:style-name="ce11" office:value-type="float" office:value="213804.85" calcext:value-type="float">
            <text:p>213804.85</text:p>
          </table:table-cell>
          <table:table-cell table:number-columns-repeated="1018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0.990000</text:p>
          </table:table-cell>
          <table:table-cell table:style-name="ce6" office:value-type="string" calcext:value-type="string">
            <text:p>ford_belman_matrix</text:p>
          </table:table-cell>
          <table:table-cell table:formula="of:=[.E81]*1.76+164" office:value-type="float" office:value="1000179.838976" calcext:value-type="float">
            <text:p>1000179.838976</text:p>
          </table:table-cell>
          <table:table-cell table:formula="of:=[.F81]*1.76+164" office:value-type="float" office:value="568190.8176" calcext:value-type="float">
            <text:p>568190.8176</text:p>
          </table:table-cell>
          <table:table-cell table:style-name="ce12" office:value-type="float" office:value="322742.51" calcext:value-type="float">
            <text:p>322742.51</text:p>
          </table:table-cell>
          <table:table-cell table:number-columns-repeated="1018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3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Liczba wierzcholkow</text:p>
          </table:table-cell>
          <table:table-cell office:value-type="string" calcext:value-type="string">
            <text:p>Wypelnienie wierzcholkow</text:p>
          </table:table-cell>
          <table:table-cell office:value-type="string" calcext:value-type="string">
            <text:p>Typ algorytmu</text:p>
          </table:table-cell>
          <table:table-cell office:value-type="string" calcext:value-type="string">
            <text:p>Srednia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0.250000</text:p>
          </table:table-cell>
          <table:table-cell table:style-name="ce1" office:value-type="string" calcext:value-type="string">
            <text:p>kruskal_list</text:p>
          </table:table-cell>
          <table:table-cell table:style-name="ce1" office:value-type="string" calcext:value-type="string">
            <text:p>59590.890000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0.250000</text:p>
          </table:table-cell>
          <table:table-cell table:style-name="ce1" office:value-type="string" calcext:value-type="string">
            <text:p>kruskal_matrix</text:p>
          </table:table-cell>
          <table:table-cell table:style-name="ce1" office:value-type="string" calcext:value-type="string">
            <text:p>37056.010000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0.250000</text:p>
          </table:table-cell>
          <table:table-cell table:style-name="ce1" office:value-type="string" calcext:value-type="string">
            <text:p>prime_list</text:p>
          </table:table-cell>
          <table:table-cell table:style-name="ce1" office:value-type="string" calcext:value-type="string">
            <text:p>37761.090000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0.250000</text:p>
          </table:table-cell>
          <table:table-cell table:style-name="ce1" office:value-type="string" calcext:value-type="string">
            <text:p>prime_matrix</text:p>
          </table:table-cell>
          <table:table-cell table:style-name="ce1" office:value-type="string" calcext:value-type="string">
            <text:p>42883.260000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0.500000</text:p>
          </table:table-cell>
          <table:table-cell table:style-name="ce1" office:value-type="string" calcext:value-type="string">
            <text:p>kruskal_list</text:p>
          </table:table-cell>
          <table:table-cell table:style-name="ce1" office:value-type="string" calcext:value-type="string">
            <text:p>78521.020000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0.500000</text:p>
          </table:table-cell>
          <table:table-cell table:style-name="ce1" office:value-type="string" calcext:value-type="string">
            <text:p>kruskal_matrix</text:p>
          </table:table-cell>
          <table:table-cell table:style-name="ce1" office:value-type="string" calcext:value-type="string">
            <text:p>49621.480000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0.500000</text:p>
          </table:table-cell>
          <table:table-cell table:style-name="ce1" office:value-type="string" calcext:value-type="string">
            <text:p>prime_list</text:p>
          </table:table-cell>
          <table:table-cell table:style-name="ce1" office:value-type="string" calcext:value-type="string">
            <text:p>50787.010000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0.500000</text:p>
          </table:table-cell>
          <table:table-cell table:style-name="ce1" office:value-type="string" calcext:value-type="string">
            <text:p>prime_matrix</text:p>
          </table:table-cell>
          <table:table-cell table:style-name="ce1" office:value-type="string" calcext:value-type="string">
            <text:p>55955.020000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0.750000</text:p>
          </table:table-cell>
          <table:table-cell table:style-name="ce1" office:value-type="string" calcext:value-type="string">
            <text:p>kruskal_list</text:p>
          </table:table-cell>
          <table:table-cell table:style-name="ce1" office:value-type="string" calcext:value-type="string">
            <text:p>101618.190000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0.750000</text:p>
          </table:table-cell>
          <table:table-cell table:style-name="ce1" office:value-type="string" calcext:value-type="string">
            <text:p>kruskal_matrix</text:p>
          </table:table-cell>
          <table:table-cell table:style-name="ce1" office:value-type="string" calcext:value-type="string">
            <text:p>60897.140000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0.750000</text:p>
          </table:table-cell>
          <table:table-cell table:style-name="ce1" office:value-type="string" calcext:value-type="string">
            <text:p>prime_list</text:p>
          </table:table-cell>
          <table:table-cell table:style-name="ce1" office:value-type="string" calcext:value-type="string">
            <text:p>66287.070000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0.750000</text:p>
          </table:table-cell>
          <table:table-cell table:style-name="ce1" office:value-type="string" calcext:value-type="string">
            <text:p>prime_matrix</text:p>
          </table:table-cell>
          <table:table-cell table:style-name="ce1" office:value-type="string" calcext:value-type="string">
            <text:p>69873.250000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0.990000</text:p>
          </table:table-cell>
          <table:table-cell table:style-name="ce1" office:value-type="string" calcext:value-type="string">
            <text:p>kruskal_list</text:p>
          </table:table-cell>
          <table:table-cell table:style-name="ce1" office:value-type="string" calcext:value-type="string">
            <text:p>121654.130000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0.990000</text:p>
          </table:table-cell>
          <table:table-cell table:style-name="ce1" office:value-type="string" calcext:value-type="string">
            <text:p>kruskal_matrix</text:p>
          </table:table-cell>
          <table:table-cell table:style-name="ce1" office:value-type="string" calcext:value-type="string">
            <text:p>70791.530000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0.990000</text:p>
          </table:table-cell>
          <table:table-cell table:style-name="ce1" office:value-type="string" calcext:value-type="string">
            <text:p>prime_list</text:p>
          </table:table-cell>
          <table:table-cell table:style-name="ce1" office:value-type="string" calcext:value-type="string">
            <text:p>77942.610000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0.990000</text:p>
          </table:table-cell>
          <table:table-cell table:style-name="ce1" office:value-type="string" calcext:value-type="string">
            <text:p>prime_matrix</text:p>
          </table:table-cell>
          <table:table-cell table:style-name="ce1" office:value-type="string" calcext:value-type="string">
            <text:p>79758.540000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0.250000</text:p>
          </table:table-cell>
          <table:table-cell table:style-name="ce1" office:value-type="string" calcext:value-type="string">
            <text:p>kruskal_list</text:p>
          </table:table-cell>
          <table:table-cell table:style-name="ce1" office:value-type="string" calcext:value-type="string">
            <text:p>190835.750000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0.250000</text:p>
          </table:table-cell>
          <table:table-cell table:style-name="ce1" office:value-type="string" calcext:value-type="string">
            <text:p>kruskal_matrix</text:p>
          </table:table-cell>
          <table:table-cell table:style-name="ce1" office:value-type="string" calcext:value-type="string">
            <text:p>119383.710000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0.250000</text:p>
          </table:table-cell>
          <table:table-cell table:style-name="ce1" office:value-type="string" calcext:value-type="string">
            <text:p>prime_list</text:p>
          </table:table-cell>
          <table:table-cell table:style-name="ce1" office:value-type="string" calcext:value-type="string">
            <text:p>123020.900000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0.250000</text:p>
          </table:table-cell>
          <table:table-cell table:style-name="ce1" office:value-type="string" calcext:value-type="string">
            <text:p>prime_matrix</text:p>
          </table:table-cell>
          <table:table-cell table:style-name="ce1" office:value-type="string" calcext:value-type="string">
            <text:p>135658.450000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0.500000</text:p>
          </table:table-cell>
          <table:table-cell table:style-name="ce1" office:value-type="string" calcext:value-type="string">
            <text:p>kruskal_list</text:p>
          </table:table-cell>
          <table:table-cell table:style-name="ce1" office:value-type="string" calcext:value-type="string">
            <text:p>282448.300000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0.500000</text:p>
          </table:table-cell>
          <table:table-cell table:style-name="ce1" office:value-type="string" calcext:value-type="string">
            <text:p>kruskal_matrix</text:p>
          </table:table-cell>
          <table:table-cell table:style-name="ce1" office:value-type="string" calcext:value-type="string">
            <text:p>180080.270000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0.500000</text:p>
          </table:table-cell>
          <table:table-cell table:style-name="ce1" office:value-type="string" calcext:value-type="string">
            <text:p>prime_list</text:p>
          </table:table-cell>
          <table:table-cell table:style-name="ce1" office:value-type="string" calcext:value-type="string">
            <text:p>188957.980000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0.500000</text:p>
          </table:table-cell>
          <table:table-cell table:style-name="ce1" office:value-type="string" calcext:value-type="string">
            <text:p>prime_matrix</text:p>
          </table:table-cell>
          <table:table-cell table:style-name="ce1" office:value-type="string" calcext:value-type="string">
            <text:p>205433.090000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0.750000</text:p>
          </table:table-cell>
          <table:table-cell table:style-name="ce1" office:value-type="string" calcext:value-type="string">
            <text:p>kruskal_list</text:p>
          </table:table-cell>
          <table:table-cell table:style-name="ce1" office:value-type="string" calcext:value-type="string">
            <text:p>376767.160000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0.750000</text:p>
          </table:table-cell>
          <table:table-cell table:style-name="ce1" office:value-type="string" calcext:value-type="string">
            <text:p>kruskal_matrix</text:p>
          </table:table-cell>
          <table:table-cell table:style-name="ce1" office:value-type="string" calcext:value-type="string">
            <text:p>237483.820000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0.750000</text:p>
          </table:table-cell>
          <table:table-cell table:style-name="ce1" office:value-type="string" calcext:value-type="string">
            <text:p>prime_list</text:p>
          </table:table-cell>
          <table:table-cell table:style-name="ce1" office:value-type="string" calcext:value-type="string">
            <text:p>291032.690000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0.750000</text:p>
          </table:table-cell>
          <table:table-cell table:style-name="ce1" office:value-type="string" calcext:value-type="string">
            <text:p>prime_matrix</text:p>
          </table:table-cell>
          <table:table-cell table:style-name="ce1" office:value-type="string" calcext:value-type="string">
            <text:p>292716.640000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0.990000</text:p>
          </table:table-cell>
          <table:table-cell table:style-name="ce1" office:value-type="string" calcext:value-type="string">
            <text:p>kruskal_list</text:p>
          </table:table-cell>
          <table:table-cell table:style-name="ce1" office:value-type="string" calcext:value-type="string">
            <text:p>479682.770000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0.990000</text:p>
          </table:table-cell>
          <table:table-cell table:style-name="ce1" office:value-type="string" calcext:value-type="string">
            <text:p>kruskal_matrix</text:p>
          </table:table-cell>
          <table:table-cell table:style-name="ce1" office:value-type="string" calcext:value-type="string">
            <text:p>317994.840000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0.990000</text:p>
          </table:table-cell>
          <table:table-cell table:style-name="ce1" office:value-type="string" calcext:value-type="string">
            <text:p>prime_list</text:p>
          </table:table-cell>
          <table:table-cell table:style-name="ce1" office:value-type="string" calcext:value-type="string">
            <text:p>432467.920000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0.990000</text:p>
          </table:table-cell>
          <table:table-cell table:style-name="ce1" office:value-type="string" calcext:value-type="string">
            <text:p>prime_matrix</text:p>
          </table:table-cell>
          <table:table-cell table:style-name="ce1" office:value-type="string" calcext:value-type="string">
            <text:p>461882.020000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0.250000</text:p>
          </table:table-cell>
          <table:table-cell table:style-name="ce1" office:value-type="string" calcext:value-type="string">
            <text:p>kruskal_list</text:p>
          </table:table-cell>
          <table:table-cell table:style-name="ce1" office:value-type="string" calcext:value-type="string">
            <text:p>411128.010000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0.250000</text:p>
          </table:table-cell>
          <table:table-cell table:style-name="ce1" office:value-type="string" calcext:value-type="string">
            <text:p>kruskal_matrix</text:p>
          </table:table-cell>
          <table:table-cell table:style-name="ce1" office:value-type="string" calcext:value-type="string">
            <text:p>259379.020000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0.250000</text:p>
          </table:table-cell>
          <table:table-cell table:style-name="ce1" office:value-type="string" calcext:value-type="string">
            <text:p>prime_list</text:p>
          </table:table-cell>
          <table:table-cell table:style-name="ce1" office:value-type="string" calcext:value-type="string">
            <text:p>283911.460000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0.250000</text:p>
          </table:table-cell>
          <table:table-cell table:style-name="ce1" office:value-type="string" calcext:value-type="string">
            <text:p>prime_matrix</text:p>
          </table:table-cell>
          <table:table-cell table:style-name="ce1" office:value-type="string" calcext:value-type="string">
            <text:p>303746.690000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0.500000</text:p>
          </table:table-cell>
          <table:table-cell table:style-name="ce1" office:value-type="string" calcext:value-type="string">
            <text:p>kruskal_list</text:p>
          </table:table-cell>
          <table:table-cell table:style-name="ce1" office:value-type="string" calcext:value-type="string">
            <text:p>626220.730000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0.500000</text:p>
          </table:table-cell>
          <table:table-cell table:style-name="ce1" office:value-type="string" calcext:value-type="string">
            <text:p>kruskal_matrix</text:p>
          </table:table-cell>
          <table:table-cell table:style-name="ce1" office:value-type="string" calcext:value-type="string">
            <text:p>441553.040000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0.500000</text:p>
          </table:table-cell>
          <table:table-cell table:style-name="ce1" office:value-type="string" calcext:value-type="string">
            <text:p>prime_list</text:p>
          </table:table-cell>
          <table:table-cell table:style-name="ce1" office:value-type="string" calcext:value-type="string">
            <text:p>537318.310000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0.500000</text:p>
          </table:table-cell>
          <table:table-cell table:style-name="ce1" office:value-type="string" calcext:value-type="string">
            <text:p>prime_matrix</text:p>
          </table:table-cell>
          <table:table-cell table:style-name="ce1" office:value-type="string" calcext:value-type="string">
            <text:p>678223.840000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0.750000</text:p>
          </table:table-cell>
          <table:table-cell table:style-name="ce1" office:value-type="string" calcext:value-type="string">
            <text:p>kruskal_list</text:p>
          </table:table-cell>
          <table:table-cell table:style-name="ce1" office:value-type="string" calcext:value-type="string">
            <text:p>880934.840000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0.750000</text:p>
          </table:table-cell>
          <table:table-cell table:style-name="ce1" office:value-type="string" calcext:value-type="string">
            <text:p>kruskal_matrix</text:p>
          </table:table-cell>
          <table:table-cell table:style-name="ce1" office:value-type="string" calcext:value-type="string">
            <text:p>625606.300000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0.750000</text:p>
          </table:table-cell>
          <table:table-cell table:style-name="ce1" office:value-type="string" calcext:value-type="string">
            <text:p>prime_list</text:p>
          </table:table-cell>
          <table:table-cell table:style-name="ce1" office:value-type="string" calcext:value-type="string">
            <text:p>790454.410000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0.750000</text:p>
          </table:table-cell>
          <table:table-cell table:style-name="ce1" office:value-type="string" calcext:value-type="string">
            <text:p>prime_matrix</text:p>
          </table:table-cell>
          <table:table-cell table:style-name="ce1" office:value-type="string" calcext:value-type="string">
            <text:p>1156652.050000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0.990000</text:p>
          </table:table-cell>
          <table:table-cell table:style-name="ce1" office:value-type="string" calcext:value-type="string">
            <text:p>kruskal_list</text:p>
          </table:table-cell>
          <table:table-cell table:style-name="ce1" office:value-type="string" calcext:value-type="string">
            <text:p>1150829.060000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0.990000</text:p>
          </table:table-cell>
          <table:table-cell table:style-name="ce1" office:value-type="string" calcext:value-type="string">
            <text:p>kruskal_matrix</text:p>
          </table:table-cell>
          <table:table-cell table:style-name="ce1" office:value-type="string" calcext:value-type="string">
            <text:p>829169.580000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0.990000</text:p>
          </table:table-cell>
          <table:table-cell table:style-name="ce1" office:value-type="string" calcext:value-type="string">
            <text:p>prime_list</text:p>
          </table:table-cell>
          <table:table-cell table:style-name="ce1" office:value-type="string" calcext:value-type="string">
            <text:p>1017552.440000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0.990000</text:p>
          </table:table-cell>
          <table:table-cell table:style-name="ce1" office:value-type="string" calcext:value-type="string">
            <text:p>prime_matrix</text:p>
          </table:table-cell>
          <table:table-cell table:style-name="ce1" office:value-type="string" calcext:value-type="string">
            <text:p>1965712.750000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0.250000</text:p>
          </table:table-cell>
          <table:table-cell table:style-name="ce1" office:value-type="string" calcext:value-type="string">
            <text:p>kruskal_list</text:p>
          </table:table-cell>
          <table:table-cell table:style-name="ce1" office:value-type="string" calcext:value-type="string">
            <text:p>680946.030000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0.250000</text:p>
          </table:table-cell>
          <table:table-cell table:style-name="ce1" office:value-type="string" calcext:value-type="string">
            <text:p>kruskal_matrix</text:p>
          </table:table-cell>
          <table:table-cell table:style-name="ce1" office:value-type="string" calcext:value-type="string">
            <text:p>448044.950000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0.250000</text:p>
          </table:table-cell>
          <table:table-cell table:style-name="ce1" office:value-type="string" calcext:value-type="string">
            <text:p>prime_list</text:p>
          </table:table-cell>
          <table:table-cell table:style-name="ce1" office:value-type="string" calcext:value-type="string">
            <text:p>470102.040000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0.250000</text:p>
          </table:table-cell>
          <table:table-cell table:style-name="ce1" office:value-type="string" calcext:value-type="string">
            <text:p>prime_matrix</text:p>
          </table:table-cell>
          <table:table-cell table:style-name="ce1" office:value-type="string" calcext:value-type="string">
            <text:p>513860.380000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0.500000</text:p>
          </table:table-cell>
          <table:table-cell table:style-name="ce1" office:value-type="string" calcext:value-type="string">
            <text:p>kruskal_list</text:p>
          </table:table-cell>
          <table:table-cell table:style-name="ce1" office:value-type="string" calcext:value-type="string">
            <text:p>1177173.100000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0.500000</text:p>
          </table:table-cell>
          <table:table-cell table:style-name="ce1" office:value-type="string" calcext:value-type="string">
            <text:p>kruskal_matrix</text:p>
          </table:table-cell>
          <table:table-cell table:style-name="ce1" office:value-type="string" calcext:value-type="string">
            <text:p>853590.910000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0.500000</text:p>
          </table:table-cell>
          <table:table-cell table:style-name="ce1" office:value-type="string" calcext:value-type="string">
            <text:p>prime_list</text:p>
          </table:table-cell>
          <table:table-cell table:style-name="ce1" office:value-type="string" calcext:value-type="string">
            <text:p>958154.470000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0.500000</text:p>
          </table:table-cell>
          <table:table-cell table:style-name="ce1" office:value-type="string" calcext:value-type="string">
            <text:p>prime_matrix</text:p>
          </table:table-cell>
          <table:table-cell table:style-name="ce1" office:value-type="string" calcext:value-type="string">
            <text:p>1395012.910000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0.750000</text:p>
          </table:table-cell>
          <table:table-cell table:style-name="ce1" office:value-type="string" calcext:value-type="string">
            <text:p>kruskal_list</text:p>
          </table:table-cell>
          <table:table-cell table:style-name="ce1" office:value-type="string" calcext:value-type="string">
            <text:p>1721836.200000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0.750000</text:p>
          </table:table-cell>
          <table:table-cell table:style-name="ce1" office:value-type="string" calcext:value-type="string">
            <text:p>kruskal_matrix</text:p>
          </table:table-cell>
          <table:table-cell table:style-name="ce1" office:value-type="string" calcext:value-type="string">
            <text:p>1382275.670000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0.750000</text:p>
          </table:table-cell>
          <table:table-cell table:style-name="ce1" office:value-type="string" calcext:value-type="string">
            <text:p>prime_list</text:p>
          </table:table-cell>
          <table:table-cell table:style-name="ce1" office:value-type="string" calcext:value-type="string">
            <text:p>1664561.900000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0.750000</text:p>
          </table:table-cell>
          <table:table-cell table:style-name="ce1" office:value-type="string" calcext:value-type="string">
            <text:p>prime_matrix</text:p>
          </table:table-cell>
          <table:table-cell table:style-name="ce1" office:value-type="string" calcext:value-type="string">
            <text:p>2954233.770000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0.990000</text:p>
          </table:table-cell>
          <table:table-cell table:style-name="ce1" office:value-type="string" calcext:value-type="string">
            <text:p>kruskal_list</text:p>
          </table:table-cell>
          <table:table-cell table:style-name="ce1" office:value-type="string" calcext:value-type="string">
            <text:p>2300682.310000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0.990000</text:p>
          </table:table-cell>
          <table:table-cell table:style-name="ce1" office:value-type="string" calcext:value-type="string">
            <text:p>kruskal_matrix</text:p>
          </table:table-cell>
          <table:table-cell table:style-name="ce1" office:value-type="string" calcext:value-type="string">
            <text:p>1979940.670000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0.990000</text:p>
          </table:table-cell>
          <table:table-cell table:style-name="ce1" office:value-type="string" calcext:value-type="string">
            <text:p>prime_list</text:p>
          </table:table-cell>
          <table:table-cell table:style-name="ce1" office:value-type="string" calcext:value-type="string">
            <text:p>2297866.050000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0.990000</text:p>
          </table:table-cell>
          <table:table-cell table:style-name="ce1" office:value-type="string" calcext:value-type="string">
            <text:p>prime_matrix</text:p>
          </table:table-cell>
          <table:table-cell table:style-name="ce1" office:value-type="string" calcext:value-type="string">
            <text:p>4695179.310000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0.250000</text:p>
          </table:table-cell>
          <table:table-cell table:style-name="ce1" office:value-type="string" calcext:value-type="string">
            <text:p>kruskal_list</text:p>
          </table:table-cell>
          <table:table-cell table:style-name="ce1" office:value-type="string" calcext:value-type="string">
            <text:p>1041082.990000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0.250000</text:p>
          </table:table-cell>
          <table:table-cell table:style-name="ce1" office:value-type="string" calcext:value-type="string">
            <text:p>kruskal_matrix</text:p>
          </table:table-cell>
          <table:table-cell table:style-name="ce1" office:value-type="string" calcext:value-type="string">
            <text:p>704930.640000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0.250000</text:p>
          </table:table-cell>
          <table:table-cell table:style-name="ce1" office:value-type="string" calcext:value-type="string">
            <text:p>prime_list</text:p>
          </table:table-cell>
          <table:table-cell table:style-name="ce1" office:value-type="string" calcext:value-type="string">
            <text:p>776677.940000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0.250000</text:p>
          </table:table-cell>
          <table:table-cell table:style-name="ce1" office:value-type="string" calcext:value-type="string">
            <text:p>prime_matrix</text:p>
          </table:table-cell>
          <table:table-cell table:style-name="ce1" office:value-type="string" calcext:value-type="string">
            <text:p>848141.640000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0.500000</text:p>
          </table:table-cell>
          <table:table-cell table:style-name="ce1" office:value-type="string" calcext:value-type="string">
            <text:p>kruskal_list</text:p>
          </table:table-cell>
          <table:table-cell table:style-name="ce1" office:value-type="string" calcext:value-type="string">
            <text:p>1949994.430000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0.500000</text:p>
          </table:table-cell>
          <table:table-cell table:style-name="ce1" office:value-type="string" calcext:value-type="string">
            <text:p>kruskal_matrix</text:p>
          </table:table-cell>
          <table:table-cell table:style-name="ce1" office:value-type="string" calcext:value-type="string">
            <text:p>1499075.520000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0.500000</text:p>
          </table:table-cell>
          <table:table-cell table:style-name="ce1" office:value-type="string" calcext:value-type="string">
            <text:p>prime_list</text:p>
          </table:table-cell>
          <table:table-cell table:style-name="ce1" office:value-type="string" calcext:value-type="string">
            <text:p>1824262.880000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0.500000</text:p>
          </table:table-cell>
          <table:table-cell table:style-name="ce1" office:value-type="string" calcext:value-type="string">
            <text:p>prime_matrix</text:p>
          </table:table-cell>
          <table:table-cell table:style-name="ce1" office:value-type="string" calcext:value-type="string">
            <text:p>1928730.360000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0.750000</text:p>
          </table:table-cell>
          <table:table-cell table:style-name="ce1" office:value-type="string" calcext:value-type="string">
            <text:p>kruskal_list</text:p>
          </table:table-cell>
          <table:table-cell table:style-name="ce1" office:value-type="string" calcext:value-type="string">
            <text:p>2995574.690000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0.750000</text:p>
          </table:table-cell>
          <table:table-cell table:style-name="ce1" office:value-type="string" calcext:value-type="string">
            <text:p>kruskal_matrix</text:p>
          </table:table-cell>
          <table:table-cell table:style-name="ce1" office:value-type="string" calcext:value-type="string">
            <text:p>2566696.080000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0.750000</text:p>
          </table:table-cell>
          <table:table-cell table:style-name="ce1" office:value-type="string" calcext:value-type="string">
            <text:p>prime_list</text:p>
          </table:table-cell>
          <table:table-cell table:style-name="ce1" office:value-type="string" calcext:value-type="string">
            <text:p>3009222.810000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0.750000</text:p>
          </table:table-cell>
          <table:table-cell table:style-name="ce1" office:value-type="string" calcext:value-type="string">
            <text:p>prime_matrix</text:p>
          </table:table-cell>
          <table:table-cell table:style-name="ce1" office:value-type="string" calcext:value-type="string">
            <text:p>6933060.350000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0.990000</text:p>
          </table:table-cell>
          <table:table-cell table:style-name="ce1" office:value-type="string" calcext:value-type="string">
            <text:p>kruskal_list</text:p>
          </table:table-cell>
          <table:table-cell table:style-name="ce1" office:value-type="string" calcext:value-type="string">
            <text:p>4928603.760000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0.990000</text:p>
          </table:table-cell>
          <table:table-cell table:style-name="ce1" office:value-type="string" calcext:value-type="string">
            <text:p>kruskal_matrix</text:p>
          </table:table-cell>
          <table:table-cell table:style-name="ce1" office:value-type="string" calcext:value-type="string">
            <text:p>3684742.660000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0.990000</text:p>
          </table:table-cell>
          <table:table-cell table:style-name="ce1" office:value-type="string" calcext:value-type="string">
            <text:p>prime_list</text:p>
          </table:table-cell>
          <table:table-cell table:style-name="ce1" office:value-type="string" calcext:value-type="string">
            <text:p>4784814.490000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0.990000</text:p>
          </table:table-cell>
          <table:table-cell table:style-name="ce1" office:value-type="string" calcext:value-type="string">
            <text:p>prime_matrix</text:p>
          </table:table-cell>
          <table:table-cell table:style-name="ce1" office:value-type="string" calcext:value-type="string">
            <text:p>9175826.450000</text:p>
          </table:table-cell>
          <table:table-cell table:number-columns-repeated="1020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DaneZewnętrzne_1" table:base-cell-address="$Arkusz3.$A$1" table:cell-range-address="$Arkusz2.$A$1:.$D$81"/>
        </table:named-expressions>
      </table:table>
      <table:table table:name="mst" table:style-name="ta4">
        <office:forms form:automatic-focus="false" form:apply-design-mode="false"/>
        <table:shapes>
          <draw:frame draw:z-index="3" draw:style-name="gr2" draw:text-style-name="P2" svg:width="453.51pt" svg:height="255.09pt" svg:x="1176.83pt" svg:y="2.83pt">
            <draw:object draw:notify-on-update-of-ranges="mst.U29:mst.U2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number-columns-repeated="1017" table:default-cell-style-name="Default"/>
        <table:table-row table:style-name="ro1">
          <table:table-cell office:value-type="string" calcext:value-type="string">
            <text:p>Liczba wierzcholkow</text:p>
          </table:table-cell>
          <table:table-cell office:value-type="string" calcext:value-type="string">
            <text:p>Wypelnienie wierzcholkow</text:p>
          </table:table-cell>
          <table:table-cell office:value-type="string" calcext:value-type="string">
            <text:p>Typ algorytmu</text:p>
          </table:table-cell>
          <table:table-cell office:value-type="string" calcext:value-type="string">
            <text:p>Srednia</text:p>
          </table:table-cell>
          <table:table-cell/>
          <table:table-cell office:value-type="string" calcext:value-type="string">
            <text:p>copy</text:p>
          </table:table-cell>
          <table:table-cell table:number-columns-repeated="1018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0.250000</text:p>
          </table:table-cell>
          <table:table-cell table:style-name="ce6" office:value-type="string" calcext:value-type="string">
            <text:p>Kruskal lista</text:p>
          </table:table-cell>
          <table:table-cell table:formula="of:=[.E2]*1.85 + 315" office:value-type="float" office:value="204847.571025" calcext:value-type="float">
            <text:p>204847.571025</text:p>
          </table:table-cell>
          <table:table-cell table:formula="of:=[.F2]*1.85 + 315" office:value-type="float" office:value="110558.1465" calcext:value-type="float">
            <text:p>110558.1465</text:p>
          </table:table-cell>
          <table:table-cell table:style-name="ce12" office:value-type="float" office:value="59590.89" calcext:value-type="float">
            <text:p>59590.89</text:p>
          </table:table-cell>
          <table:table-cell office:value-type="string" calcext:value-type="string">
            <text:p>Kruskal 25%</text:p>
          </table:table-cell>
          <table:table-cell/>
          <table:table-cell>
            <draw:frame table:end-cell-address="mst.T23" table:end-x="58.31pt" table:end-y="8.87pt" draw:z-index="5" draw:name="Wykres 3" draw:style-name="gr1" draw:text-style-name="P1" svg:width="672.29pt" svg:height="289.84pt" svg:x="43.26pt" svg:y="8.84pt">
              <draw:object draw:notify-on-update-of-ranges="mst.A2:mst.A6 mst.C2:mst.C2 mst.D2:mst.D6 mst.A22:mst.A26 mst.C22:mst.C22 mst.D22:mst.D26 mst.A42:mst.A46 mst.C42:mst.C42 mst.D42:mst.D46 mst.A62:mst.A66 mst.C62:mst.C62 mst.D62:mst.D66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1"/>
          <table:table-cell>
            <draw:frame table:end-cell-address="mst.AF30" table:end-x="49.35pt" table:end-y="13.8pt" draw:z-index="4" draw:name="Wykres 3" draw:style-name="gr1" draw:text-style-name="P1" svg:width="672.6pt" svg:height="391.41pt" svg:x="34.02pt" svg:y="8.82pt">
              <draw:object draw:notify-on-update-of-ranges="mst.G2:mst.G2 mst.D2:mst.D6 mst.A2:mst.A6 mst.G7:mst.G7 mst.D7:mst.D11 mst.A7:mst.A11 mst.G12:mst.G12 mst.D12:mst.D16 mst.A12:mst.A16 mst.G17:mst.G17 mst.D17:mst.D21 mst.A17:mst.A21 mst.G42:mst.G42 mst.D42:mst.D46 mst.A42:mst.A46 mst.G47:mst.G47 mst.D47:mst.D51 mst.A47:mst.A51 mst.G52:mst.G52 mst.D52:mst.D56 mst.A52:mst.A56 mst.G57:mst.G57 mst.D57:mst.D61 mst.A57:mst.A61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03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7" office:value-type="string" calcext:value-type="string">
            <text:p>0.250000</text:p>
          </table:table-cell>
          <table:table-cell table:style-name="ce7" office:value-type="string" calcext:value-type="string">
            <text:p>kruskal_list</text:p>
          </table:table-cell>
          <table:table-cell table:formula="of:=[.E3]*1.85 + 315" office:value-type="float" office:value="654033.104375" calcext:value-type="float">
            <text:p>654033.104375</text:p>
          </table:table-cell>
          <table:table-cell table:formula="of:=[.F3]*1.85 + 315" office:value-type="float" office:value="353361.1375" calcext:value-type="float">
            <text:p>353361.1375</text:p>
          </table:table-cell>
          <table:table-cell table:style-name="ce11" office:value-type="float" office:value="190835.75" calcext:value-type="float">
            <text:p>190835.75</text:p>
          </table:table-cell>
          <table:table-cell table:number-columns-repeated="1018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0.250000</text:p>
          </table:table-cell>
          <table:table-cell table:style-name="ce6" office:value-type="string" calcext:value-type="string">
            <text:p>kruskal_list</text:p>
          </table:table-cell>
          <table:table-cell table:formula="of:=[.E4]*1.85 + 315" office:value-type="float" office:value="1407983.364225" calcext:value-type="float">
            <text:p>1407983.364225</text:p>
          </table:table-cell>
          <table:table-cell table:formula="of:=[.F4]*1.85 + 315" office:value-type="float" office:value="760901.8185" calcext:value-type="float">
            <text:p>760901.8185</text:p>
          </table:table-cell>
          <table:table-cell table:style-name="ce12" office:value-type="float" office:value="411128.01" calcext:value-type="float">
            <text:p>411128.01</text:p>
          </table:table-cell>
          <table:table-cell table:number-columns-repeated="1018"/>
        </table:table-row>
        <table:table-row table:style-name="ro1">
          <table:table-cell table:style-name="ce4" office:value-type="float" office:value="180" calcext:value-type="float">
            <text:p>180</text:p>
          </table:table-cell>
          <table:table-cell table:style-name="ce7" office:value-type="string" calcext:value-type="string">
            <text:p>0.250000</text:p>
          </table:table-cell>
          <table:table-cell table:style-name="ce7" office:value-type="string" calcext:value-type="string">
            <text:p>kruskal_list</text:p>
          </table:table-cell>
          <table:table-cell table:formula="of:=[.E5]*1.85 + 315" office:value-type="float" office:value="2331435.537675" calcext:value-type="float">
            <text:p>2331435.537675</text:p>
          </table:table-cell>
          <table:table-cell table:formula="of:=[.F5]*1.85 + 315" office:value-type="float" office:value="1260065.1555" calcext:value-type="float">
            <text:p>1260065.1555</text:p>
          </table:table-cell>
          <table:table-cell table:style-name="ce11" office:value-type="float" office:value="680946.03" calcext:value-type="float">
            <text:p>680946.03</text:p>
          </table:table-cell>
          <table:table-cell table:number-columns-repeated="1018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0.250000</text:p>
          </table:table-cell>
          <table:table-cell table:style-name="ce6" office:value-type="string" calcext:value-type="string">
            <text:p>kruskal_list</text:p>
          </table:table-cell>
          <table:table-cell table:formula="of:=[.E6]*1.85 + 315" office:value-type="float" office:value="3564004.283275" calcext:value-type="float">
            <text:p>3564004.283275</text:p>
          </table:table-cell>
          <table:table-cell table:formula="of:=[.F6]*1.85 + 315" office:value-type="float" office:value="1926318.5315" calcext:value-type="float">
            <text:p>1926318.5315</text:p>
          </table:table-cell>
          <table:table-cell table:style-name="ce12" office:value-type="float" office:value="1041082.99" calcext:value-type="float">
            <text:p>1041082.99</text:p>
          </table:table-cell>
          <table:table-cell table:number-columns-repeated="1018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0.500000</text:p>
          </table:table-cell>
          <table:table-cell table:style-name="ce6" office:value-type="string" calcext:value-type="string">
            <text:p>kruskal_list</text:p>
          </table:table-cell>
          <table:table-cell table:formula="of:=[.E7]*1.85 + 315" office:value-type="float" office:value="269635.94095" calcext:value-type="float">
            <text:p>269635.94095</text:p>
          </table:table-cell>
          <table:table-cell table:formula="of:=[.F7]*1.85 + 315" office:value-type="float" office:value="145578.887" calcext:value-type="float">
            <text:p>145578.887</text:p>
          </table:table-cell>
          <table:table-cell table:style-name="ce12" office:value-type="float" office:value="78521.02" calcext:value-type="float">
            <text:p>78521.02</text:p>
          </table:table-cell>
          <table:table-cell office:value-type="string" calcext:value-type="string">
            <text:p>Kruskal 50%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7" office:value-type="string" calcext:value-type="string">
            <text:p>0.500000</text:p>
          </table:table-cell>
          <table:table-cell table:style-name="ce7" office:value-type="string" calcext:value-type="string">
            <text:p>kruskal_list</text:p>
          </table:table-cell>
          <table:table-cell table:formula="of:=[.E8]*1.85 + 315" office:value-type="float" office:value="967577.05675" calcext:value-type="float">
            <text:p>967577.05675</text:p>
          </table:table-cell>
          <table:table-cell table:formula="of:=[.F8]*1.85 + 315" office:value-type="float" office:value="522844.355" calcext:value-type="float">
            <text:p>522844.355</text:p>
          </table:table-cell>
          <table:table-cell table:style-name="ce11" office:value-type="float" office:value="282448.3" calcext:value-type="float">
            <text:p>282448.30</text:p>
          </table:table-cell>
          <table:table-cell table:number-columns-repeated="1018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0.500000</text:p>
          </table:table-cell>
          <table:table-cell table:style-name="ce6" office:value-type="string" calcext:value-type="string">
            <text:p>kruskal_list</text:p>
          </table:table-cell>
          <table:table-cell table:formula="of:=[.E9]*1.85 + 315" office:value-type="float" office:value="2144138.198425" calcext:value-type="float">
            <text:p>2144138.198425</text:p>
          </table:table-cell>
          <table:table-cell table:formula="of:=[.F9]*1.85 + 315" office:value-type="float" office:value="1158823.3505" calcext:value-type="float">
            <text:p>1158823.3505</text:p>
          </table:table-cell>
          <table:table-cell table:style-name="ce12" office:value-type="float" office:value="626220.73" calcext:value-type="float">
            <text:p>626220.73</text:p>
          </table:table-cell>
          <table:table-cell table:number-columns-repeated="1018"/>
        </table:table-row>
        <table:table-row table:style-name="ro1">
          <table:table-cell table:style-name="ce4" office:value-type="float" office:value="180" calcext:value-type="float">
            <text:p>180</text:p>
          </table:table-cell>
          <table:table-cell table:style-name="ce7" office:value-type="string" calcext:value-type="string">
            <text:p>0.500000</text:p>
          </table:table-cell>
          <table:table-cell table:style-name="ce7" office:value-type="string" calcext:value-type="string">
            <text:p>kruskal_list</text:p>
          </table:table-cell>
          <table:table-cell table:formula="of:=[.E10]*1.85 + 315" office:value-type="float" office:value="4029772.68475" calcext:value-type="float">
            <text:p>4029772.68475</text:p>
          </table:table-cell>
          <table:table-cell table:formula="of:=[.F10]*1.85 + 315" office:value-type="float" office:value="2178085.235" calcext:value-type="float">
            <text:p>2178085.235</text:p>
          </table:table-cell>
          <table:table-cell table:style-name="ce11" office:value-type="float" office:value="1177173.1" calcext:value-type="float">
            <text:p>1177173.10</text:p>
          </table:table-cell>
          <table:table-cell table:number-columns-repeated="1018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0.500000</text:p>
          </table:table-cell>
          <table:table-cell table:style-name="ce6" office:value-type="string" calcext:value-type="string">
            <text:p>kruskal_list</text:p>
          </table:table-cell>
          <table:table-cell table:formula="of:=[.E11]*1.85 + 315" office:value-type="float" office:value="6674753.686675" calcext:value-type="float">
            <text:p>6674753.686675</text:p>
          </table:table-cell>
          <table:table-cell table:formula="of:=[.F11]*1.85 + 315" office:value-type="float" office:value="3607804.6955" calcext:value-type="float">
            <text:p>3607804.6955</text:p>
          </table:table-cell>
          <table:table-cell table:style-name="ce12" office:value-type="float" office:value="1949994.43" calcext:value-type="float">
            <text:p>1949994.43</text:p>
          </table:table-cell>
          <table:table-cell table:number-columns-repeated="1018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0.750000</text:p>
          </table:table-cell>
          <table:table-cell table:style-name="ce6" office:value-type="string" calcext:value-type="string">
            <text:p>kruskal_list</text:p>
          </table:table-cell>
          <table:table-cell table:formula="of:=[.E12]*1.85 + 315" office:value-type="float" office:value="348686.005275" calcext:value-type="float">
            <text:p>348686.005275</text:p>
          </table:table-cell>
          <table:table-cell table:formula="of:=[.F12]*1.85 + 315" office:value-type="float" office:value="188308.6515" calcext:value-type="float">
            <text:p>188308.6515</text:p>
          </table:table-cell>
          <table:table-cell table:style-name="ce12" office:value-type="float" office:value="101618.19" calcext:value-type="float">
            <text:p>101618.19</text:p>
          </table:table-cell>
          <table:table-cell office:value-type="string" calcext:value-type="string">
            <text:p>Kruskal 75%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7" office:value-type="string" calcext:value-type="string">
            <text:p>0.750000</text:p>
          </table:table-cell>
          <table:table-cell table:style-name="ce7" office:value-type="string" calcext:value-type="string">
            <text:p>kruskal_list</text:p>
          </table:table-cell>
          <table:table-cell table:formula="of:=[.E13]*1.85 + 315" office:value-type="float" office:value="1290383.3551" calcext:value-type="float">
            <text:p>1290383.3551</text:p>
          </table:table-cell>
          <table:table-cell table:formula="of:=[.F13]*1.85 + 315" office:value-type="float" office:value="697334.246" calcext:value-type="float">
            <text:p>697334.246</text:p>
          </table:table-cell>
          <table:table-cell table:style-name="ce11" office:value-type="float" office:value="376767.16" calcext:value-type="float">
            <text:p>376767.16</text:p>
          </table:table-cell>
          <table:table-cell table:number-columns-repeated="1018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0.750000</text:p>
          </table:table-cell>
          <table:table-cell table:style-name="ce6" office:value-type="string" calcext:value-type="string">
            <text:p>kruskal_list</text:p>
          </table:table-cell>
          <table:table-cell table:formula="of:=[.E14]*1.85 + 315" office:value-type="float" office:value="3015897.2399" calcext:value-type="float">
            <text:p>3015897.2399</text:p>
          </table:table-cell>
          <table:table-cell table:formula="of:=[.F14]*1.85 + 315" office:value-type="float" office:value="1630044.454" calcext:value-type="float">
            <text:p>1630044.454</text:p>
          </table:table-cell>
          <table:table-cell table:style-name="ce12" office:value-type="float" office:value="880934.84" calcext:value-type="float">
            <text:p>880934.84</text:p>
          </table:table-cell>
          <table:table-cell table:number-columns-repeated="1018"/>
        </table:table-row>
        <table:table-row table:style-name="ro1">
          <table:table-cell table:style-name="ce4" office:value-type="float" office:value="180" calcext:value-type="float">
            <text:p>180</text:p>
          </table:table-cell>
          <table:table-cell table:style-name="ce7" office:value-type="string" calcext:value-type="string">
            <text:p>0.750000</text:p>
          </table:table-cell>
          <table:table-cell table:style-name="ce7" office:value-type="string" calcext:value-type="string">
            <text:p>kruskal_list</text:p>
          </table:table-cell>
          <table:table-cell table:formula="of:=[.E15]*1.85 + 315" office:value-type="float" office:value="5893882.1445" calcext:value-type="float">
            <text:p>5893882.1445</text:p>
          </table:table-cell>
          <table:table-cell table:formula="of:=[.F15]*1.85 + 315" office:value-type="float" office:value="3185711.97" calcext:value-type="float">
            <text:p>3185711.97</text:p>
          </table:table-cell>
          <table:table-cell table:style-name="ce11" office:value-type="float" office:value="1721836.2" calcext:value-type="float">
            <text:p>1721836.20</text:p>
          </table:table-cell>
          <table:table-cell table:number-columns-repeated="1018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0.750000</text:p>
          </table:table-cell>
          <table:table-cell table:style-name="ce6" office:value-type="string" calcext:value-type="string">
            <text:p>kruskal_list</text:p>
          </table:table-cell>
          <table:table-cell table:formula="of:=[.E16]*1.85 + 315" office:value-type="float" office:value="10253252.126525" calcext:value-type="float">
            <text:p>10253252.126525</text:p>
          </table:table-cell>
          <table:table-cell table:formula="of:=[.F16]*1.85 + 315" office:value-type="float" office:value="5542128.1765" calcext:value-type="float">
            <text:p>5542128.1765</text:p>
          </table:table-cell>
          <table:table-cell table:style-name="ce12" office:value-type="float" office:value="2995574.69" calcext:value-type="float">
            <text:p>2995574.69</text:p>
          </table:table-cell>
          <table:table-cell table:number-columns-repeated="1018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0.990000</text:p>
          </table:table-cell>
          <table:table-cell table:style-name="ce6" office:value-type="string" calcext:value-type="string">
            <text:p>kruskal_list</text:p>
          </table:table-cell>
          <table:table-cell table:formula="of:=[.E17]*1.85 + 315" office:value-type="float" office:value="417259.009925" calcext:value-type="float">
            <text:p>417259.009925</text:p>
          </table:table-cell>
          <table:table-cell table:formula="of:=[.F17]*1.85 + 315" office:value-type="float" office:value="225375.1405" calcext:value-type="float">
            <text:p>225375.1405</text:p>
          </table:table-cell>
          <table:table-cell table:style-name="ce12" office:value-type="float" office:value="121654.13" calcext:value-type="float">
            <text:p>121654.13</text:p>
          </table:table-cell>
          <table:table-cell office:value-type="string" calcext:value-type="string">
            <text:p>Kruskal 99%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7" office:value-type="string" calcext:value-type="string">
            <text:p>0.990000</text:p>
          </table:table-cell>
          <table:table-cell table:style-name="ce7" office:value-type="string" calcext:value-type="string">
            <text:p>kruskal_list</text:p>
          </table:table-cell>
          <table:table-cell table:formula="of:=[.E18]*1.85 + 315" office:value-type="float" office:value="1642612.030325" calcext:value-type="float">
            <text:p>1642612.030325</text:p>
          </table:table-cell>
          <table:table-cell table:formula="of:=[.F18]*1.85 + 315" office:value-type="float" office:value="887728.1245" calcext:value-type="float">
            <text:p>887728.1245</text:p>
          </table:table-cell>
          <table:table-cell table:style-name="ce11" office:value-type="float" office:value="479682.77" calcext:value-type="float">
            <text:p>479682.77</text:p>
          </table:table-cell>
          <table:table-cell table:number-columns-repeated="1018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0.990000</text:p>
          </table:table-cell>
          <table:table-cell table:style-name="ce6" office:value-type="string" calcext:value-type="string">
            <text:p>kruskal_list</text:p>
          </table:table-cell>
          <table:table-cell table:formula="of:=[.E19]*1.85 + 315" office:value-type="float" office:value="3939610.20785" calcext:value-type="float">
            <text:p>3939610.20785</text:p>
          </table:table-cell>
          <table:table-cell table:formula="of:=[.F19]*1.85 + 315" office:value-type="float" office:value="2129348.761" calcext:value-type="float">
            <text:p>2129348.761</text:p>
          </table:table-cell>
          <table:table-cell table:style-name="ce12" office:value-type="float" office:value="1150829.06" calcext:value-type="float">
            <text:p>1150829.06</text:p>
          </table:table-cell>
          <table:table-cell table:number-columns-repeated="1018"/>
        </table:table-row>
        <table:table-row table:style-name="ro1">
          <table:table-cell table:style-name="ce4" office:value-type="float" office:value="180" calcext:value-type="float">
            <text:p>180</text:p>
          </table:table-cell>
          <table:table-cell table:style-name="ce7" office:value-type="string" calcext:value-type="string">
            <text:p>0.990000</text:p>
          </table:table-cell>
          <table:table-cell table:style-name="ce7" office:value-type="string" calcext:value-type="string">
            <text:p>kruskal_list</text:p>
          </table:table-cell>
          <table:table-cell table:formula="of:=[.E20]*1.85 + 315" office:value-type="float" office:value="7874982.955975" calcext:value-type="float">
            <text:p>7874982.955975</text:p>
          </table:table-cell>
          <table:table-cell table:formula="of:=[.F20]*1.85 + 315" office:value-type="float" office:value="4256577.2735" calcext:value-type="float">
            <text:p>4256577.2735</text:p>
          </table:table-cell>
          <table:table-cell table:style-name="ce11" office:value-type="float" office:value="2300682.31" calcext:value-type="float">
            <text:p>2300682.31</text:p>
          </table:table-cell>
          <table:table-cell table:number-columns-repeated="1018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0.990000</text:p>
          </table:table-cell>
          <table:table-cell table:style-name="ce6" office:value-type="string" calcext:value-type="string">
            <text:p>kruskal_list</text:p>
          </table:table-cell>
          <table:table-cell table:formula="of:=[.E21]*1.85 + 315" office:value-type="float" office:value="16869044.1186" calcext:value-type="float">
            <text:p>16869044.1186</text:p>
          </table:table-cell>
          <table:table-cell table:formula="of:=[.F21]*1.85 + 315" office:value-type="float" office:value="9118231.956" calcext:value-type="float">
            <text:p>9118231.956</text:p>
          </table:table-cell>
          <table:table-cell table:style-name="ce12" office:value-type="float" office:value="4928603.76" calcext:value-type="float">
            <text:p>4928603.76</text:p>
          </table:table-cell>
          <table:table-cell table:number-columns-repeated="1018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0.250000</text:p>
          </table:table-cell>
          <table:table-cell table:style-name="ce6" office:value-type="string" calcext:value-type="string">
            <text:p>Kruskal macierz</text:p>
          </table:table-cell>
          <table:table-cell table:formula="of:=[.E22]*1.85 + 315" office:value-type="float" office:value="127721.944225" calcext:value-type="float">
            <text:p>127721.944225</text:p>
          </table:table-cell>
          <table:table-cell table:formula="of:=[.F22]*1.85 + 315" office:value-type="float" office:value="68868.6185" calcext:value-type="float">
            <text:p>68868.6185</text:p>
          </table:table-cell>
          <table:table-cell table:style-name="ce12" office:value-type="float" office:value="37056.01" calcext:value-type="float">
            <text:p>37056.01</text:p>
          </table:table-cell>
          <table:table-cell office:value-type="string" calcext:value-type="string">
            <text:p>Kruskal 25%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7" office:value-type="string" calcext:value-type="string">
            <text:p>0.250000</text:p>
          </table:table-cell>
          <table:table-cell table:style-name="ce7" office:value-type="string" calcext:value-type="string">
            <text:p>kruskal_matrix</text:p>
          </table:table-cell>
          <table:table-cell table:formula="of:=[.E23]*1.85 + 315" office:value-type="float" office:value="409488.497475" calcext:value-type="float">
            <text:p>409488.497475</text:p>
          </table:table-cell>
          <table:table-cell table:formula="of:=[.F23]*1.85 + 315" office:value-type="float" office:value="221174.8635" calcext:value-type="float">
            <text:p>221174.8635</text:p>
          </table:table-cell>
          <table:table-cell table:style-name="ce11" office:value-type="float" office:value="119383.71" calcext:value-type="float">
            <text:p>119383.71</text:p>
          </table:table-cell>
          <table:table-cell table:number-columns-repeated="1018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0.250000</text:p>
          </table:table-cell>
          <table:table-cell table:style-name="ce6" office:value-type="string" calcext:value-type="string">
            <text:p>kruskal_matrix</text:p>
          </table:table-cell>
          <table:table-cell table:formula="of:=[.E24]*1.85 + 315" office:value-type="float" office:value="888622.44595" calcext:value-type="float">
            <text:p>888622.44595</text:p>
          </table:table-cell>
          <table:table-cell table:formula="of:=[.F24]*1.85 + 315" office:value-type="float" office:value="480166.187" calcext:value-type="float">
            <text:p>480166.187</text:p>
          </table:table-cell>
          <table:table-cell table:style-name="ce12" office:value-type="float" office:value="259379.02" calcext:value-type="float">
            <text:p>259379.02</text:p>
          </table:table-cell>
          <table:table-cell table:number-columns-repeated="1018"/>
        </table:table-row>
        <table:table-row table:style-name="ro1">
          <table:table-cell table:style-name="ce4" office:value-type="float" office:value="180" calcext:value-type="float">
            <text:p>180</text:p>
          </table:table-cell>
          <table:table-cell table:style-name="ce7" office:value-type="string" calcext:value-type="string">
            <text:p>0.250000</text:p>
          </table:table-cell>
          <table:table-cell table:style-name="ce7" office:value-type="string" calcext:value-type="string">
            <text:p>kruskal_matrix</text:p>
          </table:table-cell>
          <table:table-cell table:formula="of:=[.E25]*1.85 + 315" office:value-type="float" office:value="1534331.591375" calcext:value-type="float">
            <text:p>1534331.591375</text:p>
          </table:table-cell>
          <table:table-cell table:formula="of:=[.F25]*1.85 + 315" office:value-type="float" office:value="829198.1575" calcext:value-type="float">
            <text:p>829198.1575</text:p>
          </table:table-cell>
          <table:table-cell table:style-name="ce11" office:value-type="float" office:value="448044.95" calcext:value-type="float">
            <text:p>448044.95</text:p>
          </table:table-cell>
          <table:table-cell table:number-columns-repeated="2"/>
          <table:table-cell>
            <draw:frame table:end-cell-address="mst.T48" table:end-x="39.29pt" table:end-y="7.4pt" draw:z-index="0" draw:name="Wykres 4" draw:style-name="gr1" draw:text-style-name="P1" svg:width="684.06pt" svg:height="314.96pt" svg:x="12.47pt" svg:y="9.84pt">
              <draw:object draw:notify-on-update-of-ranges="mst.A2:mst.A6 mst.C2:mst.C2 mst.D7:mst.D11 mst.A22:mst.A26 mst.C22:mst.C22 mst.D27:mst.D31 mst.A42:mst.A46 mst.C42:mst.C42 mst.D47:mst.D51 mst.A62:mst.A66 mst.C62:mst.C62 mst.D67:mst.D71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0.250000</text:p>
          </table:table-cell>
          <table:table-cell table:style-name="ce6" office:value-type="string" calcext:value-type="string">
            <text:p>kruskal_matrix</text:p>
          </table:table-cell>
          <table:table-cell table:formula="of:=[.E26]*1.85 + 315" office:value-type="float" office:value="2413522.8654" calcext:value-type="float">
            <text:p>2413522.8654</text:p>
          </table:table-cell>
          <table:table-cell table:formula="of:=[.F26]*1.85 + 315" office:value-type="float" office:value="1304436.684" calcext:value-type="float">
            <text:p>1304436.684</text:p>
          </table:table-cell>
          <table:table-cell table:style-name="ce12" office:value-type="float" office:value="704930.64" calcext:value-type="float">
            <text:p>704930.64</text:p>
          </table:table-cell>
          <table:table-cell table:number-columns-repeated="1018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0.500000</text:p>
          </table:table-cell>
          <table:table-cell table:style-name="ce6" office:value-type="string" calcext:value-type="string">
            <text:p>kruskal_matrix</text:p>
          </table:table-cell>
          <table:table-cell table:formula="of:=[.E27]*1.85 + 315" office:value-type="float" office:value="170727.2653" calcext:value-type="float">
            <text:p>170727.2653</text:p>
          </table:table-cell>
          <table:table-cell table:formula="of:=[.F27]*1.85 + 315" office:value-type="float" office:value="92114.738" calcext:value-type="float">
            <text:p>92114.738</text:p>
          </table:table-cell>
          <table:table-cell table:style-name="ce12" office:value-type="float" office:value="49621.48" calcext:value-type="float">
            <text:p>49621.48</text:p>
          </table:table-cell>
          <table:table-cell office:value-type="string" calcext:value-type="string">
            <text:p>Kruskal 50%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7" office:value-type="string" calcext:value-type="string">
            <text:p>0.500000</text:p>
          </table:table-cell>
          <table:table-cell table:style-name="ce7" office:value-type="string" calcext:value-type="string">
            <text:p>kruskal_matrix</text:p>
          </table:table-cell>
          <table:table-cell table:formula="of:=[.E28]*1.85 + 315" office:value-type="float" office:value="617222.474075" calcext:value-type="float">
            <text:p>617222.474075</text:p>
          </table:table-cell>
          <table:table-cell table:formula="of:=[.F28]*1.85 + 315" office:value-type="float" office:value="333463.4995" calcext:value-type="float">
            <text:p>333463.4995</text:p>
          </table:table-cell>
          <table:table-cell table:style-name="ce11" office:value-type="float" office:value="180080.27" calcext:value-type="float">
            <text:p>180080.27</text:p>
          </table:table-cell>
          <table:table-cell table:number-columns-repeated="1018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0.500000</text:p>
          </table:table-cell>
          <table:table-cell table:style-name="ce6" office:value-type="string" calcext:value-type="string">
            <text:p>kruskal_matrix</text:p>
          </table:table-cell>
          <table:table-cell table:formula="of:=[.E29]*1.85 + 315" office:value-type="float" office:value="1512113.0294" calcext:value-type="float">
            <text:p>1512113.0294</text:p>
          </table:table-cell>
          <table:table-cell table:formula="of:=[.F29]*1.85 + 315" office:value-type="float" office:value="817188.124" calcext:value-type="float">
            <text:p>817188.124</text:p>
          </table:table-cell>
          <table:table-cell table:style-name="ce12" office:value-type="float" office:value="441553.04" calcext:value-type="float">
            <text:p>441553.04</text:p>
          </table:table-cell>
          <table:table-cell table:number-columns-repeated="1018"/>
        </table:table-row>
        <table:table-row table:style-name="ro1">
          <table:table-cell table:style-name="ce4" office:value-type="float" office:value="180" calcext:value-type="float">
            <text:p>180</text:p>
          </table:table-cell>
          <table:table-cell table:style-name="ce7" office:value-type="string" calcext:value-type="string">
            <text:p>0.500000</text:p>
          </table:table-cell>
          <table:table-cell table:style-name="ce7" office:value-type="string" calcext:value-type="string">
            <text:p>kruskal_matrix</text:p>
          </table:table-cell>
          <table:table-cell table:formula="of:=[.E30]*1.85 + 315" office:value-type="float" office:value="2922312.639475" calcext:value-type="float">
            <text:p>2922312.639475</text:p>
          </table:table-cell>
          <table:table-cell table:formula="of:=[.F30]*1.85 + 315" office:value-type="float" office:value="1579458.1835" calcext:value-type="float">
            <text:p>1579458.1835</text:p>
          </table:table-cell>
          <table:table-cell table:style-name="ce11" office:value-type="float" office:value="853590.91" calcext:value-type="float">
            <text:p>853590.91</text:p>
          </table:table-cell>
          <table:table-cell table:number-columns-repeated="1018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0.500000</text:p>
          </table:table-cell>
          <table:table-cell table:style-name="ce6" office:value-type="string" calcext:value-type="string">
            <text:p>kruskal_matrix</text:p>
          </table:table-cell>
          <table:table-cell table:formula="of:=[.E31]*1.85 + 315" office:value-type="float" office:value="5131483.7172" calcext:value-type="float">
            <text:p>5131483.7172</text:p>
          </table:table-cell>
          <table:table-cell table:formula="of:=[.F31]*1.85 + 315" office:value-type="float" office:value="2773604.712" calcext:value-type="float">
            <text:p>2773604.712</text:p>
          </table:table-cell>
          <table:table-cell table:style-name="ce12" office:value-type="float" office:value="1499075.52" calcext:value-type="float">
            <text:p>1499075.52</text:p>
          </table:table-cell>
          <table:table-cell table:number-columns-repeated="1018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0.750000</text:p>
          </table:table-cell>
          <table:table-cell table:style-name="ce6" office:value-type="string" calcext:value-type="string">
            <text:p>kruskal_matrix</text:p>
          </table:table-cell>
          <table:table-cell table:formula="of:=[.E32]*1.85 + 315" office:value-type="float" office:value="209318.21165" calcext:value-type="float">
            <text:p>209318.21165</text:p>
          </table:table-cell>
          <table:table-cell table:formula="of:=[.F32]*1.85 + 315" office:value-type="float" office:value="112974.709" calcext:value-type="float">
            <text:p>112974.709</text:p>
          </table:table-cell>
          <table:table-cell table:style-name="ce12" office:value-type="float" office:value="60897.14" calcext:value-type="float">
            <text:p>60897.14</text:p>
          </table:table-cell>
          <table:table-cell office:value-type="string" calcext:value-type="string">
            <text:p>Kruskal 75%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7" office:value-type="string" calcext:value-type="string">
            <text:p>0.750000</text:p>
          </table:table-cell>
          <table:table-cell table:style-name="ce7" office:value-type="string" calcext:value-type="string">
            <text:p>kruskal_matrix</text:p>
          </table:table-cell>
          <table:table-cell table:formula="of:=[.E33]*1.85 + 315" office:value-type="float" office:value="813686.12395" calcext:value-type="float">
            <text:p>813686.12395</text:p>
          </table:table-cell>
          <table:table-cell table:formula="of:=[.F33]*1.85 + 315" office:value-type="float" office:value="439660.067" calcext:value-type="float">
            <text:p>439660.067</text:p>
          </table:table-cell>
          <table:table-cell table:style-name="ce11" office:value-type="float" office:value="237483.82" calcext:value-type="float">
            <text:p>237483.82</text:p>
          </table:table-cell>
          <table:table-cell table:number-columns-repeated="14"/>
          <table:table-cell>
            <draw:frame table:end-cell-address="mst.AF62" table:end-x="35.97pt" table:end-y="1.25pt" draw:z-index="6" draw:name="Wykres 3" draw:style-name="gr1" draw:text-style-name="P1" svg:width="672.6pt" svg:height="391.41pt" svg:x="20.64pt" svg:y="10.03pt">
              <draw:object draw:notify-on-update-of-ranges="mst.A22:mst.A26 mst.G2:mst.G2 mst.D22:mst.D26 mst.A27:mst.A31 mst.G7:mst.G7 mst.D27:mst.D31 mst.A32:mst.A36 mst.G12:mst.G12 mst.D32:mst.D36 mst.A37:mst.A41 mst.G17:mst.G17 mst.D37:mst.D41 mst.A62:mst.A66 mst.G42:mst.G42 mst.D62:mst.D66 mst.A67:mst.A71 mst.G47:mst.G47 mst.D67:mst.D71 mst.A72:mst.A76 mst.G52:mst.G52 mst.D72:mst.D76 mst.A77:mst.A81 mst.G57:mst.G57 mst.D77:mst.D81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003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0.750000</text:p>
          </table:table-cell>
          <table:table-cell table:style-name="ce6" office:value-type="string" calcext:value-type="string">
            <text:p>kruskal_matrix</text:p>
          </table:table-cell>
          <table:table-cell table:formula="of:=[.E34]*1.85 + 315" office:value-type="float" office:value="2142035.31175" calcext:value-type="float">
            <text:p>2142035.31175</text:p>
          </table:table-cell>
          <table:table-cell table:formula="of:=[.F34]*1.85 + 315" office:value-type="float" office:value="1157686.655" calcext:value-type="float">
            <text:p>1157686.655</text:p>
          </table:table-cell>
          <table:table-cell table:style-name="ce12" office:value-type="float" office:value="625606.3" calcext:value-type="float">
            <text:p>625606.30</text:p>
          </table:table-cell>
          <table:table-cell table:number-columns-repeated="1018"/>
        </table:table-row>
        <table:table-row table:style-name="ro1">
          <table:table-cell table:style-name="ce4" office:value-type="float" office:value="180" calcext:value-type="float">
            <text:p>180</text:p>
          </table:table-cell>
          <table:table-cell table:style-name="ce7" office:value-type="string" calcext:value-type="string">
            <text:p>0.750000</text:p>
          </table:table-cell>
          <table:table-cell table:style-name="ce7" office:value-type="string" calcext:value-type="string">
            <text:p>kruskal_matrix</text:p>
          </table:table-cell>
          <table:table-cell table:formula="of:=[.E35]*1.85 + 315" office:value-type="float" office:value="4731736.230575" calcext:value-type="float">
            <text:p>4731736.230575</text:p>
          </table:table-cell>
          <table:table-cell table:formula="of:=[.F35]*1.85 + 315" office:value-type="float" office:value="2557524.9895" calcext:value-type="float">
            <text:p>2557524.9895</text:p>
          </table:table-cell>
          <table:table-cell table:style-name="ce11" office:value-type="float" office:value="1382275.67" calcext:value-type="float">
            <text:p>1382275.67</text:p>
          </table:table-cell>
          <table:table-cell table:number-columns-repeated="1018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0.750000</text:p>
          </table:table-cell>
          <table:table-cell table:style-name="ce6" office:value-type="string" calcext:value-type="string">
            <text:p>kruskal_matrix</text:p>
          </table:table-cell>
          <table:table-cell table:formula="of:=[.E36]*1.85 + 315" office:value-type="float" office:value="8785415.0838" calcext:value-type="float">
            <text:p>8785415.0838</text:p>
          </table:table-cell>
          <table:table-cell table:formula="of:=[.F36]*1.85 + 315" office:value-type="float" office:value="4748702.748" calcext:value-type="float">
            <text:p>4748702.748</text:p>
          </table:table-cell>
          <table:table-cell table:style-name="ce12" office:value-type="float" office:value="2566696.08" calcext:value-type="float">
            <text:p>2566696.08</text:p>
          </table:table-cell>
          <table:table-cell table:number-columns-repeated="1018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0.990000</text:p>
          </table:table-cell>
          <table:table-cell table:style-name="ce6" office:value-type="string" calcext:value-type="string">
            <text:p>kruskal_matrix</text:p>
          </table:table-cell>
          <table:table-cell table:formula="of:=[.E37]*1.85 + 315" office:value-type="float" office:value="243181.761425" calcext:value-type="float">
            <text:p>243181.761425</text:p>
          </table:table-cell>
          <table:table-cell table:formula="of:=[.F37]*1.85 + 315" office:value-type="float" office:value="131279.3305" calcext:value-type="float">
            <text:p>131279.3305</text:p>
          </table:table-cell>
          <table:table-cell table:style-name="ce12" office:value-type="float" office:value="70791.53" calcext:value-type="float">
            <text:p>70791.53</text:p>
          </table:table-cell>
          <table:table-cell office:value-type="string" calcext:value-type="string">
            <text:p>Kruskal 99%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7" office:value-type="string" calcext:value-type="string">
            <text:p>0.990000</text:p>
          </table:table-cell>
          <table:table-cell table:style-name="ce7" office:value-type="string" calcext:value-type="string">
            <text:p>kruskal_matrix</text:p>
          </table:table-cell>
          <table:table-cell table:formula="of:=[.E38]*1.85 + 315" office:value-type="float" office:value="1089235.0899" calcext:value-type="float">
            <text:p>1089235.0899</text:p>
          </table:table-cell>
          <table:table-cell table:formula="of:=[.F38]*1.85 + 315" office:value-type="float" office:value="588605.454" calcext:value-type="float">
            <text:p>588605.454</text:p>
          </table:table-cell>
          <table:table-cell table:style-name="ce11" office:value-type="float" office:value="317994.84" calcext:value-type="float">
            <text:p>317994.84</text:p>
          </table:table-cell>
          <table:table-cell table:number-columns-repeated="1018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0.990000</text:p>
          </table:table-cell>
          <table:table-cell table:style-name="ce6" office:value-type="string" calcext:value-type="string">
            <text:p>kruskal_matrix</text:p>
          </table:table-cell>
          <table:table-cell table:formula="of:=[.E39]*1.85 + 315" office:value-type="float" office:value="2838730.63755" calcext:value-type="float">
            <text:p>2838730.63755</text:p>
          </table:table-cell>
          <table:table-cell table:formula="of:=[.F39]*1.85 + 315" office:value-type="float" office:value="1534278.723" calcext:value-type="float">
            <text:p>1534278.723</text:p>
          </table:table-cell>
          <table:table-cell table:style-name="ce12" office:value-type="float" office:value="829169.58" calcext:value-type="float">
            <text:p>829169.58</text:p>
          </table:table-cell>
          <table:table-cell table:number-columns-repeated="1018"/>
        </table:table-row>
        <table:table-row table:style-name="ro1">
          <table:table-cell table:style-name="ce4" office:value-type="float" office:value="180" calcext:value-type="float">
            <text:p>180</text:p>
          </table:table-cell>
          <table:table-cell table:style-name="ce7" office:value-type="string" calcext:value-type="string">
            <text:p>0.990000</text:p>
          </table:table-cell>
          <table:table-cell table:style-name="ce7" office:value-type="string" calcext:value-type="string">
            <text:p>kruskal_matrix</text:p>
          </table:table-cell>
          <table:table-cell table:formula="of:=[.E40]*1.85 + 315" office:value-type="float" office:value="6777244.693075" calcext:value-type="float">
            <text:p>6777244.693075</text:p>
          </table:table-cell>
          <table:table-cell table:formula="of:=[.F40]*1.85 + 315" office:value-type="float" office:value="3663205.2395" calcext:value-type="float">
            <text:p>3663205.2395</text:p>
          </table:table-cell>
          <table:table-cell table:style-name="ce11" office:value-type="float" office:value="1979940.67" calcext:value-type="float">
            <text:p>1979940.67</text:p>
          </table:table-cell>
          <table:table-cell table:number-columns-repeated="1018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0.990000</text:p>
          </table:table-cell>
          <table:table-cell table:style-name="ce6" office:value-type="string" calcext:value-type="string">
            <text:p>kruskal_matrix</text:p>
          </table:table-cell>
          <table:table-cell table:formula="of:=[.E41]*1.85 + 315" office:value-type="float" office:value="12611929.50385" calcext:value-type="float">
            <text:p>12611929.50385</text:p>
          </table:table-cell>
          <table:table-cell table:formula="of:=[.F41]*1.85 + 315" office:value-type="float" office:value="6817088.921" calcext:value-type="float">
            <text:p>6817088.921</text:p>
          </table:table-cell>
          <table:table-cell table:style-name="ce12" office:value-type="float" office:value="3684742.66" calcext:value-type="float">
            <text:p>3684742.66</text:p>
          </table:table-cell>
          <table:table-cell table:number-columns-repeated="1018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0.250000</text:p>
          </table:table-cell>
          <table:table-cell table:style-name="ce6" office:value-type="string" calcext:value-type="string">
            <text:p>Prim lista</text:p>
          </table:table-cell>
          <table:table-cell table:formula="of:=[.E62]*1.85 + 315" office:value-type="float" office:value="147665.70735" calcext:value-type="float">
            <text:p>147665.70735</text:p>
          </table:table-cell>
          <table:table-cell table:formula="of:=[.F42]*1.85 + 315" office:value-type="float" office:value="70173.0165" calcext:value-type="float">
            <text:p>70173.0165</text:p>
          </table:table-cell>
          <table:table-cell table:style-name="ce12" office:value-type="float" office:value="37761.09" calcext:value-type="float">
            <text:p>37761.09</text:p>
          </table:table-cell>
          <table:table-cell office:value-type="string" calcext:value-type="string">
            <text:p>Prim 25%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7" office:value-type="string" calcext:value-type="string">
            <text:p>0.250000</text:p>
          </table:table-cell>
          <table:table-cell table:style-name="ce7" office:value-type="string" calcext:value-type="string">
            <text:p>prime_list</text:p>
          </table:table-cell>
          <table:table-cell table:formula="of:=[.E63]*1.85 + 315" office:value-type="float" office:value="465188.795125" calcext:value-type="float">
            <text:p>465188.795125</text:p>
          </table:table-cell>
          <table:table-cell table:formula="of:=[.F43]*1.85 + 315" office:value-type="float" office:value="227903.665" calcext:value-type="float">
            <text:p>227903.665</text:p>
          </table:table-cell>
          <table:table-cell table:style-name="ce11" office:value-type="float" office:value="123020.9" calcext:value-type="float">
            <text:p>123020.90</text:p>
          </table:table-cell>
          <table:table-cell table:number-columns-repeated="1018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0.250000</text:p>
          </table:table-cell>
          <table:table-cell table:style-name="ce6" office:value-type="string" calcext:value-type="string">
            <text:p>prime_list</text:p>
          </table:table-cell>
          <table:table-cell table:formula="of:=[.E64]*1.85 + 315" office:value-type="float" office:value="1040470.796525" calcext:value-type="float">
            <text:p>1040470.796525</text:p>
          </table:table-cell>
          <table:table-cell table:formula="of:=[.F44]*1.85 + 315" office:value-type="float" office:value="525551.201" calcext:value-type="float">
            <text:p>525551.201</text:p>
          </table:table-cell>
          <table:table-cell table:style-name="ce12" office:value-type="float" office:value="283911.46" calcext:value-type="float">
            <text:p>283911.46</text:p>
          </table:table-cell>
          <table:table-cell table:number-columns-repeated="1018"/>
        </table:table-row>
        <table:table-row table:style-name="ro1">
          <table:table-cell table:style-name="ce4" office:value-type="float" office:value="180" calcext:value-type="float">
            <text:p>180</text:p>
          </table:table-cell>
          <table:table-cell table:style-name="ce7" office:value-type="string" calcext:value-type="string">
            <text:p>0.250000</text:p>
          </table:table-cell>
          <table:table-cell table:style-name="ce7" office:value-type="string" calcext:value-type="string">
            <text:p>prime_list</text:p>
          </table:table-cell>
          <table:table-cell table:formula="of:=[.E65]*1.85 + 315" office:value-type="float" office:value="1759584.90055" calcext:value-type="float">
            <text:p>1759584.90055</text:p>
          </table:table-cell>
          <table:table-cell table:formula="of:=[.F45]*1.85 + 315" office:value-type="float" office:value="870003.774" calcext:value-type="float">
            <text:p>870003.774</text:p>
          </table:table-cell>
          <table:table-cell table:style-name="ce11" office:value-type="float" office:value="470102.04" calcext:value-type="float">
            <text:p>470102.04</text:p>
          </table:table-cell>
          <table:table-cell table:number-columns-repeated="1018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0.250000</text:p>
          </table:table-cell>
          <table:table-cell table:style-name="ce6" office:value-type="string" calcext:value-type="string">
            <text:p>prime_list</text:p>
          </table:table-cell>
          <table:table-cell table:formula="of:=[.E66]*1.85 + 315" office:value-type="float" office:value="2903662.5129" calcext:value-type="float">
            <text:p>2903662.5129</text:p>
          </table:table-cell>
          <table:table-cell table:formula="of:=[.F46]*1.85 + 315" office:value-type="float" office:value="1437169.189" calcext:value-type="float">
            <text:p>1437169.189</text:p>
          </table:table-cell>
          <table:table-cell table:style-name="ce12" office:value-type="float" office:value="776677.94" calcext:value-type="float">
            <text:p>776677.94</text:p>
          </table:table-cell>
          <table:table-cell table:number-columns-repeated="1018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0.500000</text:p>
          </table:table-cell>
          <table:table-cell table:style-name="ce6" office:value-type="string" calcext:value-type="string">
            <text:p>prime_list</text:p>
          </table:table-cell>
          <table:table-cell table:formula="of:=[.E67]*1.85 + 315" office:value-type="float" office:value="192403.80595" calcext:value-type="float">
            <text:p>192403.80595</text:p>
          </table:table-cell>
          <table:table-cell table:formula="of:=[.F47]*1.85 + 315" office:value-type="float" office:value="94270.9685" calcext:value-type="float">
            <text:p>94270.9685</text:p>
          </table:table-cell>
          <table:table-cell table:style-name="ce12" office:value-type="float" office:value="50787.01" calcext:value-type="float">
            <text:p>50787.01</text:p>
          </table:table-cell>
          <table:table-cell office:value-type="string" calcext:value-type="string">
            <text:p>Prim 50%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7" office:value-type="string" calcext:value-type="string">
            <text:p>0.500000</text:p>
          </table:table-cell>
          <table:table-cell table:style-name="ce7" office:value-type="string" calcext:value-type="string">
            <text:p>prime_list</text:p>
          </table:table-cell>
          <table:table-cell table:formula="of:=[.E68]*1.85 + 315" office:value-type="float" office:value="703992.500525" calcext:value-type="float">
            <text:p>703992.500525</text:p>
          </table:table-cell>
          <table:table-cell table:formula="of:=[.F48]*1.85 + 315" office:value-type="float" office:value="349887.263" calcext:value-type="float">
            <text:p>349887.263</text:p>
          </table:table-cell>
          <table:table-cell table:style-name="ce11" office:value-type="float" office:value="188957.98" calcext:value-type="float">
            <text:p>188957.98</text:p>
          </table:table-cell>
          <table:table-cell table:number-columns-repeated="1018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0.500000</text:p>
          </table:table-cell>
          <table:table-cell table:style-name="ce6" office:value-type="string" calcext:value-type="string">
            <text:p>prime_list</text:p>
          </table:table-cell>
          <table:table-cell table:formula="of:=[.E69]*1.85 + 315" office:value-type="float" office:value="2322118.8424" calcext:value-type="float">
            <text:p>2322118.8424</text:p>
          </table:table-cell>
          <table:table-cell table:formula="of:=[.F49]*1.85 + 315" office:value-type="float" office:value="994353.8735" calcext:value-type="float">
            <text:p>994353.8735</text:p>
          </table:table-cell>
          <table:table-cell table:style-name="ce12" office:value-type="float" office:value="537318.31" calcext:value-type="float">
            <text:p>537318.31</text:p>
          </table:table-cell>
          <table:table-cell table:number-columns-repeated="2"/>
          <table:table-cell>
            <draw:frame table:end-cell-address="mst.T72" table:end-x="46.4pt" table:end-y="5.36pt" draw:z-index="1" draw:name="Wykres 5" draw:style-name="gr1" draw:text-style-name="P1" svg:width="684.06pt" svg:height="314.87pt" svg:x="19.59pt" svg:y="7.88pt">
              <draw:object draw:notify-on-update-of-ranges="mst.A2:mst.A6 mst.C2:mst.C2 mst.D12:mst.D16 mst.A22:mst.A26 mst.C22:mst.C22 mst.D32:mst.D36 mst.A42:mst.A46 mst.C42:mst.C42 mst.D52:mst.D56 mst.A62:mst.A66 mst.C62:mst.C62 mst.D72:mst.D76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4" office:value-type="float" office:value="180" calcext:value-type="float">
            <text:p>180</text:p>
          </table:table-cell>
          <table:table-cell table:style-name="ce7" office:value-type="string" calcext:value-type="string">
            <text:p>0.500000</text:p>
          </table:table-cell>
          <table:table-cell table:style-name="ce7" office:value-type="string" calcext:value-type="string">
            <text:p>prime_list</text:p>
          </table:table-cell>
          <table:table-cell table:formula="of:=[.E70]*1.85 + 315" office:value-type="float" office:value="4775329.434475" calcext:value-type="float">
            <text:p>4775329.434475</text:p>
          </table:table-cell>
          <table:table-cell table:formula="of:=[.F50]*1.85 + 315" office:value-type="float" office:value="1772900.7695" calcext:value-type="float">
            <text:p>1772900.7695</text:p>
          </table:table-cell>
          <table:table-cell table:style-name="ce11" office:value-type="float" office:value="958154.47" calcext:value-type="float">
            <text:p>958154.47</text:p>
          </table:table-cell>
          <table:table-cell table:number-columns-repeated="1018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0.500000</text:p>
          </table:table-cell>
          <table:table-cell table:style-name="ce6" office:value-type="string" calcext:value-type="string">
            <text:p>prime_list</text:p>
          </table:table-cell>
          <table:table-cell table:formula="of:=[.E71]*1.85 + 315" office:value-type="float" office:value="6601977.4071" calcext:value-type="float">
            <text:p>6601977.4071</text:p>
          </table:table-cell>
          <table:table-cell table:formula="of:=[.F51]*1.85 + 315" office:value-type="float" office:value="3375201.328" calcext:value-type="float">
            <text:p>3375201.328</text:p>
          </table:table-cell>
          <table:table-cell table:style-name="ce12" office:value-type="float" office:value="1824262.88" calcext:value-type="float">
            <text:p>1824262.88</text:p>
          </table:table-cell>
          <table:table-cell table:number-columns-repeated="1018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0.750000</text:p>
          </table:table-cell>
          <table:table-cell table:style-name="ce6" office:value-type="string" calcext:value-type="string">
            <text:p>prime_list</text:p>
          </table:table-cell>
          <table:table-cell table:formula="of:=[.E72]*1.85 + 315" office:value-type="float" office:value="240038.948125" calcext:value-type="float">
            <text:p>240038.948125</text:p>
          </table:table-cell>
          <table:table-cell table:formula="of:=[.F52]*1.85 + 315" office:value-type="float" office:value="122946.0795" calcext:value-type="float">
            <text:p>122946.0795</text:p>
          </table:table-cell>
          <table:table-cell table:style-name="ce12" office:value-type="float" office:value="66287.07" calcext:value-type="float">
            <text:p>66287.07</text:p>
          </table:table-cell>
          <table:table-cell office:value-type="string" calcext:value-type="string">
            <text:p>Prim 75%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7" office:value-type="string" calcext:value-type="string">
            <text:p>0.750000</text:p>
          </table:table-cell>
          <table:table-cell table:style-name="ce7" office:value-type="string" calcext:value-type="string">
            <text:p>prime_list</text:p>
          </table:table-cell>
          <table:table-cell table:formula="of:=[.E73]*1.85 + 315" office:value-type="float" office:value="1002720.4504" calcext:value-type="float">
            <text:p>1002720.4504</text:p>
          </table:table-cell>
          <table:table-cell table:formula="of:=[.F53]*1.85 + 315" office:value-type="float" office:value="538725.4765" calcext:value-type="float">
            <text:p>538725.4765</text:p>
          </table:table-cell>
          <table:table-cell table:style-name="ce11" office:value-type="float" office:value="291032.69" calcext:value-type="float">
            <text:p>291032.69</text:p>
          </table:table-cell>
          <table:table-cell table:number-columns-repeated="1018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0.750000</text:p>
          </table:table-cell>
          <table:table-cell table:style-name="ce6" office:value-type="string" calcext:value-type="string">
            <text:p>prime_list</text:p>
          </table:table-cell>
          <table:table-cell table:formula="of:=[.E74]*1.85 + 315" office:value-type="float" office:value="3959539.391125" calcext:value-type="float">
            <text:p>3959539.391125</text:p>
          </table:table-cell>
          <table:table-cell table:formula="of:=[.F54]*1.85 + 315" office:value-type="float" office:value="1462655.6585" calcext:value-type="float">
            <text:p>1462655.6585</text:p>
          </table:table-cell>
          <table:table-cell table:style-name="ce12" office:value-type="float" office:value="790454.41" calcext:value-type="float">
            <text:p>790454.41</text:p>
          </table:table-cell>
          <table:table-cell table:number-columns-repeated="1018"/>
        </table:table-row>
        <table:table-row table:style-name="ro1">
          <table:table-cell table:style-name="ce4" office:value-type="float" office:value="180" calcext:value-type="float">
            <text:p>180</text:p>
          </table:table-cell>
          <table:table-cell table:style-name="ce7" office:value-type="string" calcext:value-type="string">
            <text:p>0.750000</text:p>
          </table:table-cell>
          <table:table-cell table:style-name="ce7" office:value-type="string" calcext:value-type="string">
            <text:p>prime_list</text:p>
          </table:table-cell>
          <table:table-cell table:formula="of:=[.E75]*1.85 + 315" office:value-type="float" office:value="10111762.827825" calcext:value-type="float">
            <text:p>10111762.827825</text:p>
          </table:table-cell>
          <table:table-cell table:formula="of:=[.F55]*1.85 + 315" office:value-type="float" office:value="3079754.515" calcext:value-type="float">
            <text:p>3079754.515</text:p>
          </table:table-cell>
          <table:table-cell table:style-name="ce11" office:value-type="float" office:value="1664561.9" calcext:value-type="float">
            <text:p>1664561.90</text:p>
          </table:table-cell>
          <table:table-cell table:number-columns-repeated="1018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0.750000</text:p>
          </table:table-cell>
          <table:table-cell table:style-name="ce6" office:value-type="string" calcext:value-type="string">
            <text:p>prime_list</text:p>
          </table:table-cell>
          <table:table-cell table:formula="of:=[.E76]*1.85 + 315" office:value-type="float" office:value="23729296.797875" calcext:value-type="float">
            <text:p>23729296.797875</text:p>
          </table:table-cell>
          <table:table-cell table:formula="of:=[.F56]*1.85 + 315" office:value-type="float" office:value="5567377.1985" calcext:value-type="float">
            <text:p>5567377.1985</text:p>
          </table:table-cell>
          <table:table-cell table:style-name="ce12" office:value-type="float" office:value="3009222.81" calcext:value-type="float">
            <text:p>3009222.81</text:p>
          </table:table-cell>
          <table:table-cell table:number-columns-repeated="1018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0.990000</text:p>
          </table:table-cell>
          <table:table-cell table:style-name="ce6" office:value-type="string" calcext:value-type="string">
            <text:p>prime_list</text:p>
          </table:table-cell>
          <table:table-cell table:formula="of:=[.E77]*1.85 + 315" office:value-type="float" office:value="273871.35315" calcext:value-type="float">
            <text:p>273871.35315</text:p>
          </table:table-cell>
          <table:table-cell table:formula="of:=[.F57]*1.85 + 315" office:value-type="float" office:value="144508.8285" calcext:value-type="float">
            <text:p>144508.8285</text:p>
          </table:table-cell>
          <table:table-cell table:style-name="ce12" office:value-type="float" office:value="77942.61" calcext:value-type="float">
            <text:p>77942.61</text:p>
          </table:table-cell>
          <table:table-cell office:value-type="string" calcext:value-type="string">
            <text:p>Prim 99%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7" office:value-type="string" calcext:value-type="string">
            <text:p>0.990000</text:p>
          </table:table-cell>
          <table:table-cell table:style-name="ce7" office:value-type="string" calcext:value-type="string">
            <text:p>prime_list</text:p>
          </table:table-cell>
          <table:table-cell table:formula="of:=[.E78]*1.85 + 315" office:value-type="float" office:value="1581688.96345" calcext:value-type="float">
            <text:p>1581688.96345</text:p>
          </table:table-cell>
          <table:table-cell table:formula="of:=[.F58]*1.85 + 315" office:value-type="float" office:value="800380.652" calcext:value-type="float">
            <text:p>800380.652</text:p>
          </table:table-cell>
          <table:table-cell table:style-name="ce11" office:value-type="float" office:value="432467.92" calcext:value-type="float">
            <text:p>432467.92</text:p>
          </table:table-cell>
          <table:table-cell table:number-columns-repeated="1018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0.990000</text:p>
          </table:table-cell>
          <table:table-cell table:style-name="ce6" office:value-type="string" calcext:value-type="string">
            <text:p>prime_list</text:p>
          </table:table-cell>
          <table:table-cell table:formula="of:=[.E79]*1.85 + 315" office:value-type="float" office:value="6728549.636875" calcext:value-type="float">
            <text:p>6728549.636875</text:p>
          </table:table-cell>
          <table:table-cell table:formula="of:=[.F59]*1.85 + 315" office:value-type="float" office:value="1882787.014" calcext:value-type="float">
            <text:p>1882787.014</text:p>
          </table:table-cell>
          <table:table-cell table:style-name="ce12" office:value-type="float" office:value="1017552.44" calcext:value-type="float">
            <text:p>1017552.44</text:p>
          </table:table-cell>
          <table:table-cell table:number-columns-repeated="1018"/>
        </table:table-row>
        <table:table-row table:style-name="ro1">
          <table:table-cell table:style-name="ce4" office:value-type="float" office:value="180" calcext:value-type="float">
            <text:p>180</text:p>
          </table:table-cell>
          <table:table-cell table:style-name="ce7" office:value-type="string" calcext:value-type="string">
            <text:p>0.990000</text:p>
          </table:table-cell>
          <table:table-cell table:style-name="ce7" office:value-type="string" calcext:value-type="string">
            <text:p>prime_list</text:p>
          </table:table-cell>
          <table:table-cell table:formula="of:=[.E80]*1.85 + 315" office:value-type="float" office:value="16070148.938475" calcext:value-type="float">
            <text:p>16070148.938475</text:p>
          </table:table-cell>
          <table:table-cell table:formula="of:=[.F60]*1.85 + 315" office:value-type="float" office:value="4251367.1925" calcext:value-type="float">
            <text:p>4251367.1925</text:p>
          </table:table-cell>
          <table:table-cell table:style-name="ce11" office:value-type="float" office:value="2297866.05" calcext:value-type="float">
            <text:p>2297866.05</text:p>
          </table:table-cell>
          <table:table-cell table:number-columns-repeated="1018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0.990000</text:p>
          </table:table-cell>
          <table:table-cell table:style-name="ce6" office:value-type="string" calcext:value-type="string">
            <text:p>prime_list</text:p>
          </table:table-cell>
          <table:table-cell table:formula="of:=[.E81]*1.85 + 315" office:value-type="float" office:value="31405163.775125" calcext:value-type="float">
            <text:p>31405163.775125</text:p>
          </table:table-cell>
          <table:table-cell table:formula="of:=[.F61]*1.85 + 315" office:value-type="float" office:value="8852221.8065" calcext:value-type="float">
            <text:p>8852221.8065</text:p>
          </table:table-cell>
          <table:table-cell table:style-name="ce12" office:value-type="float" office:value="4784814.49" calcext:value-type="float">
            <text:p>4784814.49</text:p>
          </table:table-cell>
          <table:table-cell table:number-columns-repeated="1018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0.250000</text:p>
          </table:table-cell>
          <table:table-cell table:style-name="ce6" office:value-type="string" calcext:value-type="string">
            <text:p>Prim macierz</text:p>
          </table:table-cell>
          <table:table-cell table:formula="of:=[.E42]*1.85 + 315" office:value-type="float" office:value="130135.080525" calcext:value-type="float">
            <text:p>130135.080525</text:p>
          </table:table-cell>
          <table:table-cell table:formula="of:=[.F62]*1.85 + 315" office:value-type="float" office:value="79649.031" calcext:value-type="float">
            <text:p>79649.031</text:p>
          </table:table-cell>
          <table:table-cell table:style-name="ce12" office:value-type="float" office:value="42883.26" calcext:value-type="float">
            <text:p>42883.26</text:p>
          </table:table-cell>
          <table:table-cell office:value-type="string" calcext:value-type="string">
            <text:p>Prim 25%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7" office:value-type="string" calcext:value-type="string">
            <text:p>0.250000</text:p>
          </table:table-cell>
          <table:table-cell table:style-name="ce7" office:value-type="string" calcext:value-type="string">
            <text:p>prime_matrix</text:p>
          </table:table-cell>
          <table:table-cell table:formula="of:=[.E43]*1.85 + 315" office:value-type="float" office:value="421936.78025" calcext:value-type="float">
            <text:p>421936.78025</text:p>
          </table:table-cell>
          <table:table-cell table:formula="of:=[.F63]*1.85 + 315" office:value-type="float" office:value="251283.1325" calcext:value-type="float">
            <text:p>251283.1325</text:p>
          </table:table-cell>
          <table:table-cell table:style-name="ce11" office:value-type="float" office:value="135658.45" calcext:value-type="float">
            <text:p>135658.45</text:p>
          </table:table-cell>
          <table:table-cell table:number-columns-repeated="1018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0.250000</text:p>
          </table:table-cell>
          <table:table-cell table:style-name="ce6" office:value-type="string" calcext:value-type="string">
            <text:p>prime_matrix</text:p>
          </table:table-cell>
          <table:table-cell table:formula="of:=[.E44]*1.85 + 315" office:value-type="float" office:value="972584.72185" calcext:value-type="float">
            <text:p>972584.72185</text:p>
          </table:table-cell>
          <table:table-cell table:formula="of:=[.F64]*1.85 + 315" office:value-type="float" office:value="562246.3765" calcext:value-type="float">
            <text:p>562246.3765</text:p>
          </table:table-cell>
          <table:table-cell table:style-name="ce12" office:value-type="float" office:value="303746.69" calcext:value-type="float">
            <text:p>303746.69</text:p>
          </table:table-cell>
          <table:table-cell table:number-columns-repeated="1018"/>
        </table:table-row>
        <table:table-row table:style-name="ro1">
          <table:table-cell table:style-name="ce4" office:value-type="float" office:value="180" calcext:value-type="float">
            <text:p>180</text:p>
          </table:table-cell>
          <table:table-cell table:style-name="ce7" office:value-type="string" calcext:value-type="string">
            <text:p>0.250000</text:p>
          </table:table-cell>
          <table:table-cell table:style-name="ce7" office:value-type="string" calcext:value-type="string">
            <text:p>prime_matrix</text:p>
          </table:table-cell>
          <table:table-cell table:formula="of:=[.E45]*1.85 + 315" office:value-type="float" office:value="1609821.9819" calcext:value-type="float">
            <text:p>1609821.9819</text:p>
          </table:table-cell>
          <table:table-cell table:formula="of:=[.F65]*1.85 + 315" office:value-type="float" office:value="950956.703" calcext:value-type="float">
            <text:p>950956.703</text:p>
          </table:table-cell>
          <table:table-cell table:style-name="ce11" office:value-type="float" office:value="513860.38" calcext:value-type="float">
            <text:p>513860.38</text:p>
          </table:table-cell>
          <table:table-cell table:number-columns-repeated="1018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0.250000</text:p>
          </table:table-cell>
          <table:table-cell table:style-name="ce6" office:value-type="string" calcext:value-type="string">
            <text:p>prime_matrix</text:p>
          </table:table-cell>
          <table:table-cell table:formula="of:=[.E46]*1.85 + 315" office:value-type="float" office:value="2659077.99965" calcext:value-type="float">
            <text:p>2659077.99965</text:p>
          </table:table-cell>
          <table:table-cell table:formula="of:=[.F66]*1.85 + 315" office:value-type="float" office:value="1569377.034" calcext:value-type="float">
            <text:p>1569377.034</text:p>
          </table:table-cell>
          <table:table-cell table:style-name="ce12" office:value-type="float" office:value="848141.64" calcext:value-type="float">
            <text:p>848141.64</text:p>
          </table:table-cell>
          <table:table-cell table:number-columns-repeated="1018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0.500000</text:p>
          </table:table-cell>
          <table:table-cell table:style-name="ce6" office:value-type="string" calcext:value-type="string">
            <text:p>prime_matrix</text:p>
          </table:table-cell>
          <table:table-cell table:formula="of:=[.E47]*1.85 + 315" office:value-type="float" office:value="174716.291725" calcext:value-type="float">
            <text:p>174716.291725</text:p>
          </table:table-cell>
          <table:table-cell table:formula="of:=[.F67]*1.85 + 315" office:value-type="float" office:value="103831.787" calcext:value-type="float">
            <text:p>103831.787</text:p>
          </table:table-cell>
          <table:table-cell table:style-name="ce12" office:value-type="float" office:value="55955.02" calcext:value-type="float">
            <text:p>55955.02</text:p>
          </table:table-cell>
          <table:table-cell office:value-type="string" calcext:value-type="string">
            <text:p>Prim 50%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7" office:value-type="string" calcext:value-type="string">
            <text:p>0.500000</text:p>
          </table:table-cell>
          <table:table-cell table:style-name="ce7" office:value-type="string" calcext:value-type="string">
            <text:p>prime_matrix</text:p>
          </table:table-cell>
          <table:table-cell table:formula="of:=[.E48]*1.85 + 315" office:value-type="float" office:value="647606.43655" calcext:value-type="float">
            <text:p>647606.43655</text:p>
          </table:table-cell>
          <table:table-cell table:formula="of:=[.F68]*1.85 + 315" office:value-type="float" office:value="380366.2165" calcext:value-type="float">
            <text:p>380366.2165</text:p>
          </table:table-cell>
          <table:table-cell table:style-name="ce11" office:value-type="float" office:value="205433.09" calcext:value-type="float">
            <text:p>205433.09</text:p>
          </table:table-cell>
          <table:table-cell table:number-columns-repeated="1018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0.500000</text:p>
          </table:table-cell>
          <table:table-cell table:style-name="ce6" office:value-type="string" calcext:value-type="string">
            <text:p>prime_matrix</text:p>
          </table:table-cell>
          <table:table-cell table:formula="of:=[.E49]*1.85 + 315" office:value-type="float" office:value="1839869.665975" calcext:value-type="float">
            <text:p>1839869.665975</text:p>
          </table:table-cell>
          <table:table-cell table:formula="of:=[.F69]*1.85 + 315" office:value-type="float" office:value="1255029.104" calcext:value-type="float">
            <text:p>1255029.104</text:p>
          </table:table-cell>
          <table:table-cell table:style-name="ce12" office:value-type="float" office:value="678223.84" calcext:value-type="float">
            <text:p>678223.84</text:p>
          </table:table-cell>
          <table:table-cell table:number-columns-repeated="1018"/>
        </table:table-row>
        <table:table-row table:style-name="ro1">
          <table:table-cell table:style-name="ce4" office:value-type="float" office:value="180" calcext:value-type="float">
            <text:p>180</text:p>
          </table:table-cell>
          <table:table-cell table:style-name="ce7" office:value-type="string" calcext:value-type="string">
            <text:p>0.500000</text:p>
          </table:table-cell>
          <table:table-cell table:style-name="ce7" office:value-type="string" calcext:value-type="string">
            <text:p>prime_matrix</text:p>
          </table:table-cell>
          <table:table-cell table:formula="of:=[.E50]*1.85 + 315" office:value-type="float" office:value="3280181.423575" calcext:value-type="float">
            <text:p>3280181.423575</text:p>
          </table:table-cell>
          <table:table-cell table:formula="of:=[.F70]*1.85 + 315" office:value-type="float" office:value="2581088.8835" calcext:value-type="float">
            <text:p>2581088.8835</text:p>
          </table:table-cell>
          <table:table-cell table:style-name="ce11" office:value-type="float" office:value="1395012.91" calcext:value-type="float">
            <text:p>1395012.91</text:p>
          </table:table-cell>
          <table:table-cell table:number-columns-repeated="1018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0.500000</text:p>
          </table:table-cell>
          <table:table-cell table:style-name="ce6" office:value-type="string" calcext:value-type="string">
            <text:p>prime_matrix</text:p>
          </table:table-cell>
          <table:table-cell table:formula="of:=[.E51]*1.85 + 315" office:value-type="float" office:value="6244437.4568" calcext:value-type="float">
            <text:p>6244437.4568</text:p>
          </table:table-cell>
          <table:table-cell table:formula="of:=[.F71]*1.85 + 315" office:value-type="float" office:value="3568466.166" calcext:value-type="float">
            <text:p>3568466.166</text:p>
          </table:table-cell>
          <table:table-cell table:style-name="ce12" office:value-type="float" office:value="1928730.36" calcext:value-type="float">
            <text:p>1928730.36</text:p>
          </table:table-cell>
          <table:table-cell table:number-columns-repeated="1018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0.750000</text:p>
          </table:table-cell>
          <table:table-cell table:style-name="ce6" office:value-type="string" calcext:value-type="string">
            <text:p>prime_matrix</text:p>
          </table:table-cell>
          <table:table-cell table:formula="of:=[.E52]*1.85 + 315" office:value-type="float" office:value="227765.247075" calcext:value-type="float">
            <text:p>227765.247075</text:p>
          </table:table-cell>
          <table:table-cell table:formula="of:=[.F72]*1.85 + 315" office:value-type="float" office:value="129580.5125" calcext:value-type="float">
            <text:p>129580.5125</text:p>
          </table:table-cell>
          <table:table-cell table:style-name="ce12" office:value-type="float" office:value="69873.25" calcext:value-type="float">
            <text:p>69873.25</text:p>
          </table:table-cell>
          <table:table-cell office:value-type="string" calcext:value-type="string">
            <text:p>Prim 75%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7" office:value-type="string" calcext:value-type="string">
            <text:p>0.750000</text:p>
          </table:table-cell>
          <table:table-cell table:style-name="ce7" office:value-type="string" calcext:value-type="string">
            <text:p>prime_matrix</text:p>
          </table:table-cell>
          <table:table-cell table:formula="of:=[.E53]*1.85 + 315" office:value-type="float" office:value="996957.131525" calcext:value-type="float">
            <text:p>996957.131525</text:p>
          </table:table-cell>
          <table:table-cell table:formula="of:=[.F73]*1.85 + 315" office:value-type="float" office:value="541840.784" calcext:value-type="float">
            <text:p>541840.784</text:p>
          </table:table-cell>
          <table:table-cell table:style-name="ce11" office:value-type="float" office:value="292716.64" calcext:value-type="float">
            <text:p>292716.64</text:p>
          </table:table-cell>
          <table:table-cell table:number-columns-repeated="1018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0.750000</text:p>
          </table:table-cell>
          <table:table-cell table:style-name="ce6" office:value-type="string" calcext:value-type="string">
            <text:p>prime_matrix</text:p>
          </table:table-cell>
          <table:table-cell table:formula="of:=[.E54]*1.85 + 315" office:value-type="float" office:value="2706227.968225" calcext:value-type="float">
            <text:p>2706227.968225</text:p>
          </table:table-cell>
          <table:table-cell table:formula="of:=[.F74]*1.85 + 315" office:value-type="float" office:value="2140121.2925" calcext:value-type="float">
            <text:p>2140121.2925</text:p>
          </table:table-cell>
          <table:table-cell table:style-name="ce12" office:value-type="float" office:value="1156652.05" calcext:value-type="float">
            <text:p>1156652.05</text:p>
          </table:table-cell>
          <table:table-cell table:number-columns-repeated="2"/>
          <table:table-cell>
            <draw:frame table:end-cell-address="mst.T96" table:end-x="51.82pt" table:end-y="9.33pt" draw:z-index="2" draw:name="Wykres 6" draw:style-name="gr1" draw:text-style-name="P1" svg:width="684.06pt" svg:height="308.95pt" svg:x="25pt" svg:y="4pt">
              <draw:object draw:notify-on-update-of-ranges="mst.A2:mst.A6 mst.C2:mst.C2 mst.D17:mst.D21 mst.A22:mst.A26 mst.C22:mst.C22 mst.D37:mst.D41 mst.A42:mst.A46 mst.C42:mst.C42 mst.D57:mst.D61 mst.A62:mst.A66 mst.C62:mst.C62 mst.D77:mst.D81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4" office:value-type="float" office:value="180" calcext:value-type="float">
            <text:p>180</text:p>
          </table:table-cell>
          <table:table-cell table:style-name="ce7" office:value-type="string" calcext:value-type="string">
            <text:p>0.750000</text:p>
          </table:table-cell>
          <table:table-cell table:style-name="ce7" office:value-type="string" calcext:value-type="string">
            <text:p>prime_matrix</text:p>
          </table:table-cell>
          <table:table-cell table:formula="of:=[.E55]*1.85 + 315" office:value-type="float" office:value="5697860.85275" calcext:value-type="float">
            <text:p>5697860.85275</text:p>
          </table:table-cell>
          <table:table-cell table:formula="of:=[.F75]*1.85 + 315" office:value-type="float" office:value="5465647.4745" calcext:value-type="float">
            <text:p>5465647.4745</text:p>
          </table:table-cell>
          <table:table-cell table:style-name="ce11" office:value-type="float" office:value="2954233.77" calcext:value-type="float">
            <text:p>2954233.77</text:p>
          </table:table-cell>
          <table:table-cell table:number-columns-repeated="1018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0.750000</text:p>
          </table:table-cell>
          <table:table-cell table:style-name="ce6" office:value-type="string" calcext:value-type="string">
            <text:p>prime_matrix</text:p>
          </table:table-cell>
          <table:table-cell table:formula="of:=[.E56]*1.85 + 315" office:value-type="float" office:value="10299962.817225" calcext:value-type="float">
            <text:p>10299962.817225</text:p>
          </table:table-cell>
          <table:table-cell table:formula="of:=[.F76]*1.85 + 315" office:value-type="float" office:value="12826476.6475" calcext:value-type="float">
            <text:p>12826476.6475</text:p>
          </table:table-cell>
          <table:table-cell table:style-name="ce12" office:value-type="float" office:value="6933060.35" calcext:value-type="float">
            <text:p>6933060.35</text:p>
          </table:table-cell>
          <table:table-cell table:number-columns-repeated="1018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0.990000</text:p>
          </table:table-cell>
          <table:table-cell table:style-name="ce6" office:value-type="string" calcext:value-type="string">
            <text:p>prime_matrix</text:p>
          </table:table-cell>
          <table:table-cell table:formula="of:=[.E57]*1.85 + 315" office:value-type="float" office:value="267656.332725" calcext:value-type="float">
            <text:p>267656.332725</text:p>
          </table:table-cell>
          <table:table-cell table:formula="of:=[.F77]*1.85 + 315" office:value-type="float" office:value="147868.299" calcext:value-type="float">
            <text:p>147868.299</text:p>
          </table:table-cell>
          <table:table-cell table:style-name="ce12" office:value-type="float" office:value="79758.54" calcext:value-type="float">
            <text:p>79758.54</text:p>
          </table:table-cell>
          <table:table-cell office:value-type="string" calcext:value-type="string">
            <text:p>Prim 99%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7" office:value-type="string" calcext:value-type="string">
            <text:p>0.990000</text:p>
          </table:table-cell>
          <table:table-cell table:style-name="ce7" office:value-type="string" calcext:value-type="string">
            <text:p>prime_matrix</text:p>
          </table:table-cell>
          <table:table-cell table:formula="of:=[.E58]*1.85 + 315" office:value-type="float" office:value="1481019.2062" calcext:value-type="float">
            <text:p>1481019.2062</text:p>
          </table:table-cell>
          <table:table-cell table:formula="of:=[.F78]*1.85 + 315" office:value-type="float" office:value="854796.737" calcext:value-type="float">
            <text:p>854796.737</text:p>
          </table:table-cell>
          <table:table-cell table:style-name="ce11" office:value-type="float" office:value="461882.02" calcext:value-type="float">
            <text:p>461882.02</text:p>
          </table:table-cell>
          <table:table-cell table:number-columns-repeated="1018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0.990000</text:p>
          </table:table-cell>
          <table:table-cell table:style-name="ce6" office:value-type="string" calcext:value-type="string">
            <text:p>prime_matrix</text:p>
          </table:table-cell>
          <table:table-cell table:formula="of:=[.E59]*1.85 + 315" office:value-type="float" office:value="3483470.9759" calcext:value-type="float">
            <text:p>3483470.9759</text:p>
          </table:table-cell>
          <table:table-cell table:formula="of:=[.F79]*1.85 + 315" office:value-type="float" office:value="3636883.5875" calcext:value-type="float">
            <text:p>3636883.5875</text:p>
          </table:table-cell>
          <table:table-cell table:style-name="ce12" office:value-type="float" office:value="1965712.75" calcext:value-type="float">
            <text:p>1965712.75</text:p>
          </table:table-cell>
          <table:table-cell table:number-columns-repeated="1018"/>
        </table:table-row>
        <table:table-row table:style-name="ro1">
          <table:table-cell table:style-name="ce4" office:value-type="float" office:value="180" calcext:value-type="float">
            <text:p>180</text:p>
          </table:table-cell>
          <table:table-cell table:style-name="ce7" office:value-type="string" calcext:value-type="string">
            <text:p>0.990000</text:p>
          </table:table-cell>
          <table:table-cell table:style-name="ce7" office:value-type="string" calcext:value-type="string">
            <text:p>prime_matrix</text:p>
          </table:table-cell>
          <table:table-cell table:formula="of:=[.E60]*1.85 + 315" office:value-type="float" office:value="7865344.306125" calcext:value-type="float">
            <text:p>7865344.306125</text:p>
          </table:table-cell>
          <table:table-cell table:formula="of:=[.F80]*1.85 + 315" office:value-type="float" office:value="8686396.7235" calcext:value-type="float">
            <text:p>8686396.7235</text:p>
          </table:table-cell>
          <table:table-cell table:style-name="ce11" office:value-type="float" office:value="4695179.31" calcext:value-type="float">
            <text:p>4695179.31</text:p>
          </table:table-cell>
          <table:table-cell table:number-columns-repeated="1018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0.990000</text:p>
          </table:table-cell>
          <table:table-cell table:style-name="ce6" office:value-type="string" calcext:value-type="string">
            <text:p>prime_matrix</text:p>
          </table:table-cell>
          <table:table-cell table:formula="of:=[.E61]*1.85 + 315" office:value-type="float" office:value="16376925.342025" calcext:value-type="float">
            <text:p>16376925.342025</text:p>
          </table:table-cell>
          <table:table-cell table:formula="of:=[.F81]*1.85 + 315" office:value-type="float" office:value="16975593.9325" calcext:value-type="float">
            <text:p>16975593.9325</text:p>
          </table:table-cell>
          <table:table-cell table:style-name="ce12" office:value-type="float" office:value="9175826.45" calcext:value-type="float">
            <text:p>9175826.45</text:p>
          </table:table-cell>
          <table:table-cell table:number-columns-repeated="1018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mst_test" table:target-range-address="Arkusz2.A1:Arkusz2.D81" table:display-filter-buttons="true" table:orientation="column"/>
        <table:database-range table:name="pf_test" table:target-range-address="Arkusz3.A1:Arkusz3.D8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2">00/00/0000</text:date>, <text:time style:data-style-name="N2" text:time-value="01:41:34.3728687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rkusz5" style:display-name="PageStyle_Arkusz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4" style:display-name="PageStyle_Arkusz4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Spring</meta:initial-creator>
    <meta:creation-date>2019-05-29T21:36:23</meta:creation-date>
    <dc:date>2019-06-02T02:26:53.034238763</dc:date>
    <meta:generator>LibreOffice/6.2.3.2$Linux_X86_64 LibreOffice_project/20$Build-2</meta:generator>
    <meta:editing-duration>PT44M54S</meta:editing-duration>
    <meta:editing-cycles>6</meta:editing-cycles>
    <meta:document-statistic meta:table-count="4" meta:cell-count="1650" meta:object-count="13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6pt" fo:letter-spacing="0.042cm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diamond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62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62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62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62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4.13cm" svg:height="10.222cm" xlink:href=".." xlink:type="simple" chart:class="chart:scatter" chart:style-name="ch1">
        <chart:title svg:x="9.023cm" svg:y="0.34cm" chart:style-name="ch2">
          <text:p>25% wypełnienia</text:p>
        </chart:title>
        <chart:legend chart:legend-position="top" svg:x="4.419cm" svg:y="1.498cm" style:legend-expansion="wide" chart:style-name="ch3"/>
        <chart:plot-area chart:style-name="ch4" table:cell-range-address="path.A2:path.A6 path.C2:path.C2 path.D2:path.D6 path.C22:path.C22 path.D22:path.D26 path.C42:path.C42 path.D42:path.D46 path.C62:path.C62 path.D62:path.D66" chart:data-source-has-labels="row" svg:x="0.482cm" svg:y="2.273cm" svg:width="23.166cm" svg:height="7.745cm">
          <chartooo:coordinate-region svg:x="1.853cm" svg:y="2.459cm" svg:width="21.264cm" svg:height="7.089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ath.D2:path.D6" chart:label-cell-address="path.C2:path.C2" chart:class="chart:scatter">
            <chart:domain table:cell-range-address="path.A2:path.A6"/>
            <chart:data-point chart:repeated="5"/>
          </chart:series>
          <chart:series chart:style-name="ch8" chart:values-cell-range-address="path.D22:path.D26" chart:label-cell-address="path.C22:path.C22" chart:class="chart:scatter">
            <chart:domain table:cell-range-address="path.A22:path.A26"/>
            <chart:data-point chart:repeated="5"/>
          </chart:series>
          <chart:series chart:style-name="ch9" chart:values-cell-range-address="path.D42:path.D46" chart:label-cell-address="path.C42:path.C42" chart:class="chart:scatter">
            <chart:domain table:cell-range-address="path.A42:path.A46"/>
            <chart:data-point chart:repeated="5"/>
          </chart:series>
          <chart:series chart:style-name="ch10" chart:values-cell-range-address="path.D62:path.D66" chart:label-cell-address="path.C62:path.C62" chart:class="chart:scatter">
            <chart:domain table:cell-range-address="path.A62:path.A6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jkstry Lista</text:p>
                <draw:g>
                  <svg:desc>path.C2:path.C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Dijkstry Macierz</text:p>
                <draw:g>
                  <svg:desc>path.C22:path.C2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ellman Ford Lista</text:p>
                <draw:g>
                  <svg:desc>path.C42:path.C4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ellman Ford Macierz</text:p>
                <draw:g>
                  <svg:desc>path.C62:path.C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path.A2:path.A6</svg:desc>
                </draw:g>
              </table:table-cell>
              <table:table-cell office:value-type="float" office:value="51846.501376">
                <text:p>51846.501376</text:p>
                <draw:g>
                  <svg:desc>path.D2:path.D6</svg:desc>
                </draw:g>
              </table:table-cell>
              <table:table-cell office:value-type="float" office:value="45">
                <text:p>45</text:p>
                <draw:g>
                  <svg:desc>path.A22:path.A26</svg:desc>
                </draw:g>
              </table:table-cell>
              <table:table-cell office:value-type="float" office:value="62164.26624">
                <text:p>62164.26624</text:p>
                <draw:g>
                  <svg:desc>path.D22:path.D26</svg:desc>
                </draw:g>
              </table:table-cell>
              <table:table-cell office:value-type="float" office:value="45">
                <text:p>45</text:p>
                <draw:g>
                  <svg:desc>path.A42:path.A46</svg:desc>
                </draw:g>
              </table:table-cell>
              <table:table-cell office:value-type="float" office:value="26926.030592">
                <text:p>26926.030592</text:p>
                <draw:g>
                  <svg:desc>path.D42:path.D46</svg:desc>
                </draw:g>
              </table:table-cell>
              <table:table-cell office:value-type="float" office:value="45">
                <text:p>45</text:p>
                <draw:g>
                  <svg:desc>path.A62:path.A66</svg:desc>
                </draw:g>
              </table:table-cell>
              <table:table-cell office:value-type="float" office:value="51661.636608">
                <text:p>51661.636608</text:p>
                <draw:g>
                  <svg:desc>path.D62:path.D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33883.060992">
                <text:p>133883.060992</text:p>
              </table:table-cell>
              <table:table-cell office:value-type="float" office:value="90">
                <text:p>90</text:p>
              </table:table-cell>
              <table:table-cell office:value-type="float" office:value="152805.741824">
                <text:p>152805.741824</text:p>
              </table:table-cell>
              <table:table-cell office:value-type="float" office:value="90">
                <text:p>90</text:p>
              </table:table-cell>
              <table:table-cell office:value-type="float" office:value="98673.35424">
                <text:p>98673.35424</text:p>
              </table:table-cell>
              <table:table-cell office:value-type="float" office:value="90">
                <text:p>90</text:p>
              </table:table-cell>
              <table:table-cell office:value-type="float" office:value="238443.137536">
                <text:p>238443.1375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">
                <text:p>135</text:p>
              </table:table-cell>
              <table:table-cell office:value-type="float" office:value="239188.265216">
                <text:p>239188.265216</text:p>
              </table:table-cell>
              <table:table-cell office:value-type="float" office:value="135">
                <text:p>135</text:p>
              </table:table-cell>
              <table:table-cell office:value-type="float" office:value="282296.387328">
                <text:p>282296.387328</text:p>
              </table:table-cell>
              <table:table-cell office:value-type="float" office:value="135">
                <text:p>135</text:p>
              </table:table-cell>
              <table:table-cell office:value-type="float" office:value="238043.887872">
                <text:p>238043.887872</text:p>
              </table:table-cell>
              <table:table-cell office:value-type="float" office:value="135">
                <text:p>135</text:p>
              </table:table-cell>
              <table:table-cell office:value-type="float" office:value="554977.062144">
                <text:p>554977.062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">
                <text:p>180</text:p>
              </table:table-cell>
              <table:table-cell office:value-type="float" office:value="390830.994432">
                <text:p>390830.994432</text:p>
              </table:table-cell>
              <table:table-cell office:value-type="float" office:value="180">
                <text:p>180</text:p>
              </table:table-cell>
              <table:table-cell office:value-type="float" office:value="444543.00672">
                <text:p>444543.00672</text:p>
              </table:table-cell>
              <table:table-cell office:value-type="float" office:value="180">
                <text:p>180</text:p>
              </table:table-cell>
              <table:table-cell office:value-type="float" office:value="613245">
                <text:p>613245</text:p>
              </table:table-cell>
              <table:table-cell office:value-type="float" office:value="180">
                <text:p>180</text:p>
              </table:table-cell>
              <table:table-cell office:value-type="float" office:value="1045727.506944">
                <text:p>1045727.5069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5">
                <text:p>225</text:p>
              </table:table-cell>
              <table:table-cell office:value-type="float" office:value="542650.162944">
                <text:p>542650.162944</text:p>
              </table:table-cell>
              <table:table-cell office:value-type="float" office:value="225">
                <text:p>225</text:p>
              </table:table-cell>
              <table:table-cell office:value-type="float" office:value="635167.421184">
                <text:p>635167.421184</text:p>
              </table:table-cell>
              <table:table-cell office:value-type="float" office:value="225">
                <text:p>225</text:p>
              </table:table-cell>
              <table:table-cell office:value-type="float" office:value="1228796">
                <text:p>1228796</text:p>
              </table:table-cell>
              <table:table-cell office:value-type="float" office:value="225">
                <text:p>225</text:p>
              </table:table-cell>
              <table:table-cell office:value-type="float" office:value="1672777.122048">
                <text:p>1672777.1220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6pt" fo:letter-spacing="0.042cm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2">
      <style:chart-properties chart:symbol-type="named-symbol" chart:symbol-name="diamond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62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2">
      <style:chart-properties chart:symbol-type="named-symbol" chart:symbol-name="square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62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2">
      <style:chart-properties chart:symbol-type="named-symbol" chart:symbol-name="arrow-up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62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2">
      <style:chart-properties chart:symbol-type="named-symbol" chart:symbol-name="x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62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3.718cm" svg:height="10.226cm" xlink:href=".." xlink:type="simple" chart:class="chart:scatter" chart:style-name="ch1">
        <chart:title svg:x="8.524cm" svg:y="0.34cm" chart:style-name="ch2">
          <text:p>Gęstość grafu 25%</text:p>
        </chart:title>
        <chart:legend chart:legend-position="top" svg:x="5.668cm" svg:y="1.498cm" style:legend-expansion="wide" chart:style-name="ch3"/>
        <chart:plot-area chart:style-name="ch4" table:cell-range-address="mst.A2:mst.A6 mst.C2:mst.C2 mst.D2:mst.D6 mst.C22:mst.C22 mst.D22:mst.D26 mst.C42:mst.C42 mst.D42:mst.D46 mst.C62:mst.C62 mst.D62:mst.D66" chart:data-source-has-labels="row" svg:x="0.474cm" svg:y="2.273cm" svg:width="22.77cm" svg:height="7.749cm">
          <chartooo:coordinate-region svg:x="2.057cm" svg:y="2.459cm" svg:width="20.868cm" svg:height="7.09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st.D2:mst.D6" chart:label-cell-address="mst.C2:mst.C2" chart:class="chart:scatter">
            <chart:domain table:cell-range-address="mst.A2:mst.A6"/>
            <chart:data-point chart:repeated="5"/>
          </chart:series>
          <chart:series chart:style-name="ch8" chart:values-cell-range-address="mst.D22:mst.D26" chart:label-cell-address="mst.C22:mst.C22" chart:class="chart:scatter">
            <chart:domain table:cell-range-address="mst.A22:mst.A26"/>
            <chart:data-point chart:repeated="5"/>
          </chart:series>
          <chart:series chart:style-name="ch9" chart:values-cell-range-address="mst.D42:mst.D46" chart:label-cell-address="mst.C42:mst.C42" chart:class="chart:scatter">
            <chart:domain table:cell-range-address="mst.A42:mst.A46"/>
            <chart:data-point chart:repeated="5"/>
          </chart:series>
          <chart:series chart:style-name="ch10" chart:values-cell-range-address="mst.D62:mst.D66" chart:label-cell-address="mst.C62:mst.C62" chart:class="chart:scatter">
            <chart:domain table:cell-range-address="mst.A62:mst.A6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ruskal lista</text:p>
                <draw:g>
                  <svg:desc>mst.C2:mst.C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Kruskal macierz</text:p>
                <draw:g>
                  <svg:desc>mst.C22:mst.C2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rim lista</text:p>
                <draw:g>
                  <svg:desc>mst.C42:mst.C4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rim macierz</text:p>
                <draw:g>
                  <svg:desc>mst.C62:mst.C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mst.A2:mst.A6</svg:desc>
                </draw:g>
              </table:table-cell>
              <table:table-cell office:value-type="float" office:value="204847.571025">
                <text:p>204847.571025</text:p>
                <draw:g>
                  <svg:desc>mst.D2:mst.D6</svg:desc>
                </draw:g>
              </table:table-cell>
              <table:table-cell office:value-type="float" office:value="45">
                <text:p>45</text:p>
                <draw:g>
                  <svg:desc>mst.A22:mst.A26</svg:desc>
                </draw:g>
              </table:table-cell>
              <table:table-cell office:value-type="float" office:value="127721.944225">
                <text:p>127721.944225</text:p>
                <draw:g>
                  <svg:desc>mst.D22:mst.D26</svg:desc>
                </draw:g>
              </table:table-cell>
              <table:table-cell office:value-type="float" office:value="45">
                <text:p>45</text:p>
                <draw:g>
                  <svg:desc>mst.A42:mst.A46</svg:desc>
                </draw:g>
              </table:table-cell>
              <table:table-cell office:value-type="float" office:value="147665.70735">
                <text:p>147665.70735</text:p>
                <draw:g>
                  <svg:desc>mst.D42:mst.D46</svg:desc>
                </draw:g>
              </table:table-cell>
              <table:table-cell office:value-type="float" office:value="45">
                <text:p>45</text:p>
                <draw:g>
                  <svg:desc>mst.A62:mst.A66</svg:desc>
                </draw:g>
              </table:table-cell>
              <table:table-cell office:value-type="float" office:value="130135.080525">
                <text:p>130135.080525</text:p>
                <draw:g>
                  <svg:desc>mst.D62:mst.D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654033.104375">
                <text:p>654033.104375</text:p>
              </table:table-cell>
              <table:table-cell office:value-type="float" office:value="90">
                <text:p>90</text:p>
              </table:table-cell>
              <table:table-cell office:value-type="float" office:value="409488.497475">
                <text:p>409488.497475</text:p>
              </table:table-cell>
              <table:table-cell office:value-type="float" office:value="90">
                <text:p>90</text:p>
              </table:table-cell>
              <table:table-cell office:value-type="float" office:value="465188.795125">
                <text:p>465188.795125</text:p>
              </table:table-cell>
              <table:table-cell office:value-type="float" office:value="90">
                <text:p>90</text:p>
              </table:table-cell>
              <table:table-cell office:value-type="float" office:value="421936.78025">
                <text:p>421936.78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">
                <text:p>135</text:p>
              </table:table-cell>
              <table:table-cell office:value-type="float" office:value="1407983.364225">
                <text:p>1407983.364225</text:p>
              </table:table-cell>
              <table:table-cell office:value-type="float" office:value="135">
                <text:p>135</text:p>
              </table:table-cell>
              <table:table-cell office:value-type="float" office:value="888622.44595">
                <text:p>888622.44595</text:p>
              </table:table-cell>
              <table:table-cell office:value-type="float" office:value="135">
                <text:p>135</text:p>
              </table:table-cell>
              <table:table-cell office:value-type="float" office:value="1040470.796525">
                <text:p>1040470.796525</text:p>
              </table:table-cell>
              <table:table-cell office:value-type="float" office:value="135">
                <text:p>135</text:p>
              </table:table-cell>
              <table:table-cell office:value-type="float" office:value="972584.72185">
                <text:p>972584.721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">
                <text:p>180</text:p>
              </table:table-cell>
              <table:table-cell office:value-type="float" office:value="2331435.537675">
                <text:p>2331435.537675</text:p>
              </table:table-cell>
              <table:table-cell office:value-type="float" office:value="180">
                <text:p>180</text:p>
              </table:table-cell>
              <table:table-cell office:value-type="float" office:value="1534331.591375">
                <text:p>1534331.591375</text:p>
              </table:table-cell>
              <table:table-cell office:value-type="float" office:value="180">
                <text:p>180</text:p>
              </table:table-cell>
              <table:table-cell office:value-type="float" office:value="1759584.90055">
                <text:p>1759584.90055</text:p>
              </table:table-cell>
              <table:table-cell office:value-type="float" office:value="180">
                <text:p>180</text:p>
              </table:table-cell>
              <table:table-cell office:value-type="float" office:value="1609821.9819">
                <text:p>1609821.98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5">
                <text:p>225</text:p>
              </table:table-cell>
              <table:table-cell office:value-type="float" office:value="3564004.283275">
                <text:p>3564004.283275</text:p>
              </table:table-cell>
              <table:table-cell office:value-type="float" office:value="225">
                <text:p>225</text:p>
              </table:table-cell>
              <table:table-cell office:value-type="float" office:value="2413522.8654">
                <text:p>2413522.8654</text:p>
              </table:table-cell>
              <table:table-cell office:value-type="float" office:value="225">
                <text:p>225</text:p>
              </table:table-cell>
              <table:table-cell office:value-type="float" office:value="2903662.5129">
                <text:p>2903662.5129</text:p>
              </table:table-cell>
              <table:table-cell office:value-type="float" office:value="225">
                <text:p>225</text:p>
              </table:table-cell>
              <table:table-cell office:value-type="float" office:value="2659077.99965">
                <text:p>2659077.9996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6pt" fo:letter-spacing="0.042cm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23.729cm" svg:height="13.809cm" xlink:href=".." xlink:type="simple" chart:class="chart:scatter" chart:style-name="ch1">
        <chart:title svg:x="7.63cm" svg:y="0.412cm" chart:style-name="ch2">
          <text:p>Reprezentacja macierzą</text:p>
        </chart:title>
        <chart:legend chart:legend-position="top" svg:x="5.674cm" svg:y="1.57cm" style:legend-expansion="wide" chart:style-name="ch3"/>
        <chart:plot-area chart:style-name="ch4" table:cell-range-address="mst.A22:mst.A26 mst.G2:mst.G2 mst.D22:mst.D41 mst.G7:mst.G7 mst.G12:mst.G12 mst.G17:mst.G17 mst.G42:mst.G42 mst.D62:mst.D81 mst.G47:mst.G47 mst.G52:mst.G52 mst.G57:mst.G57" chart:data-source-has-labels="row" svg:x="0.474cm" svg:y="2.888cm" svg:width="22.781cm" svg:height="10.645cm">
          <chartooo:coordinate-region svg:x="2.057cm" svg:y="3.074cm" svg:width="20.668cm" svg:height="9.989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st.D22:mst.D26" chart:label-cell-address="mst.G2:mst.G2" chart:class="chart:scatter">
            <chart:domain table:cell-range-address="mst.A22:mst.A26"/>
            <chart:data-point chart:repeated="5"/>
          </chart:series>
          <chart:series chart:style-name="ch8" chart:values-cell-range-address="mst.D27:mst.D31" chart:label-cell-address="mst.G7:mst.G7" chart:class="chart:scatter">
            <chart:domain table:cell-range-address="mst.A27:mst.A31"/>
            <chart:data-point chart:repeated="5"/>
          </chart:series>
          <chart:series chart:style-name="ch9" chart:values-cell-range-address="mst.D32:mst.D36" chart:label-cell-address="mst.G12:mst.G12" chart:class="chart:scatter">
            <chart:domain table:cell-range-address="mst.A32:mst.A36"/>
            <chart:data-point chart:repeated="5"/>
          </chart:series>
          <chart:series chart:style-name="ch10" chart:values-cell-range-address="mst.D37:mst.D41" chart:label-cell-address="mst.G17:mst.G17" chart:class="chart:scatter">
            <chart:domain table:cell-range-address="mst.A37:mst.A41"/>
            <chart:data-point chart:repeated="5"/>
          </chart:series>
          <chart:series chart:style-name="ch11" chart:values-cell-range-address="mst.D62:mst.D66" chart:label-cell-address="mst.G42:mst.G42" chart:class="chart:scatter">
            <chart:domain table:cell-range-address="mst.A62:mst.A66"/>
            <chart:data-point chart:repeated="5"/>
          </chart:series>
          <chart:series chart:style-name="ch12" chart:values-cell-range-address="mst.D67:mst.D71" chart:label-cell-address="mst.G47:mst.G47" chart:class="chart:scatter">
            <chart:domain table:cell-range-address="mst.A67:mst.A71"/>
            <chart:data-point chart:repeated="5"/>
          </chart:series>
          <chart:series chart:style-name="ch13" chart:values-cell-range-address="mst.D72:mst.D76" chart:label-cell-address="mst.G52:mst.G52" chart:class="chart:scatter">
            <chart:domain table:cell-range-address="mst.A72:mst.A76"/>
            <chart:data-point chart:repeated="5"/>
          </chart:series>
          <chart:series chart:style-name="ch14" chart:values-cell-range-address="mst.D77:mst.D81" chart:label-cell-address="mst.G57:mst.G57" chart:class="chart:scatter">
            <chart:domain table:cell-range-address="mst.A77:mst.A81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ruskal 25%</text:p>
                <draw:g>
                  <svg:desc>mst.G2:mst.G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Kruskal 50%</text:p>
                <draw:g>
                  <svg:desc>mst.G7:mst.G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Kruskal 75%</text:p>
                <draw:g>
                  <svg:desc>mst.G12:mst.G1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Kruskal 99%</text:p>
                <draw:g>
                  <svg:desc>mst.G17:mst.G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rim 25%</text:p>
                <draw:g>
                  <svg:desc>mst.G42:mst.G4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rim 50%</text:p>
                <draw:g>
                  <svg:desc>mst.G47:mst.G4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rim 75%</text:p>
                <draw:g>
                  <svg:desc>mst.G52:mst.G5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rim 99%</text:p>
                <draw:g>
                  <svg:desc>mst.G57:mst.G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mst.A22:mst.A26</svg:desc>
                </draw:g>
              </table:table-cell>
              <table:table-cell office:value-type="float" office:value="127721.944225">
                <text:p>127721.944225</text:p>
                <draw:g>
                  <svg:desc>mst.D22:mst.D26</svg:desc>
                </draw:g>
              </table:table-cell>
              <table:table-cell office:value-type="float" office:value="45">
                <text:p>45</text:p>
                <draw:g>
                  <svg:desc>mst.A27:mst.A31</svg:desc>
                </draw:g>
              </table:table-cell>
              <table:table-cell office:value-type="float" office:value="170727.2653">
                <text:p>170727.2653</text:p>
                <draw:g>
                  <svg:desc>mst.D27:mst.D31</svg:desc>
                </draw:g>
              </table:table-cell>
              <table:table-cell office:value-type="float" office:value="45">
                <text:p>45</text:p>
                <draw:g>
                  <svg:desc>mst.A32:mst.A36</svg:desc>
                </draw:g>
              </table:table-cell>
              <table:table-cell office:value-type="float" office:value="209318.21165">
                <text:p>209318.21165</text:p>
                <draw:g>
                  <svg:desc>mst.D32:mst.D36</svg:desc>
                </draw:g>
              </table:table-cell>
              <table:table-cell office:value-type="float" office:value="45">
                <text:p>45</text:p>
                <draw:g>
                  <svg:desc>mst.A37:mst.A41</svg:desc>
                </draw:g>
              </table:table-cell>
              <table:table-cell office:value-type="float" office:value="243181.761425">
                <text:p>243181.761425</text:p>
                <draw:g>
                  <svg:desc>mst.D37:mst.D41</svg:desc>
                </draw:g>
              </table:table-cell>
              <table:table-cell office:value-type="float" office:value="45">
                <text:p>45</text:p>
                <draw:g>
                  <svg:desc>mst.A62:mst.A66</svg:desc>
                </draw:g>
              </table:table-cell>
              <table:table-cell office:value-type="float" office:value="130135.080525">
                <text:p>130135.080525</text:p>
                <draw:g>
                  <svg:desc>mst.D62:mst.D66</svg:desc>
                </draw:g>
              </table:table-cell>
              <table:table-cell office:value-type="float" office:value="45">
                <text:p>45</text:p>
                <draw:g>
                  <svg:desc>mst.A67:mst.A71</svg:desc>
                </draw:g>
              </table:table-cell>
              <table:table-cell office:value-type="float" office:value="174716.291725">
                <text:p>174716.291725</text:p>
                <draw:g>
                  <svg:desc>mst.D67:mst.D71</svg:desc>
                </draw:g>
              </table:table-cell>
              <table:table-cell office:value-type="float" office:value="45">
                <text:p>45</text:p>
                <draw:g>
                  <svg:desc>mst.A72:mst.A76</svg:desc>
                </draw:g>
              </table:table-cell>
              <table:table-cell office:value-type="float" office:value="227765.247075">
                <text:p>227765.247075</text:p>
                <draw:g>
                  <svg:desc>mst.D72:mst.D76</svg:desc>
                </draw:g>
              </table:table-cell>
              <table:table-cell office:value-type="float" office:value="45">
                <text:p>45</text:p>
                <draw:g>
                  <svg:desc>mst.A77:mst.A81</svg:desc>
                </draw:g>
              </table:table-cell>
              <table:table-cell office:value-type="float" office:value="267656.332725">
                <text:p>267656.332725</text:p>
                <draw:g>
                  <svg:desc>mst.D77:mst.D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409488.497475">
                <text:p>409488.497475</text:p>
              </table:table-cell>
              <table:table-cell office:value-type="float" office:value="90">
                <text:p>90</text:p>
              </table:table-cell>
              <table:table-cell office:value-type="float" office:value="617222.474075">
                <text:p>617222.474075</text:p>
              </table:table-cell>
              <table:table-cell office:value-type="float" office:value="90">
                <text:p>90</text:p>
              </table:table-cell>
              <table:table-cell office:value-type="float" office:value="813686.12395">
                <text:p>813686.12395</text:p>
              </table:table-cell>
              <table:table-cell office:value-type="float" office:value="90">
                <text:p>90</text:p>
              </table:table-cell>
              <table:table-cell office:value-type="float" office:value="1089235.0899">
                <text:p>1089235.0899</text:p>
              </table:table-cell>
              <table:table-cell office:value-type="float" office:value="90">
                <text:p>90</text:p>
              </table:table-cell>
              <table:table-cell office:value-type="float" office:value="421936.78025">
                <text:p>421936.78025</text:p>
              </table:table-cell>
              <table:table-cell office:value-type="float" office:value="90">
                <text:p>90</text:p>
              </table:table-cell>
              <table:table-cell office:value-type="float" office:value="647606.43655">
                <text:p>647606.43655</text:p>
              </table:table-cell>
              <table:table-cell office:value-type="float" office:value="90">
                <text:p>90</text:p>
              </table:table-cell>
              <table:table-cell office:value-type="float" office:value="996957.131525">
                <text:p>996957.131525</text:p>
              </table:table-cell>
              <table:table-cell office:value-type="float" office:value="90">
                <text:p>90</text:p>
              </table:table-cell>
              <table:table-cell office:value-type="float" office:value="1481019.2062">
                <text:p>1481019.20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">
                <text:p>135</text:p>
              </table:table-cell>
              <table:table-cell office:value-type="float" office:value="888622.44595">
                <text:p>888622.44595</text:p>
              </table:table-cell>
              <table:table-cell office:value-type="float" office:value="135">
                <text:p>135</text:p>
              </table:table-cell>
              <table:table-cell office:value-type="float" office:value="1512113.0294">
                <text:p>1512113.0294</text:p>
              </table:table-cell>
              <table:table-cell office:value-type="float" office:value="135">
                <text:p>135</text:p>
              </table:table-cell>
              <table:table-cell office:value-type="float" office:value="2142035.31175">
                <text:p>2142035.31175</text:p>
              </table:table-cell>
              <table:table-cell office:value-type="float" office:value="135">
                <text:p>135</text:p>
              </table:table-cell>
              <table:table-cell office:value-type="float" office:value="2838730.63755">
                <text:p>2838730.63755</text:p>
              </table:table-cell>
              <table:table-cell office:value-type="float" office:value="135">
                <text:p>135</text:p>
              </table:table-cell>
              <table:table-cell office:value-type="float" office:value="972584.72185">
                <text:p>972584.72185</text:p>
              </table:table-cell>
              <table:table-cell office:value-type="float" office:value="135">
                <text:p>135</text:p>
              </table:table-cell>
              <table:table-cell office:value-type="float" office:value="1839869.665975">
                <text:p>1839869.665975</text:p>
              </table:table-cell>
              <table:table-cell office:value-type="float" office:value="135">
                <text:p>135</text:p>
              </table:table-cell>
              <table:table-cell office:value-type="float" office:value="2706227.968225">
                <text:p>2706227.968225</text:p>
              </table:table-cell>
              <table:table-cell office:value-type="float" office:value="135">
                <text:p>135</text:p>
              </table:table-cell>
              <table:table-cell office:value-type="float" office:value="3483470.9759">
                <text:p>3483470.97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">
                <text:p>180</text:p>
              </table:table-cell>
              <table:table-cell office:value-type="float" office:value="1534331.591375">
                <text:p>1534331.591375</text:p>
              </table:table-cell>
              <table:table-cell office:value-type="float" office:value="180">
                <text:p>180</text:p>
              </table:table-cell>
              <table:table-cell office:value-type="float" office:value="2922312.639475">
                <text:p>2922312.639475</text:p>
              </table:table-cell>
              <table:table-cell office:value-type="float" office:value="180">
                <text:p>180</text:p>
              </table:table-cell>
              <table:table-cell office:value-type="float" office:value="4731736.230575">
                <text:p>4731736.230575</text:p>
              </table:table-cell>
              <table:table-cell office:value-type="float" office:value="180">
                <text:p>180</text:p>
              </table:table-cell>
              <table:table-cell office:value-type="float" office:value="6777244.693075">
                <text:p>6777244.693075</text:p>
              </table:table-cell>
              <table:table-cell office:value-type="float" office:value="180">
                <text:p>180</text:p>
              </table:table-cell>
              <table:table-cell office:value-type="float" office:value="1609821.9819">
                <text:p>1609821.9819</text:p>
              </table:table-cell>
              <table:table-cell office:value-type="float" office:value="180">
                <text:p>180</text:p>
              </table:table-cell>
              <table:table-cell office:value-type="float" office:value="3280181.423575">
                <text:p>3280181.423575</text:p>
              </table:table-cell>
              <table:table-cell office:value-type="float" office:value="180">
                <text:p>180</text:p>
              </table:table-cell>
              <table:table-cell office:value-type="float" office:value="5697860.85275">
                <text:p>5697860.85275</text:p>
              </table:table-cell>
              <table:table-cell office:value-type="float" office:value="180">
                <text:p>180</text:p>
              </table:table-cell>
              <table:table-cell office:value-type="float" office:value="7865344.306125">
                <text:p>7865344.306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5">
                <text:p>225</text:p>
              </table:table-cell>
              <table:table-cell office:value-type="float" office:value="2413522.8654">
                <text:p>2413522.8654</text:p>
              </table:table-cell>
              <table:table-cell office:value-type="float" office:value="225">
                <text:p>225</text:p>
              </table:table-cell>
              <table:table-cell office:value-type="float" office:value="5131483.7172">
                <text:p>5131483.7172</text:p>
              </table:table-cell>
              <table:table-cell office:value-type="float" office:value="225">
                <text:p>225</text:p>
              </table:table-cell>
              <table:table-cell office:value-type="float" office:value="8785415.0838">
                <text:p>8785415.0838</text:p>
              </table:table-cell>
              <table:table-cell office:value-type="float" office:value="225">
                <text:p>225</text:p>
              </table:table-cell>
              <table:table-cell office:value-type="float" office:value="12611929.50385">
                <text:p>12611929.50385</text:p>
              </table:table-cell>
              <table:table-cell office:value-type="float" office:value="225">
                <text:p>225</text:p>
              </table:table-cell>
              <table:table-cell office:value-type="float" office:value="2659077.99965">
                <text:p>2659077.99965</text:p>
              </table:table-cell>
              <table:table-cell office:value-type="float" office:value="225">
                <text:p>225</text:p>
              </table:table-cell>
              <table:table-cell office:value-type="float" office:value="6244437.4568">
                <text:p>6244437.4568</text:p>
              </table:table-cell>
              <table:table-cell office:value-type="float" office:value="225">
                <text:p>225</text:p>
              </table:table-cell>
              <table:table-cell office:value-type="float" office:value="10299962.817225">
                <text:p>10299962.817225</text:p>
              </table:table-cell>
              <table:table-cell office:value-type="float" office:value="225">
                <text:p>225</text:p>
              </table:table-cell>
              <table:table-cell office:value-type="float" office:value="16376925.342025">
                <text:p>16376925.34202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6pt" fo:letter-spacing="0.042cm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24.13cm" svg:height="10.221cm" xlink:href=".." xlink:type="simple" chart:class="chart:scatter" chart:style-name="ch1">
        <chart:title svg:x="8.621cm" svg:y="0.34cm" chart:style-name="ch2">
          <text:p>Reprezentacja listą</text:p>
        </chart:title>
        <chart:legend chart:legend-position="top" svg:x="4.023cm" svg:y="1.498cm" style:legend-expansion="wide" chart:style-name="ch3"/>
        <chart:plot-area chart:style-name="ch4" table:cell-range-address="path.A2:path.A6 path.G2:path.G2 path.D2:path.D21 path.G7:path.G7 path.G12:path.G12 path.G17:path.G17 path.G42:path.G42 path.D42:path.D61 path.G47:path.G47 path.G52:path.G52 path.G57:path.G57" chart:data-source-has-labels="row" svg:x="0.482cm" svg:y="2.744cm" svg:width="23.166cm" svg:height="7.273cm">
          <chartooo:coordinate-region svg:x="2.065cm" svg:y="2.93cm" svg:width="21.264cm" svg:height="6.617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ath.D2:path.D6" chart:label-cell-address="path.G2:path.G2" chart:class="chart:scatter">
            <chart:domain table:cell-range-address="path.A2:path.A6"/>
            <chart:data-point chart:repeated="5"/>
          </chart:series>
          <chart:series chart:style-name="ch8" chart:values-cell-range-address="path.D7:path.D11" chart:label-cell-address="path.G7:path.G7" chart:class="chart:scatter">
            <chart:domain table:cell-range-address="path.A7:path.A11"/>
            <chart:data-point chart:repeated="5"/>
          </chart:series>
          <chart:series chart:style-name="ch9" chart:values-cell-range-address="path.D12:path.D16" chart:label-cell-address="path.G12:path.G12" chart:class="chart:scatter">
            <chart:domain table:cell-range-address="path.A12:path.A16"/>
            <chart:data-point chart:repeated="5"/>
          </chart:series>
          <chart:series chart:style-name="ch10" chart:values-cell-range-address="path.D17:path.D21" chart:label-cell-address="path.G17:path.G17" chart:class="chart:scatter">
            <chart:domain table:cell-range-address="path.A17:path.A21"/>
            <chart:data-point chart:repeated="5"/>
          </chart:series>
          <chart:series chart:style-name="ch11" chart:values-cell-range-address="path.D42:path.D46" chart:label-cell-address="path.G42:path.G42" chart:class="chart:scatter">
            <chart:domain table:cell-range-address="path.A42:path.A46"/>
            <chart:data-point chart:repeated="5"/>
          </chart:series>
          <chart:series chart:style-name="ch12" chart:values-cell-range-address="path.D47:path.D51" chart:label-cell-address="path.G47:path.G47" chart:class="chart:scatter">
            <chart:domain table:cell-range-address="path.A47:path.A51"/>
            <chart:data-point chart:repeated="5"/>
          </chart:series>
          <chart:series chart:style-name="ch13" chart:values-cell-range-address="path.D52:path.D56" chart:label-cell-address="path.G52:path.G52" chart:class="chart:scatter">
            <chart:domain table:cell-range-address="path.A52:path.A56"/>
            <chart:data-point chart:repeated="5"/>
          </chart:series>
          <chart:series chart:style-name="ch14" chart:values-cell-range-address="path.D57:path.D61" chart:label-cell-address="path.G57:path.G57" chart:class="chart:scatter">
            <chart:domain table:cell-range-address="path.A57:path.A61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jkstra 25%</text:p>
                <draw:g>
                  <svg:desc>path.G2:path.G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Dijkstra 50%</text:p>
                <draw:g>
                  <svg:desc>path.G7:path.G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Dijkstra 75%</text:p>
                <draw:g>
                  <svg:desc>path.G12:path.G1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Dijkstra 99%</text:p>
                <draw:g>
                  <svg:desc>path.G17:path.G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ellman-Ford 25%</text:p>
                <draw:g>
                  <svg:desc>path.G42:path.G4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ellman-Ford 50%</text:p>
                <draw:g>
                  <svg:desc>path.G47:path.G4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ellman-Ford 75%</text:p>
                <draw:g>
                  <svg:desc>path.G52:path.G5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ellman-Ford 99%</text:p>
                <draw:g>
                  <svg:desc>path.G57:path.G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path.A2:path.A6</svg:desc>
                </draw:g>
              </table:table-cell>
              <table:table-cell office:value-type="float" office:value="51846.501376">
                <text:p>51846.501376</text:p>
                <draw:g>
                  <svg:desc>path.D2:path.D6</svg:desc>
                </draw:g>
              </table:table-cell>
              <table:table-cell office:value-type="float" office:value="45">
                <text:p>45</text:p>
                <draw:g>
                  <svg:desc>path.A7:path.A11</svg:desc>
                </draw:g>
              </table:table-cell>
              <table:table-cell office:value-type="float" office:value="62979.647488">
                <text:p>62979.647488</text:p>
                <draw:g>
                  <svg:desc>path.D7:path.D11</svg:desc>
                </draw:g>
              </table:table-cell>
              <table:table-cell office:value-type="float" office:value="45">
                <text:p>45</text:p>
                <draw:g>
                  <svg:desc>path.A12:path.A16</svg:desc>
                </draw:g>
              </table:table-cell>
              <table:table-cell office:value-type="float" office:value="72374.482432">
                <text:p>72374.482432</text:p>
                <draw:g>
                  <svg:desc>path.D12:path.D16</svg:desc>
                </draw:g>
              </table:table-cell>
              <table:table-cell office:value-type="float" office:value="45">
                <text:p>45</text:p>
                <draw:g>
                  <svg:desc>path.A17:path.A21</svg:desc>
                </draw:g>
              </table:table-cell>
              <table:table-cell office:value-type="float" office:value="79184.834816">
                <text:p>79184.834816</text:p>
                <draw:g>
                  <svg:desc>path.D17:path.D21</svg:desc>
                </draw:g>
              </table:table-cell>
              <table:table-cell office:value-type="float" office:value="45">
                <text:p>45</text:p>
                <draw:g>
                  <svg:desc>path.A42:path.A46</svg:desc>
                </draw:g>
              </table:table-cell>
              <table:table-cell office:value-type="float" office:value="26926.030592">
                <text:p>26926.030592</text:p>
                <draw:g>
                  <svg:desc>path.D42:path.D46</svg:desc>
                </draw:g>
              </table:table-cell>
              <table:table-cell office:value-type="float" office:value="45">
                <text:p>45</text:p>
                <draw:g>
                  <svg:desc>path.A47:path.A51</svg:desc>
                </draw:g>
              </table:table-cell>
              <table:table-cell office:value-type="float" office:value="43474.184192">
                <text:p>43474.184192</text:p>
                <draw:g>
                  <svg:desc>path.D47:path.D51</svg:desc>
                </draw:g>
              </table:table-cell>
              <table:table-cell office:value-type="float" office:value="45">
                <text:p>45</text:p>
                <draw:g>
                  <svg:desc>path.A52:path.A56</svg:desc>
                </draw:g>
              </table:table-cell>
              <table:table-cell office:value-type="float" office:value="55409.763584">
                <text:p>55409.763584</text:p>
                <draw:g>
                  <svg:desc>path.D52:path.D56</svg:desc>
                </draw:g>
              </table:table-cell>
              <table:table-cell office:value-type="float" office:value="45">
                <text:p>45</text:p>
                <draw:g>
                  <svg:desc>path.A57:path.A61</svg:desc>
                </draw:g>
              </table:table-cell>
              <table:table-cell office:value-type="float" office:value="66862.489088">
                <text:p>66862.489088</text:p>
                <draw:g>
                  <svg:desc>path.D57:path.D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33883.060992">
                <text:p>133883.060992</text:p>
              </table:table-cell>
              <table:table-cell office:value-type="float" office:value="90">
                <text:p>90</text:p>
              </table:table-cell>
              <table:table-cell office:value-type="float" office:value="167272.122368">
                <text:p>167272.122368</text:p>
              </table:table-cell>
              <table:table-cell office:value-type="float" office:value="90">
                <text:p>90</text:p>
              </table:table-cell>
              <table:table-cell office:value-type="float" office:value="199397.08416">
                <text:p>199397.08416</text:p>
              </table:table-cell>
              <table:table-cell office:value-type="float" office:value="90">
                <text:p>90</text:p>
              </table:table-cell>
              <table:table-cell office:value-type="float" office:value="231584.86528">
                <text:p>231584.86528</text:p>
              </table:table-cell>
              <table:table-cell office:value-type="float" office:value="90">
                <text:p>90</text:p>
              </table:table-cell>
              <table:table-cell office:value-type="float" office:value="98673.35424">
                <text:p>98673.35424</text:p>
              </table:table-cell>
              <table:table-cell office:value-type="float" office:value="90">
                <text:p>90</text:p>
              </table:table-cell>
              <table:table-cell office:value-type="float" office:value="163497.29408">
                <text:p>163497.29408</text:p>
              </table:table-cell>
              <table:table-cell office:value-type="float" office:value="90">
                <text:p>90</text:p>
              </table:table-cell>
              <table:table-cell office:value-type="float" office:value="241080.929792">
                <text:p>241080.929792</text:p>
              </table:table-cell>
              <table:table-cell office:value-type="float" office:value="90">
                <text:p>90</text:p>
              </table:table-cell>
              <table:table-cell office:value-type="float" office:value="325890.894592">
                <text:p>325890.8945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">
                <text:p>135</text:p>
              </table:table-cell>
              <table:table-cell office:value-type="float" office:value="239188.265216">
                <text:p>239188.265216</text:p>
              </table:table-cell>
              <table:table-cell office:value-type="float" office:value="135">
                <text:p>135</text:p>
              </table:table-cell>
              <table:table-cell office:value-type="float" office:value="325649.963264">
                <text:p>325649.963264</text:p>
              </table:table-cell>
              <table:table-cell office:value-type="float" office:value="135">
                <text:p>135</text:p>
              </table:table-cell>
              <table:table-cell office:value-type="float" office:value="415109.30176">
                <text:p>415109.30176</text:p>
              </table:table-cell>
              <table:table-cell office:value-type="float" office:value="135">
                <text:p>135</text:p>
              </table:table-cell>
              <table:table-cell office:value-type="float" office:value="512778.02368">
                <text:p>512778.02368</text:p>
              </table:table-cell>
              <table:table-cell office:value-type="float" office:value="135">
                <text:p>135</text:p>
              </table:table-cell>
              <table:table-cell office:value-type="float" office:value="238043.887872">
                <text:p>238043.887872</text:p>
              </table:table-cell>
              <table:table-cell office:value-type="float" office:value="135">
                <text:p>135</text:p>
              </table:table-cell>
              <table:table-cell office:value-type="float" office:value="493134.12864">
                <text:p>493134.12864</text:p>
              </table:table-cell>
              <table:table-cell office:value-type="float" office:value="135">
                <text:p>135</text:p>
              </table:table-cell>
              <table:table-cell office:value-type="float" office:value="810881.6">
                <text:p>810881.6</text:p>
              </table:table-cell>
              <table:table-cell office:value-type="float" office:value="135">
                <text:p>135</text:p>
              </table:table-cell>
              <table:table-cell office:value-type="float" office:value="1096080.295936">
                <text:p>1096080.2959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">
                <text:p>180</text:p>
              </table:table-cell>
              <table:table-cell office:value-type="float" office:value="390830.994432">
                <text:p>390830.994432</text:p>
              </table:table-cell>
              <table:table-cell office:value-type="float" office:value="180">
                <text:p>180</text:p>
              </table:table-cell>
              <table:table-cell office:value-type="float" office:value="540497.238016">
                <text:p>540497.238016</text:p>
              </table:table-cell>
              <table:table-cell office:value-type="float" office:value="180">
                <text:p>180</text:p>
              </table:table-cell>
              <table:table-cell office:value-type="float" office:value="708642.493184">
                <text:p>708642.493184</text:p>
              </table:table-cell>
              <table:table-cell office:value-type="float" office:value="180">
                <text:p>180</text:p>
              </table:table-cell>
              <table:table-cell office:value-type="float" office:value="879255.54432">
                <text:p>879255.54432</text:p>
              </table:table-cell>
              <table:table-cell office:value-type="float" office:value="180">
                <text:p>180</text:p>
              </table:table-cell>
              <table:table-cell office:value-type="float" office:value="613245">
                <text:p>613245</text:p>
              </table:table-cell>
              <table:table-cell office:value-type="float" office:value="180">
                <text:p>180</text:p>
              </table:table-cell>
              <table:table-cell office:value-type="float" office:value="1115646.812928">
                <text:p>1115646.812928</text:p>
              </table:table-cell>
              <table:table-cell office:value-type="float" office:value="180">
                <text:p>180</text:p>
              </table:table-cell>
              <table:table-cell office:value-type="float" office:value="1679987.436544">
                <text:p>1679987.436544</text:p>
              </table:table-cell>
              <table:table-cell office:value-type="float" office:value="180">
                <text:p>180</text:p>
              </table:table-cell>
              <table:table-cell office:value-type="float" office:value="2208220.42112">
                <text:p>2208220.42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5">
                <text:p>225</text:p>
              </table:table-cell>
              <table:table-cell office:value-type="float" office:value="542650.162944">
                <text:p>542650.162944</text:p>
              </table:table-cell>
              <table:table-cell office:value-type="float" office:value="225">
                <text:p>225</text:p>
              </table:table-cell>
              <table:table-cell office:value-type="float" office:value="807767.675648">
                <text:p>807767.675648</text:p>
              </table:table-cell>
              <table:table-cell office:value-type="float" office:value="225">
                <text:p>225</text:p>
              </table:table-cell>
              <table:table-cell office:value-type="float" office:value="1072458.060288">
                <text:p>1072458.060288</text:p>
              </table:table-cell>
              <table:table-cell office:value-type="float" office:value="225">
                <text:p>225</text:p>
              </table:table-cell>
              <table:table-cell office:value-type="float" office:value="1327788.365056">
                <text:p>1327788.365056</text:p>
              </table:table-cell>
              <table:table-cell office:value-type="float" office:value="225">
                <text:p>225</text:p>
              </table:table-cell>
              <table:table-cell office:value-type="float" office:value="1228796">
                <text:p>1228796</text:p>
              </table:table-cell>
              <table:table-cell office:value-type="float" office:value="225">
                <text:p>225</text:p>
              </table:table-cell>
              <table:table-cell office:value-type="float" office:value="1979789.055232">
                <text:p>1979789.055232</text:p>
              </table:table-cell>
              <table:table-cell office:value-type="float" office:value="225">
                <text:p>225</text:p>
              </table:table-cell>
              <table:table-cell office:value-type="float" office:value="2723379.520256">
                <text:p>2723379.520256</text:p>
              </table:table-cell>
              <table:table-cell office:value-type="float" office:value="225">
                <text:p>225</text:p>
              </table:table-cell>
              <table:table-cell office:value-type="float" office:value="3517479.234048">
                <text:p>3517479.23404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6pt" fo:letter-spacing="0.042cm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24.13cm" svg:height="10.221cm" xlink:href=".." xlink:type="simple" chart:class="chart:scatter" chart:style-name="ch1">
        <chart:title svg:x="7.831cm" svg:y="0.252cm" chart:style-name="ch2">
          <text:p>Reprezentacja macierzą</text:p>
        </chart:title>
        <chart:legend chart:legend-position="top" svg:x="4.023cm" svg:y="1.498cm" style:legend-expansion="wide" chart:style-name="ch3"/>
        <chart:plot-area chart:style-name="ch4" table:cell-range-address="path.A22:path.A26 path.G2:path.G2 path.D22:path.D41 path.G7:path.G7 path.G12:path.G12 path.G17:path.G17 path.G42:path.G42 path.D62:path.D81 path.G47:path.G47 path.G52:path.G52 path.G57:path.G57" chart:data-source-has-labels="row" svg:x="0.482cm" svg:y="2.744cm" svg:width="23.166cm" svg:height="7.273cm">
          <chartooo:coordinate-region svg:x="2.065cm" svg:y="2.93cm" svg:width="21.264cm" svg:height="6.617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ath.D22:path.D26" chart:label-cell-address="path.G2:path.G2" chart:class="chart:scatter">
            <chart:domain table:cell-range-address="path.A22:path.A26"/>
            <chart:data-point chart:repeated="5"/>
          </chart:series>
          <chart:series chart:style-name="ch8" chart:values-cell-range-address="path.D27:path.D31" chart:label-cell-address="path.G7:path.G7" chart:class="chart:scatter">
            <chart:domain table:cell-range-address="path.A27:path.A31"/>
            <chart:data-point chart:repeated="5"/>
          </chart:series>
          <chart:series chart:style-name="ch9" chart:values-cell-range-address="path.D32:path.D36" chart:label-cell-address="path.G12:path.G12" chart:class="chart:scatter">
            <chart:domain table:cell-range-address="path.A32:path.A36"/>
            <chart:data-point chart:repeated="5"/>
          </chart:series>
          <chart:series chart:style-name="ch10" chart:values-cell-range-address="path.D37:path.D41" chart:label-cell-address="path.G17:path.G17" chart:class="chart:scatter">
            <chart:domain table:cell-range-address="path.A37:path.A41"/>
            <chart:data-point chart:repeated="5"/>
          </chart:series>
          <chart:series chart:style-name="ch11" chart:values-cell-range-address="path.D62:path.D66" chart:label-cell-address="path.G42:path.G42" chart:class="chart:scatter">
            <chart:domain table:cell-range-address="path.A62:path.A66"/>
            <chart:data-point chart:repeated="5"/>
          </chart:series>
          <chart:series chart:style-name="ch12" chart:values-cell-range-address="path.D67:path.D71" chart:label-cell-address="path.G47:path.G47" chart:class="chart:scatter">
            <chart:domain table:cell-range-address="path.A67:path.A71"/>
            <chart:data-point chart:repeated="5"/>
          </chart:series>
          <chart:series chart:style-name="ch13" chart:values-cell-range-address="path.D72:path.D76" chart:label-cell-address="path.G52:path.G52" chart:class="chart:scatter">
            <chart:domain table:cell-range-address="path.A72:path.A76"/>
            <chart:data-point chart:repeated="5"/>
          </chart:series>
          <chart:series chart:style-name="ch14" chart:values-cell-range-address="path.D77:path.D81" chart:label-cell-address="path.G57:path.G57" chart:class="chart:scatter">
            <chart:domain table:cell-range-address="path.A77:path.A81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jkstra 25%</text:p>
                <draw:g>
                  <svg:desc>path.G2:path.G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Dijkstra 50%</text:p>
                <draw:g>
                  <svg:desc>path.G7:path.G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Dijkstra 75%</text:p>
                <draw:g>
                  <svg:desc>path.G12:path.G1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Dijkstra 99%</text:p>
                <draw:g>
                  <svg:desc>path.G17:path.G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ellman-Ford 25%</text:p>
                <draw:g>
                  <svg:desc>path.G42:path.G4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ellman-Ford 50%</text:p>
                <draw:g>
                  <svg:desc>path.G47:path.G4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ellman-Ford 75%</text:p>
                <draw:g>
                  <svg:desc>path.G52:path.G5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ellman-Ford 99%</text:p>
                <draw:g>
                  <svg:desc>path.G57:path.G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path.A22:path.A26</svg:desc>
                </draw:g>
              </table:table-cell>
              <table:table-cell office:value-type="float" office:value="62164.26624">
                <text:p>62164.26624</text:p>
                <draw:g>
                  <svg:desc>path.D22:path.D26</svg:desc>
                </draw:g>
              </table:table-cell>
              <table:table-cell office:value-type="float" office:value="45">
                <text:p>45</text:p>
                <draw:g>
                  <svg:desc>path.A27:path.A31</svg:desc>
                </draw:g>
              </table:table-cell>
              <table:table-cell office:value-type="float" office:value="66605.821952">
                <text:p>66605.821952</text:p>
                <draw:g>
                  <svg:desc>path.D27:path.D31</svg:desc>
                </draw:g>
              </table:table-cell>
              <table:table-cell office:value-type="float" office:value="45">
                <text:p>45</text:p>
                <draw:g>
                  <svg:desc>path.A32:path.A36</svg:desc>
                </draw:g>
              </table:table-cell>
              <table:table-cell office:value-type="float" office:value="66303.527168">
                <text:p>66303.527168</text:p>
                <draw:g>
                  <svg:desc>path.D32:path.D36</svg:desc>
                </draw:g>
              </table:table-cell>
              <table:table-cell office:value-type="float" office:value="45">
                <text:p>45</text:p>
                <draw:g>
                  <svg:desc>path.A37:path.A41</svg:desc>
                </draw:g>
              </table:table-cell>
              <table:table-cell office:value-type="float" office:value="62983.302656">
                <text:p>62983.302656</text:p>
                <draw:g>
                  <svg:desc>path.D37:path.D41</svg:desc>
                </draw:g>
              </table:table-cell>
              <table:table-cell office:value-type="float" office:value="45">
                <text:p>45</text:p>
                <draw:g>
                  <svg:desc>path.A62:path.A66</svg:desc>
                </draw:g>
              </table:table-cell>
              <table:table-cell office:value-type="float" office:value="51661.636608">
                <text:p>51661.636608</text:p>
                <draw:g>
                  <svg:desc>path.D62:path.D66</svg:desc>
                </draw:g>
              </table:table-cell>
              <table:table-cell office:value-type="float" office:value="45">
                <text:p>45</text:p>
                <draw:g>
                  <svg:desc>path.A67:path.A71</svg:desc>
                </draw:g>
              </table:table-cell>
              <table:table-cell office:value-type="float" office:value="78038.07232">
                <text:p>78038.07232</text:p>
                <draw:g>
                  <svg:desc>path.D67:path.D71</svg:desc>
                </draw:g>
              </table:table-cell>
              <table:table-cell office:value-type="float" office:value="45">
                <text:p>45</text:p>
                <draw:g>
                  <svg:desc>path.A72:path.A76</svg:desc>
                </draw:g>
              </table:table-cell>
              <table:table-cell office:value-type="float" office:value="63968.122624">
                <text:p>63968.122624</text:p>
                <draw:g>
                  <svg:desc>path.D72:path.D76</svg:desc>
                </draw:g>
              </table:table-cell>
              <table:table-cell office:value-type="float" office:value="45">
                <text:p>45</text:p>
                <draw:g>
                  <svg:desc>path.A77:path.A81</svg:desc>
                </draw:g>
              </table:table-cell>
              <table:table-cell office:value-type="float" office:value="45009.571584">
                <text:p>45009.571584</text:p>
                <draw:g>
                  <svg:desc>path.D77:path.D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52805.741824">
                <text:p>152805.741824</text:p>
              </table:table-cell>
              <table:table-cell office:value-type="float" office:value="90">
                <text:p>90</text:p>
              </table:table-cell>
              <table:table-cell office:value-type="float" office:value="184409.253632">
                <text:p>184409.253632</text:p>
              </table:table-cell>
              <table:table-cell office:value-type="float" office:value="90">
                <text:p>90</text:p>
              </table:table-cell>
              <table:table-cell office:value-type="float" office:value="176550.394624">
                <text:p>176550.394624</text:p>
              </table:table-cell>
              <table:table-cell office:value-type="float" office:value="90">
                <text:p>90</text:p>
              </table:table-cell>
              <table:table-cell office:value-type="float" office:value="158475.805696">
                <text:p>158475.805696</text:p>
              </table:table-cell>
              <table:table-cell office:value-type="float" office:value="90">
                <text:p>90</text:p>
              </table:table-cell>
              <table:table-cell office:value-type="float" office:value="238443.137536">
                <text:p>238443.137536</text:p>
              </table:table-cell>
              <table:table-cell office:value-type="float" office:value="90">
                <text:p>90</text:p>
              </table:table-cell>
              <table:table-cell office:value-type="float" office:value="353116.25856">
                <text:p>353116.25856</text:p>
              </table:table-cell>
              <table:table-cell office:value-type="float" office:value="90">
                <text:p>90</text:p>
              </table:table-cell>
              <table:table-cell office:value-type="float" office:value="271295.044096">
                <text:p>271295.044096</text:p>
              </table:table-cell>
              <table:table-cell office:value-type="float" office:value="90">
                <text:p>90</text:p>
              </table:table-cell>
              <table:table-cell office:value-type="float" office:value="174212.82176">
                <text:p>174212.821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">
                <text:p>135</text:p>
              </table:table-cell>
              <table:table-cell office:value-type="float" office:value="282296.387328">
                <text:p>282296.387328</text:p>
              </table:table-cell>
              <table:table-cell office:value-type="float" office:value="135">
                <text:p>135</text:p>
              </table:table-cell>
              <table:table-cell office:value-type="float" office:value="348080.583168">
                <text:p>348080.583168</text:p>
              </table:table-cell>
              <table:table-cell office:value-type="float" office:value="135">
                <text:p>135</text:p>
              </table:table-cell>
              <table:table-cell office:value-type="float" office:value="323811.56864">
                <text:p>323811.56864</text:p>
              </table:table-cell>
              <table:table-cell office:value-type="float" office:value="135">
                <text:p>135</text:p>
              </table:table-cell>
              <table:table-cell office:value-type="float" office:value="281026.526208">
                <text:p>281026.526208</text:p>
              </table:table-cell>
              <table:table-cell office:value-type="float" office:value="135">
                <text:p>135</text:p>
              </table:table-cell>
              <table:table-cell office:value-type="float" office:value="554977.062144">
                <text:p>554977.062144</text:p>
              </table:table-cell>
              <table:table-cell office:value-type="float" office:value="135">
                <text:p>135</text:p>
              </table:table-cell>
              <table:table-cell office:value-type="float" office:value="823605.208832">
                <text:p>823605.208832</text:p>
              </table:table-cell>
              <table:table-cell office:value-type="float" office:value="135">
                <text:p>135</text:p>
              </table:table-cell>
              <table:table-cell office:value-type="float" office:value="615882.692864">
                <text:p>615882.692864</text:p>
              </table:table-cell>
              <table:table-cell office:value-type="float" office:value="135">
                <text:p>135</text:p>
              </table:table-cell>
              <table:table-cell office:value-type="float" office:value="388675.498496">
                <text:p>388675.4984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">
                <text:p>180</text:p>
              </table:table-cell>
              <table:table-cell office:value-type="float" office:value="444543.00672">
                <text:p>444543.00672</text:p>
              </table:table-cell>
              <table:table-cell office:value-type="float" office:value="180">
                <text:p>180</text:p>
              </table:table-cell>
              <table:table-cell office:value-type="float" office:value="559239.111936">
                <text:p>559239.111936</text:p>
              </table:table-cell>
              <table:table-cell office:value-type="float" office:value="180">
                <text:p>180</text:p>
              </table:table-cell>
              <table:table-cell office:value-type="float" office:value="515063.463936">
                <text:p>515063.463936</text:p>
              </table:table-cell>
              <table:table-cell office:value-type="float" office:value="180">
                <text:p>180</text:p>
              </table:table-cell>
              <table:table-cell office:value-type="float" office:value="437434.758144">
                <text:p>437434.758144</text:p>
              </table:table-cell>
              <table:table-cell office:value-type="float" office:value="180">
                <text:p>180</text:p>
              </table:table-cell>
              <table:table-cell office:value-type="float" office:value="1045727.506944">
                <text:p>1045727.506944</text:p>
              </table:table-cell>
              <table:table-cell office:value-type="float" office:value="180">
                <text:p>180</text:p>
              </table:table-cell>
              <table:table-cell office:value-type="float" office:value="1453210.7776">
                <text:p>1453210.7776</text:p>
              </table:table-cell>
              <table:table-cell office:value-type="float" office:value="180">
                <text:p>180</text:p>
              </table:table-cell>
              <table:table-cell office:value-type="float" office:value="1061167.710976">
                <text:p>1061167.710976</text:p>
              </table:table-cell>
              <table:table-cell office:value-type="float" office:value="180">
                <text:p>180</text:p>
              </table:table-cell>
              <table:table-cell office:value-type="float" office:value="662734.54336">
                <text:p>662734.54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5">
                <text:p>225</text:p>
              </table:table-cell>
              <table:table-cell office:value-type="float" office:value="635167.421184">
                <text:p>635167.421184</text:p>
              </table:table-cell>
              <table:table-cell office:value-type="float" office:value="225">
                <text:p>225</text:p>
              </table:table-cell>
              <table:table-cell office:value-type="float" office:value="793569.980928">
                <text:p>793569.980928</text:p>
              </table:table-cell>
              <table:table-cell office:value-type="float" office:value="225">
                <text:p>225</text:p>
              </table:table-cell>
              <table:table-cell office:value-type="float" office:value="734752.907008">
                <text:p>734752.907008</text:p>
              </table:table-cell>
              <table:table-cell office:value-type="float" office:value="225">
                <text:p>225</text:p>
              </table:table-cell>
              <table:table-cell office:value-type="float" office:value="610653.603328">
                <text:p>610653.603328</text:p>
              </table:table-cell>
              <table:table-cell office:value-type="float" office:value="225">
                <text:p>225</text:p>
              </table:table-cell>
              <table:table-cell office:value-type="float" office:value="1672777.122048">
                <text:p>1672777.122048</text:p>
              </table:table-cell>
              <table:table-cell office:value-type="float" office:value="225">
                <text:p>225</text:p>
              </table:table-cell>
              <table:table-cell office:value-type="float" office:value="2313789.602816">
                <text:p>2313789.602816</text:p>
              </table:table-cell>
              <table:table-cell office:value-type="float" office:value="225">
                <text:p>225</text:p>
              </table:table-cell>
              <table:table-cell office:value-type="float" office:value="1598606.886656">
                <text:p>1598606.886656</text:p>
              </table:table-cell>
              <table:table-cell office:value-type="float" office:value="225">
                <text:p>225</text:p>
              </table:table-cell>
              <table:table-cell office:value-type="float" office:value="1000179.838976">
                <text:p>1000179.83897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6pt" fo:letter-spacing="0.042cm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2">
      <style:chart-properties chart:symbol-type="named-symbol" chart:symbol-name="diamond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62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2">
      <style:chart-properties chart:symbol-type="named-symbol" chart:symbol-name="square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62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2">
      <style:chart-properties chart:symbol-type="named-symbol" chart:symbol-name="arrow-up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62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2">
      <style:chart-properties chart:symbol-type="named-symbol" chart:symbol-name="x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62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3.715cm" svg:height="10.227cm" xlink:href=".." xlink:type="simple" chart:class="chart:scatter" chart:style-name="ch1">
        <chart:title svg:x="7.736cm" svg:y="0.34cm" chart:style-name="ch2">
          <text:p>50% wypełnienia Grafu</text:p>
        </chart:title>
        <chart:legend chart:legend-position="top" svg:x="4.211cm" svg:y="1.498cm" style:legend-expansion="wide" chart:style-name="ch3"/>
        <chart:plot-area chart:style-name="ch4" table:cell-range-address="path.A2:path.A6 path.C2:path.C2 path.D7:path.D11 path.C22:path.C22 path.D27:path.D31 path.C42:path.C42 path.D47:path.D51 path.C62:path.C62 path.D67:path.D71" chart:data-source-has-labels="row" svg:x="0.474cm" svg:y="2.273cm" svg:width="22.767cm" svg:height="7.75cm">
          <chartooo:coordinate-region svg:x="2.057cm" svg:y="2.459cm" svg:width="20.866cm" svg:height="7.09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ath.D7:path.D11" chart:label-cell-address="path.C2:path.C2" chart:class="chart:scatter">
            <chart:domain table:cell-range-address="path.A2:path.A6"/>
            <chart:data-point chart:repeated="5"/>
          </chart:series>
          <chart:series chart:style-name="ch8" chart:values-cell-range-address="path.D27:path.D31" chart:label-cell-address="path.C22:path.C22" chart:class="chart:scatter">
            <chart:domain table:cell-range-address="path.A22:path.A26"/>
            <chart:data-point chart:repeated="5"/>
          </chart:series>
          <chart:series chart:style-name="ch9" chart:values-cell-range-address="path.D47:path.D51" chart:label-cell-address="path.C42:path.C42" chart:class="chart:scatter">
            <chart:domain table:cell-range-address="path.A42:path.A46"/>
            <chart:data-point chart:repeated="5"/>
          </chart:series>
          <chart:series chart:style-name="ch10" chart:values-cell-range-address="path.D67:path.D71" chart:label-cell-address="path.C62:path.C62" chart:class="chart:scatter">
            <chart:domain table:cell-range-address="path.A62:path.A6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jkstry Lista</text:p>
                <draw:g>
                  <svg:desc>path.C2:path.C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Dijkstry Macierz</text:p>
                <draw:g>
                  <svg:desc>path.C22:path.C2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ellman Ford Lista</text:p>
                <draw:g>
                  <svg:desc>path.C42:path.C4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ellman Ford Macierz</text:p>
                <draw:g>
                  <svg:desc>path.C62:path.C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path.A2:path.A6</svg:desc>
                </draw:g>
              </table:table-cell>
              <table:table-cell office:value-type="float" office:value="62979.647488">
                <text:p>62979.647488</text:p>
                <draw:g>
                  <svg:desc>path.D7:path.D11</svg:desc>
                </draw:g>
              </table:table-cell>
              <table:table-cell office:value-type="float" office:value="45">
                <text:p>45</text:p>
                <draw:g>
                  <svg:desc>path.A22:path.A26</svg:desc>
                </draw:g>
              </table:table-cell>
              <table:table-cell office:value-type="float" office:value="66605.821952">
                <text:p>66605.821952</text:p>
                <draw:g>
                  <svg:desc>path.D27:path.D31</svg:desc>
                </draw:g>
              </table:table-cell>
              <table:table-cell office:value-type="float" office:value="45">
                <text:p>45</text:p>
                <draw:g>
                  <svg:desc>path.A42:path.A46</svg:desc>
                </draw:g>
              </table:table-cell>
              <table:table-cell office:value-type="float" office:value="43474.184192">
                <text:p>43474.184192</text:p>
                <draw:g>
                  <svg:desc>path.D47:path.D51</svg:desc>
                </draw:g>
              </table:table-cell>
              <table:table-cell office:value-type="float" office:value="45">
                <text:p>45</text:p>
                <draw:g>
                  <svg:desc>path.A62:path.A66</svg:desc>
                </draw:g>
              </table:table-cell>
              <table:table-cell office:value-type="float" office:value="78038.07232">
                <text:p>78038.07232</text:p>
                <draw:g>
                  <svg:desc>path.D67:path.D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67272.122368">
                <text:p>167272.122368</text:p>
              </table:table-cell>
              <table:table-cell office:value-type="float" office:value="90">
                <text:p>90</text:p>
              </table:table-cell>
              <table:table-cell office:value-type="float" office:value="184409.253632">
                <text:p>184409.253632</text:p>
              </table:table-cell>
              <table:table-cell office:value-type="float" office:value="90">
                <text:p>90</text:p>
              </table:table-cell>
              <table:table-cell office:value-type="float" office:value="163497.29408">
                <text:p>163497.29408</text:p>
              </table:table-cell>
              <table:table-cell office:value-type="float" office:value="90">
                <text:p>90</text:p>
              </table:table-cell>
              <table:table-cell office:value-type="float" office:value="353116.25856">
                <text:p>353116.258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">
                <text:p>135</text:p>
              </table:table-cell>
              <table:table-cell office:value-type="float" office:value="325649.963264">
                <text:p>325649.963264</text:p>
              </table:table-cell>
              <table:table-cell office:value-type="float" office:value="135">
                <text:p>135</text:p>
              </table:table-cell>
              <table:table-cell office:value-type="float" office:value="348080.583168">
                <text:p>348080.583168</text:p>
              </table:table-cell>
              <table:table-cell office:value-type="float" office:value="135">
                <text:p>135</text:p>
              </table:table-cell>
              <table:table-cell office:value-type="float" office:value="493134.12864">
                <text:p>493134.12864</text:p>
              </table:table-cell>
              <table:table-cell office:value-type="float" office:value="135">
                <text:p>135</text:p>
              </table:table-cell>
              <table:table-cell office:value-type="float" office:value="823605.208832">
                <text:p>823605.2088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">
                <text:p>180</text:p>
              </table:table-cell>
              <table:table-cell office:value-type="float" office:value="540497.238016">
                <text:p>540497.238016</text:p>
              </table:table-cell>
              <table:table-cell office:value-type="float" office:value="180">
                <text:p>180</text:p>
              </table:table-cell>
              <table:table-cell office:value-type="float" office:value="559239.111936">
                <text:p>559239.111936</text:p>
              </table:table-cell>
              <table:table-cell office:value-type="float" office:value="180">
                <text:p>180</text:p>
              </table:table-cell>
              <table:table-cell office:value-type="float" office:value="1115646.812928">
                <text:p>1115646.812928</text:p>
              </table:table-cell>
              <table:table-cell office:value-type="float" office:value="180">
                <text:p>180</text:p>
              </table:table-cell>
              <table:table-cell office:value-type="float" office:value="1453210.7776">
                <text:p>1453210.77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5">
                <text:p>225</text:p>
              </table:table-cell>
              <table:table-cell office:value-type="float" office:value="807767.675648">
                <text:p>807767.675648</text:p>
              </table:table-cell>
              <table:table-cell office:value-type="float" office:value="225">
                <text:p>225</text:p>
              </table:table-cell>
              <table:table-cell office:value-type="float" office:value="793569.980928">
                <text:p>793569.980928</text:p>
              </table:table-cell>
              <table:table-cell office:value-type="float" office:value="225">
                <text:p>225</text:p>
              </table:table-cell>
              <table:table-cell office:value-type="float" office:value="1979789.055232">
                <text:p>1979789.055232</text:p>
              </table:table-cell>
              <table:table-cell office:value-type="float" office:value="225">
                <text:p>225</text:p>
              </table:table-cell>
              <table:table-cell office:value-type="float" office:value="2313789.602816">
                <text:p>2313789.6028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6pt" fo:letter-spacing="0.042cm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2">
      <style:chart-properties chart:symbol-type="named-symbol" chart:symbol-name="diamond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62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2">
      <style:chart-properties chart:symbol-type="named-symbol" chart:symbol-name="square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62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2">
      <style:chart-properties chart:symbol-type="named-symbol" chart:symbol-name="arrow-up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62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2">
      <style:chart-properties chart:symbol-type="named-symbol" chart:symbol-name="x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62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3.715cm" svg:height="10.22cm" xlink:href=".." xlink:type="simple" chart:class="chart:scatter" chart:style-name="ch1">
        <chart:title svg:x="7.736cm" svg:y="0.34cm" chart:style-name="ch2">
          <text:p>75% wypełnienia Grafu</text:p>
        </chart:title>
        <chart:legend chart:legend-position="top" svg:x="4.211cm" svg:y="1.498cm" style:legend-expansion="wide" chart:style-name="ch3"/>
        <chart:plot-area chart:style-name="ch4" table:cell-range-address="path.A2:path.A6 path.C2:path.C2 path.D12:path.D16 path.C22:path.C22 path.D32:path.D36 path.C42:path.C42 path.D52:path.D56 path.C62:path.C62 path.D72:path.D76" chart:data-source-has-labels="row" svg:x="0.474cm" svg:y="2.273cm" svg:width="22.767cm" svg:height="7.743cm">
          <chartooo:coordinate-region svg:x="2.057cm" svg:y="2.46cm" svg:width="20.866cm" svg:height="7.086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ath.D12:path.D16" chart:label-cell-address="path.C2:path.C2" chart:class="chart:scatter">
            <chart:domain table:cell-range-address="path.A2:path.A6"/>
            <chart:data-point chart:repeated="5"/>
          </chart:series>
          <chart:series chart:style-name="ch8" chart:values-cell-range-address="path.D32:path.D36" chart:label-cell-address="path.C22:path.C22" chart:class="chart:scatter">
            <chart:domain table:cell-range-address="path.A22:path.A26"/>
            <chart:data-point chart:repeated="5"/>
          </chart:series>
          <chart:series chart:style-name="ch9" chart:values-cell-range-address="path.D52:path.D56" chart:label-cell-address="path.C42:path.C42" chart:class="chart:scatter">
            <chart:domain table:cell-range-address="path.A42:path.A46"/>
            <chart:data-point chart:repeated="5"/>
          </chart:series>
          <chart:series chart:style-name="ch10" chart:values-cell-range-address="path.D72:path.D76" chart:label-cell-address="path.C62:path.C62" chart:class="chart:scatter">
            <chart:domain table:cell-range-address="path.A62:path.A6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jkstry Lista</text:p>
                <draw:g>
                  <svg:desc>path.C2:path.C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Dijkstry Macierz</text:p>
                <draw:g>
                  <svg:desc>path.C22:path.C2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ellman Ford Lista</text:p>
                <draw:g>
                  <svg:desc>path.C42:path.C4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ellman Ford Macierz</text:p>
                <draw:g>
                  <svg:desc>path.C62:path.C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path.A2:path.A6</svg:desc>
                </draw:g>
              </table:table-cell>
              <table:table-cell office:value-type="float" office:value="72374.482432">
                <text:p>72374.482432</text:p>
                <draw:g>
                  <svg:desc>path.D12:path.D16</svg:desc>
                </draw:g>
              </table:table-cell>
              <table:table-cell office:value-type="float" office:value="45">
                <text:p>45</text:p>
                <draw:g>
                  <svg:desc>path.A22:path.A26</svg:desc>
                </draw:g>
              </table:table-cell>
              <table:table-cell office:value-type="float" office:value="66303.527168">
                <text:p>66303.527168</text:p>
                <draw:g>
                  <svg:desc>path.D32:path.D36</svg:desc>
                </draw:g>
              </table:table-cell>
              <table:table-cell office:value-type="float" office:value="45">
                <text:p>45</text:p>
                <draw:g>
                  <svg:desc>path.A42:path.A46</svg:desc>
                </draw:g>
              </table:table-cell>
              <table:table-cell office:value-type="float" office:value="55409.763584">
                <text:p>55409.763584</text:p>
                <draw:g>
                  <svg:desc>path.D52:path.D56</svg:desc>
                </draw:g>
              </table:table-cell>
              <table:table-cell office:value-type="float" office:value="45">
                <text:p>45</text:p>
                <draw:g>
                  <svg:desc>path.A62:path.A66</svg:desc>
                </draw:g>
              </table:table-cell>
              <table:table-cell office:value-type="float" office:value="63968.122624">
                <text:p>63968.122624</text:p>
                <draw:g>
                  <svg:desc>path.D72:path.D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99397.08416">
                <text:p>199397.08416</text:p>
              </table:table-cell>
              <table:table-cell office:value-type="float" office:value="90">
                <text:p>90</text:p>
              </table:table-cell>
              <table:table-cell office:value-type="float" office:value="176550.394624">
                <text:p>176550.394624</text:p>
              </table:table-cell>
              <table:table-cell office:value-type="float" office:value="90">
                <text:p>90</text:p>
              </table:table-cell>
              <table:table-cell office:value-type="float" office:value="241080.929792">
                <text:p>241080.929792</text:p>
              </table:table-cell>
              <table:table-cell office:value-type="float" office:value="90">
                <text:p>90</text:p>
              </table:table-cell>
              <table:table-cell office:value-type="float" office:value="271295.044096">
                <text:p>271295.0440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">
                <text:p>135</text:p>
              </table:table-cell>
              <table:table-cell office:value-type="float" office:value="415109.30176">
                <text:p>415109.30176</text:p>
              </table:table-cell>
              <table:table-cell office:value-type="float" office:value="135">
                <text:p>135</text:p>
              </table:table-cell>
              <table:table-cell office:value-type="float" office:value="323811.56864">
                <text:p>323811.56864</text:p>
              </table:table-cell>
              <table:table-cell office:value-type="float" office:value="135">
                <text:p>135</text:p>
              </table:table-cell>
              <table:table-cell office:value-type="float" office:value="810881.6">
                <text:p>810881.6</text:p>
              </table:table-cell>
              <table:table-cell office:value-type="float" office:value="135">
                <text:p>135</text:p>
              </table:table-cell>
              <table:table-cell office:value-type="float" office:value="615882.692864">
                <text:p>615882.6928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">
                <text:p>180</text:p>
              </table:table-cell>
              <table:table-cell office:value-type="float" office:value="708642.493184">
                <text:p>708642.493184</text:p>
              </table:table-cell>
              <table:table-cell office:value-type="float" office:value="180">
                <text:p>180</text:p>
              </table:table-cell>
              <table:table-cell office:value-type="float" office:value="515063.463936">
                <text:p>515063.463936</text:p>
              </table:table-cell>
              <table:table-cell office:value-type="float" office:value="180">
                <text:p>180</text:p>
              </table:table-cell>
              <table:table-cell office:value-type="float" office:value="1679987.436544">
                <text:p>1679987.436544</text:p>
              </table:table-cell>
              <table:table-cell office:value-type="float" office:value="180">
                <text:p>180</text:p>
              </table:table-cell>
              <table:table-cell office:value-type="float" office:value="1061167.710976">
                <text:p>1061167.7109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5">
                <text:p>225</text:p>
              </table:table-cell>
              <table:table-cell office:value-type="float" office:value="1072458.060288">
                <text:p>1072458.060288</text:p>
              </table:table-cell>
              <table:table-cell office:value-type="float" office:value="225">
                <text:p>225</text:p>
              </table:table-cell>
              <table:table-cell office:value-type="float" office:value="734752.907008">
                <text:p>734752.907008</text:p>
              </table:table-cell>
              <table:table-cell office:value-type="float" office:value="225">
                <text:p>225</text:p>
              </table:table-cell>
              <table:table-cell office:value-type="float" office:value="2723379.520256">
                <text:p>2723379.520256</text:p>
              </table:table-cell>
              <table:table-cell office:value-type="float" office:value="225">
                <text:p>225</text:p>
              </table:table-cell>
              <table:table-cell office:value-type="float" office:value="1598606.886656">
                <text:p>1598606.8866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6pt" fo:letter-spacing="0.042cm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2">
      <style:chart-properties chart:symbol-type="named-symbol" chart:symbol-name="diamond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62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2">
      <style:chart-properties chart:symbol-type="named-symbol" chart:symbol-name="square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62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62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2">
      <style:chart-properties chart:symbol-type="named-symbol" chart:symbol-name="x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62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3.715cm" svg:height="10.6cm" xlink:href=".." xlink:type="simple" chart:class="chart:scatter" chart:style-name="ch1">
        <chart:title svg:x="7.736cm" svg:y="0.348cm" chart:style-name="ch2">
          <text:p>99% wypełnienia Grafu</text:p>
        </chart:title>
        <chart:legend chart:legend-position="top" svg:x="4.211cm" svg:y="1.506cm" style:legend-expansion="wide" chart:style-name="ch3"/>
        <chart:plot-area chart:style-name="ch4" table:cell-range-address="path.A2:path.A6 path.C2:path.C2 path.D17:path.D21 path.C22:path.C22 path.D37:path.D41 path.C42:path.C42 path.D57:path.D61 path.C62:path.C62 path.D77:path.D81" chart:data-source-has-labels="row" svg:x="0.474cm" svg:y="2.289cm" svg:width="22.767cm" svg:height="8.099cm">
          <chartooo:coordinate-region svg:x="2.057cm" svg:y="2.476cm" svg:width="20.866cm" svg:height="7.442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path.D17:path.D21" chart:label-cell-address="path.C2:path.C2" chart:class="chart:scatter">
            <chart:domain table:cell-range-address="path.A2:path.A6"/>
            <chart:data-point chart:repeated="5"/>
          </chart:series>
          <chart:series chart:style-name="ch9" chart:values-cell-range-address="path.D37:path.D41" chart:label-cell-address="path.C22:path.C22" chart:class="chart:scatter">
            <chart:domain table:cell-range-address="path.A22:path.A26"/>
            <chart:data-point chart:repeated="5"/>
          </chart:series>
          <chart:series chart:style-name="ch10" chart:values-cell-range-address="path.D57:path.D61" chart:label-cell-address="path.C42:path.C42" chart:class="chart:scatter">
            <chart:domain table:cell-range-address="path.A42:path.A46"/>
            <chart:data-point chart:repeated="5"/>
          </chart:series>
          <chart:series chart:style-name="ch11" chart:values-cell-range-address="path.D77:path.D81" chart:label-cell-address="path.C62:path.C62" chart:class="chart:scatter">
            <chart:domain table:cell-range-address="path.A62:path.A66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jkstry Lista</text:p>
                <draw:g>
                  <svg:desc>path.C2:path.C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Dijkstry Macierz</text:p>
                <draw:g>
                  <svg:desc>path.C22:path.C2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ellman Ford Lista</text:p>
                <draw:g>
                  <svg:desc>path.C42:path.C4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ellman Ford Macierz</text:p>
                <draw:g>
                  <svg:desc>path.C62:path.C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path.A2:path.A6</svg:desc>
                </draw:g>
              </table:table-cell>
              <table:table-cell office:value-type="float" office:value="79184.834816">
                <text:p>79184.834816</text:p>
                <draw:g>
                  <svg:desc>path.D17:path.D21</svg:desc>
                </draw:g>
              </table:table-cell>
              <table:table-cell office:value-type="float" office:value="45">
                <text:p>45</text:p>
                <draw:g>
                  <svg:desc>path.A22:path.A26</svg:desc>
                </draw:g>
              </table:table-cell>
              <table:table-cell office:value-type="float" office:value="62983.302656">
                <text:p>62983.302656</text:p>
                <draw:g>
                  <svg:desc>path.D37:path.D41</svg:desc>
                </draw:g>
              </table:table-cell>
              <table:table-cell office:value-type="float" office:value="45">
                <text:p>45</text:p>
                <draw:g>
                  <svg:desc>path.A42:path.A46</svg:desc>
                </draw:g>
              </table:table-cell>
              <table:table-cell office:value-type="float" office:value="66862.489088">
                <text:p>66862.489088</text:p>
                <draw:g>
                  <svg:desc>path.D57:path.D61</svg:desc>
                </draw:g>
              </table:table-cell>
              <table:table-cell office:value-type="float" office:value="45">
                <text:p>45</text:p>
                <draw:g>
                  <svg:desc>path.A62:path.A66</svg:desc>
                </draw:g>
              </table:table-cell>
              <table:table-cell office:value-type="float" office:value="45009.571584">
                <text:p>45009.571584</text:p>
                <draw:g>
                  <svg:desc>path.D77:path.D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231584.86528">
                <text:p>231584.86528</text:p>
              </table:table-cell>
              <table:table-cell office:value-type="float" office:value="90">
                <text:p>90</text:p>
              </table:table-cell>
              <table:table-cell office:value-type="float" office:value="158475.805696">
                <text:p>158475.805696</text:p>
              </table:table-cell>
              <table:table-cell office:value-type="float" office:value="90">
                <text:p>90</text:p>
              </table:table-cell>
              <table:table-cell office:value-type="float" office:value="325890.894592">
                <text:p>325890.894592</text:p>
              </table:table-cell>
              <table:table-cell office:value-type="float" office:value="90">
                <text:p>90</text:p>
              </table:table-cell>
              <table:table-cell office:value-type="float" office:value="174212.82176">
                <text:p>174212.821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">
                <text:p>135</text:p>
              </table:table-cell>
              <table:table-cell office:value-type="float" office:value="512778.02368">
                <text:p>512778.02368</text:p>
              </table:table-cell>
              <table:table-cell office:value-type="float" office:value="135">
                <text:p>135</text:p>
              </table:table-cell>
              <table:table-cell office:value-type="float" office:value="281026.526208">
                <text:p>281026.526208</text:p>
              </table:table-cell>
              <table:table-cell office:value-type="float" office:value="135">
                <text:p>135</text:p>
              </table:table-cell>
              <table:table-cell office:value-type="float" office:value="1096080.295936">
                <text:p>1096080.295936</text:p>
              </table:table-cell>
              <table:table-cell office:value-type="float" office:value="135">
                <text:p>135</text:p>
              </table:table-cell>
              <table:table-cell office:value-type="float" office:value="388675.498496">
                <text:p>388675.4984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">
                <text:p>180</text:p>
              </table:table-cell>
              <table:table-cell office:value-type="float" office:value="879255.54432">
                <text:p>879255.54432</text:p>
              </table:table-cell>
              <table:table-cell office:value-type="float" office:value="180">
                <text:p>180</text:p>
              </table:table-cell>
              <table:table-cell office:value-type="float" office:value="437434.758144">
                <text:p>437434.758144</text:p>
              </table:table-cell>
              <table:table-cell office:value-type="float" office:value="180">
                <text:p>180</text:p>
              </table:table-cell>
              <table:table-cell office:value-type="float" office:value="2208220.42112">
                <text:p>2208220.42112</text:p>
              </table:table-cell>
              <table:table-cell office:value-type="float" office:value="180">
                <text:p>180</text:p>
              </table:table-cell>
              <table:table-cell office:value-type="float" office:value="662734.54336">
                <text:p>662734.54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5">
                <text:p>225</text:p>
              </table:table-cell>
              <table:table-cell office:value-type="float" office:value="1327788.365056">
                <text:p>1327788.365056</text:p>
              </table:table-cell>
              <table:table-cell office:value-type="float" office:value="225">
                <text:p>225</text:p>
              </table:table-cell>
              <table:table-cell office:value-type="float" office:value="610653.603328">
                <text:p>610653.603328</text:p>
              </table:table-cell>
              <table:table-cell office:value-type="float" office:value="225">
                <text:p>225</text:p>
              </table:table-cell>
              <table:table-cell office:value-type="float" office:value="3517479.234048">
                <text:p>3517479.234048</text:p>
              </table:table-cell>
              <table:table-cell office:value-type="float" office:value="225">
                <text:p>225</text:p>
              </table:table-cell>
              <table:table-cell office:value-type="float" office:value="1000179.838976">
                <text:p>1000179.8389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6pt" fo:letter-spacing="0.042cm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23.729cm" svg:height="13.809cm" xlink:href=".." xlink:type="simple" chart:class="chart:scatter" chart:style-name="ch1">
        <chart:title svg:x="8.42cm" svg:y="0.412cm" chart:style-name="ch2">
          <text:p>Reprezentacja listą</text:p>
        </chart:title>
        <chart:legend chart:legend-position="top" svg:x="5.674cm" svg:y="1.57cm" style:legend-expansion="wide" chart:style-name="ch3"/>
        <chart:plot-area chart:style-name="ch4" table:cell-range-address="mst.A2:mst.A6 mst.G2:mst.G2 mst.D2:mst.D21 mst.G7:mst.G7 mst.G12:mst.G12 mst.G17:mst.G17 mst.G42:mst.G42 mst.D42:mst.D61 mst.G47:mst.G47 mst.G52:mst.G52 mst.G57:mst.G57" chart:data-source-has-labels="row" svg:x="0.474cm" svg:y="2.888cm" svg:width="22.781cm" svg:height="10.645cm">
          <chartooo:coordinate-region svg:x="2.268cm" svg:y="3.075cm" svg:width="20.668cm" svg:height="9.988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st.D2:mst.D6" chart:label-cell-address="mst.G2:mst.G2" chart:class="chart:scatter">
            <chart:domain table:cell-range-address="mst.A2:mst.A6"/>
            <chart:data-point chart:repeated="5"/>
          </chart:series>
          <chart:series chart:style-name="ch8" chart:values-cell-range-address="mst.D7:mst.D11" chart:label-cell-address="mst.G7:mst.G7" chart:class="chart:scatter">
            <chart:domain table:cell-range-address="mst.A7:mst.A11"/>
            <chart:data-point chart:repeated="5"/>
          </chart:series>
          <chart:series chart:style-name="ch9" chart:values-cell-range-address="mst.D12:mst.D16" chart:label-cell-address="mst.G12:mst.G12" chart:class="chart:scatter">
            <chart:domain table:cell-range-address="mst.A12:mst.A16"/>
            <chart:data-point chart:repeated="5"/>
          </chart:series>
          <chart:series chart:style-name="ch10" chart:values-cell-range-address="mst.D17:mst.D21" chart:label-cell-address="mst.G17:mst.G17" chart:class="chart:scatter">
            <chart:domain table:cell-range-address="mst.A17:mst.A21"/>
            <chart:data-point chart:repeated="5"/>
          </chart:series>
          <chart:series chart:style-name="ch11" chart:values-cell-range-address="mst.D42:mst.D46" chart:label-cell-address="mst.G42:mst.G42" chart:class="chart:scatter">
            <chart:domain table:cell-range-address="mst.A42:mst.A46"/>
            <chart:data-point chart:repeated="5"/>
          </chart:series>
          <chart:series chart:style-name="ch12" chart:values-cell-range-address="mst.D47:mst.D51" chart:label-cell-address="mst.G47:mst.G47" chart:class="chart:scatter">
            <chart:domain table:cell-range-address="mst.A47:mst.A51"/>
            <chart:data-point chart:repeated="5"/>
          </chart:series>
          <chart:series chart:style-name="ch13" chart:values-cell-range-address="mst.D52:mst.D56" chart:label-cell-address="mst.G52:mst.G52" chart:class="chart:scatter">
            <chart:domain table:cell-range-address="mst.A52:mst.A56"/>
            <chart:data-point chart:repeated="5"/>
          </chart:series>
          <chart:series chart:style-name="ch14" chart:values-cell-range-address="mst.D57:mst.D61" chart:label-cell-address="mst.G57:mst.G57" chart:class="chart:scatter">
            <chart:domain table:cell-range-address="mst.A57:mst.A61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ruskal 25%</text:p>
                <draw:g>
                  <svg:desc>mst.G2:mst.G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Kruskal 50%</text:p>
                <draw:g>
                  <svg:desc>mst.G7:mst.G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Kruskal 75%</text:p>
                <draw:g>
                  <svg:desc>mst.G12:mst.G1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Kruskal 99%</text:p>
                <draw:g>
                  <svg:desc>mst.G17:mst.G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rim 25%</text:p>
                <draw:g>
                  <svg:desc>mst.G42:mst.G4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rim 50%</text:p>
                <draw:g>
                  <svg:desc>mst.G47:mst.G4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rim 75%</text:p>
                <draw:g>
                  <svg:desc>mst.G52:mst.G5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rim 99%</text:p>
                <draw:g>
                  <svg:desc>mst.G57:mst.G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mst.A2:mst.A6</svg:desc>
                </draw:g>
              </table:table-cell>
              <table:table-cell office:value-type="float" office:value="204847.571025">
                <text:p>204847.571025</text:p>
                <draw:g>
                  <svg:desc>mst.D2:mst.D6</svg:desc>
                </draw:g>
              </table:table-cell>
              <table:table-cell office:value-type="float" office:value="45">
                <text:p>45</text:p>
                <draw:g>
                  <svg:desc>mst.A7:mst.A11</svg:desc>
                </draw:g>
              </table:table-cell>
              <table:table-cell office:value-type="float" office:value="269635.94095">
                <text:p>269635.94095</text:p>
                <draw:g>
                  <svg:desc>mst.D7:mst.D11</svg:desc>
                </draw:g>
              </table:table-cell>
              <table:table-cell office:value-type="float" office:value="45">
                <text:p>45</text:p>
                <draw:g>
                  <svg:desc>mst.A12:mst.A16</svg:desc>
                </draw:g>
              </table:table-cell>
              <table:table-cell office:value-type="float" office:value="348686.005275">
                <text:p>348686.005275</text:p>
                <draw:g>
                  <svg:desc>mst.D12:mst.D16</svg:desc>
                </draw:g>
              </table:table-cell>
              <table:table-cell office:value-type="float" office:value="45">
                <text:p>45</text:p>
                <draw:g>
                  <svg:desc>mst.A17:mst.A21</svg:desc>
                </draw:g>
              </table:table-cell>
              <table:table-cell office:value-type="float" office:value="417259.009925">
                <text:p>417259.009925</text:p>
                <draw:g>
                  <svg:desc>mst.D17:mst.D21</svg:desc>
                </draw:g>
              </table:table-cell>
              <table:table-cell office:value-type="float" office:value="45">
                <text:p>45</text:p>
                <draw:g>
                  <svg:desc>mst.A42:mst.A46</svg:desc>
                </draw:g>
              </table:table-cell>
              <table:table-cell office:value-type="float" office:value="147665.70735">
                <text:p>147665.70735</text:p>
                <draw:g>
                  <svg:desc>mst.D42:mst.D46</svg:desc>
                </draw:g>
              </table:table-cell>
              <table:table-cell office:value-type="float" office:value="45">
                <text:p>45</text:p>
                <draw:g>
                  <svg:desc>mst.A47:mst.A51</svg:desc>
                </draw:g>
              </table:table-cell>
              <table:table-cell office:value-type="float" office:value="192403.80595">
                <text:p>192403.80595</text:p>
                <draw:g>
                  <svg:desc>mst.D47:mst.D51</svg:desc>
                </draw:g>
              </table:table-cell>
              <table:table-cell office:value-type="float" office:value="45">
                <text:p>45</text:p>
                <draw:g>
                  <svg:desc>mst.A52:mst.A56</svg:desc>
                </draw:g>
              </table:table-cell>
              <table:table-cell office:value-type="float" office:value="240038.948125">
                <text:p>240038.948125</text:p>
                <draw:g>
                  <svg:desc>mst.D52:mst.D56</svg:desc>
                </draw:g>
              </table:table-cell>
              <table:table-cell office:value-type="float" office:value="45">
                <text:p>45</text:p>
                <draw:g>
                  <svg:desc>mst.A57:mst.A61</svg:desc>
                </draw:g>
              </table:table-cell>
              <table:table-cell office:value-type="float" office:value="273871.35315">
                <text:p>273871.35315</text:p>
                <draw:g>
                  <svg:desc>mst.D57:mst.D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654033.104375">
                <text:p>654033.104375</text:p>
              </table:table-cell>
              <table:table-cell office:value-type="float" office:value="90">
                <text:p>90</text:p>
              </table:table-cell>
              <table:table-cell office:value-type="float" office:value="967577.05675">
                <text:p>967577.05675</text:p>
              </table:table-cell>
              <table:table-cell office:value-type="float" office:value="90">
                <text:p>90</text:p>
              </table:table-cell>
              <table:table-cell office:value-type="float" office:value="1290383.3551">
                <text:p>1290383.3551</text:p>
              </table:table-cell>
              <table:table-cell office:value-type="float" office:value="90">
                <text:p>90</text:p>
              </table:table-cell>
              <table:table-cell office:value-type="float" office:value="1642612.030325">
                <text:p>1642612.030325</text:p>
              </table:table-cell>
              <table:table-cell office:value-type="float" office:value="90">
                <text:p>90</text:p>
              </table:table-cell>
              <table:table-cell office:value-type="float" office:value="465188.795125">
                <text:p>465188.795125</text:p>
              </table:table-cell>
              <table:table-cell office:value-type="float" office:value="90">
                <text:p>90</text:p>
              </table:table-cell>
              <table:table-cell office:value-type="float" office:value="703992.500525">
                <text:p>703992.500525</text:p>
              </table:table-cell>
              <table:table-cell office:value-type="float" office:value="90">
                <text:p>90</text:p>
              </table:table-cell>
              <table:table-cell office:value-type="float" office:value="1002720.4504">
                <text:p>1002720.4504</text:p>
              </table:table-cell>
              <table:table-cell office:value-type="float" office:value="90">
                <text:p>90</text:p>
              </table:table-cell>
              <table:table-cell office:value-type="float" office:value="1581688.96345">
                <text:p>1581688.963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">
                <text:p>135</text:p>
              </table:table-cell>
              <table:table-cell office:value-type="float" office:value="1407983.364225">
                <text:p>1407983.364225</text:p>
              </table:table-cell>
              <table:table-cell office:value-type="float" office:value="135">
                <text:p>135</text:p>
              </table:table-cell>
              <table:table-cell office:value-type="float" office:value="2144138.198425">
                <text:p>2144138.198425</text:p>
              </table:table-cell>
              <table:table-cell office:value-type="float" office:value="135">
                <text:p>135</text:p>
              </table:table-cell>
              <table:table-cell office:value-type="float" office:value="3015897.2399">
                <text:p>3015897.2399</text:p>
              </table:table-cell>
              <table:table-cell office:value-type="float" office:value="135">
                <text:p>135</text:p>
              </table:table-cell>
              <table:table-cell office:value-type="float" office:value="3939610.20785">
                <text:p>3939610.20785</text:p>
              </table:table-cell>
              <table:table-cell office:value-type="float" office:value="135">
                <text:p>135</text:p>
              </table:table-cell>
              <table:table-cell office:value-type="float" office:value="1040470.796525">
                <text:p>1040470.796525</text:p>
              </table:table-cell>
              <table:table-cell office:value-type="float" office:value="135">
                <text:p>135</text:p>
              </table:table-cell>
              <table:table-cell office:value-type="float" office:value="2322118.8424">
                <text:p>2322118.8424</text:p>
              </table:table-cell>
              <table:table-cell office:value-type="float" office:value="135">
                <text:p>135</text:p>
              </table:table-cell>
              <table:table-cell office:value-type="float" office:value="3959539.391125">
                <text:p>3959539.391125</text:p>
              </table:table-cell>
              <table:table-cell office:value-type="float" office:value="135">
                <text:p>135</text:p>
              </table:table-cell>
              <table:table-cell office:value-type="float" office:value="6728549.636875">
                <text:p>6728549.636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">
                <text:p>180</text:p>
              </table:table-cell>
              <table:table-cell office:value-type="float" office:value="2331435.537675">
                <text:p>2331435.537675</text:p>
              </table:table-cell>
              <table:table-cell office:value-type="float" office:value="180">
                <text:p>180</text:p>
              </table:table-cell>
              <table:table-cell office:value-type="float" office:value="4029772.68475">
                <text:p>4029772.68475</text:p>
              </table:table-cell>
              <table:table-cell office:value-type="float" office:value="180">
                <text:p>180</text:p>
              </table:table-cell>
              <table:table-cell office:value-type="float" office:value="5893882.1445">
                <text:p>5893882.1445</text:p>
              </table:table-cell>
              <table:table-cell office:value-type="float" office:value="180">
                <text:p>180</text:p>
              </table:table-cell>
              <table:table-cell office:value-type="float" office:value="7874982.955975">
                <text:p>7874982.955975</text:p>
              </table:table-cell>
              <table:table-cell office:value-type="float" office:value="180">
                <text:p>180</text:p>
              </table:table-cell>
              <table:table-cell office:value-type="float" office:value="1759584.90055">
                <text:p>1759584.90055</text:p>
              </table:table-cell>
              <table:table-cell office:value-type="float" office:value="180">
                <text:p>180</text:p>
              </table:table-cell>
              <table:table-cell office:value-type="float" office:value="4775329.434475">
                <text:p>4775329.434475</text:p>
              </table:table-cell>
              <table:table-cell office:value-type="float" office:value="180">
                <text:p>180</text:p>
              </table:table-cell>
              <table:table-cell office:value-type="float" office:value="10111762.827825">
                <text:p>10111762.827825</text:p>
              </table:table-cell>
              <table:table-cell office:value-type="float" office:value="180">
                <text:p>180</text:p>
              </table:table-cell>
              <table:table-cell office:value-type="float" office:value="16070148.938475">
                <text:p>16070148.9384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5">
                <text:p>225</text:p>
              </table:table-cell>
              <table:table-cell office:value-type="float" office:value="3564004.283275">
                <text:p>3564004.283275</text:p>
              </table:table-cell>
              <table:table-cell office:value-type="float" office:value="225">
                <text:p>225</text:p>
              </table:table-cell>
              <table:table-cell office:value-type="float" office:value="6674753.686675">
                <text:p>6674753.686675</text:p>
              </table:table-cell>
              <table:table-cell office:value-type="float" office:value="225">
                <text:p>225</text:p>
              </table:table-cell>
              <table:table-cell office:value-type="float" office:value="10253252.126525">
                <text:p>10253252.126525</text:p>
              </table:table-cell>
              <table:table-cell office:value-type="float" office:value="225">
                <text:p>225</text:p>
              </table:table-cell>
              <table:table-cell office:value-type="float" office:value="16869044.1186">
                <text:p>16869044.1186</text:p>
              </table:table-cell>
              <table:table-cell office:value-type="float" office:value="225">
                <text:p>225</text:p>
              </table:table-cell>
              <table:table-cell office:value-type="float" office:value="2903662.5129">
                <text:p>2903662.5129</text:p>
              </table:table-cell>
              <table:table-cell office:value-type="float" office:value="225">
                <text:p>225</text:p>
              </table:table-cell>
              <table:table-cell office:value-type="float" office:value="6601977.4071">
                <text:p>6601977.4071</text:p>
              </table:table-cell>
              <table:table-cell office:value-type="float" office:value="225">
                <text:p>225</text:p>
              </table:table-cell>
              <table:table-cell office:value-type="float" office:value="23729296.797875">
                <text:p>23729296.797875</text:p>
              </table:table-cell>
              <table:table-cell office:value-type="float" office:value="225">
                <text:p>225</text:p>
              </table:table-cell>
              <table:table-cell office:value-type="float" office:value="31405163.775125">
                <text:p>31405163.7751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6pt" fo:letter-spacing="0.042cm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2">
      <style:chart-properties chart:symbol-type="named-symbol" chart:symbol-name="diamond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62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2">
      <style:chart-properties chart:symbol-type="named-symbol" chart:symbol-name="square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62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2">
      <style:chart-properties chart:symbol-type="named-symbol" chart:symbol-name="arrow-up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62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2">
      <style:chart-properties chart:symbol-type="named-symbol" chart:symbol-name="x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62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4.134cm" svg:height="11.112cm" xlink:href=".." xlink:type="simple" chart:class="chart:scatter" chart:style-name="ch1">
        <chart:title svg:x="8.732cm" svg:y="0.358cm" chart:style-name="ch2">
          <text:p>Gęstość grafu 50%</text:p>
        </chart:title>
        <chart:legend chart:legend-position="top" svg:x="5.876cm" svg:y="1.516cm" style:legend-expansion="wide" chart:style-name="ch3"/>
        <chart:plot-area chart:style-name="ch4" table:cell-range-address="mst.A2:mst.A6 mst.C2:mst.C2 mst.D7:mst.D11 mst.C22:mst.C22 mst.D27:mst.D31 mst.C42:mst.C42 mst.D47:mst.D51 mst.C62:mst.C62 mst.D67:mst.D71" chart:data-source-has-labels="row" svg:x="0.482cm" svg:y="2.309cm" svg:width="23.17cm" svg:height="8.581cm">
          <chartooo:coordinate-region svg:x="2.065cm" svg:y="2.495cm" svg:width="21.268cm" svg:height="7.925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st.D7:mst.D11" chart:label-cell-address="mst.C2:mst.C2" chart:class="chart:scatter">
            <chart:domain table:cell-range-address="mst.A2:mst.A6"/>
            <chart:data-point chart:repeated="5"/>
          </chart:series>
          <chart:series chart:style-name="ch8" chart:values-cell-range-address="mst.D27:mst.D31" chart:label-cell-address="mst.C22:mst.C22" chart:class="chart:scatter">
            <chart:domain table:cell-range-address="mst.A22:mst.A26"/>
            <chart:data-point chart:repeated="5"/>
          </chart:series>
          <chart:series chart:style-name="ch9" chart:values-cell-range-address="mst.D47:mst.D51" chart:label-cell-address="mst.C42:mst.C42" chart:class="chart:scatter">
            <chart:domain table:cell-range-address="mst.A42:mst.A46"/>
            <chart:data-point chart:repeated="5"/>
          </chart:series>
          <chart:series chart:style-name="ch10" chart:values-cell-range-address="mst.D67:mst.D71" chart:label-cell-address="mst.C62:mst.C62" chart:class="chart:scatter">
            <chart:domain table:cell-range-address="mst.A62:mst.A6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ruskal lista</text:p>
                <draw:g>
                  <svg:desc>mst.C2:mst.C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Kruskal macierz</text:p>
                <draw:g>
                  <svg:desc>mst.C22:mst.C2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rim lista</text:p>
                <draw:g>
                  <svg:desc>mst.C42:mst.C4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rim macierz</text:p>
                <draw:g>
                  <svg:desc>mst.C62:mst.C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mst.A2:mst.A6</svg:desc>
                </draw:g>
              </table:table-cell>
              <table:table-cell office:value-type="float" office:value="269635.94095">
                <text:p>269635.94095</text:p>
                <draw:g>
                  <svg:desc>mst.D7:mst.D11</svg:desc>
                </draw:g>
              </table:table-cell>
              <table:table-cell office:value-type="float" office:value="45">
                <text:p>45</text:p>
                <draw:g>
                  <svg:desc>mst.A22:mst.A26</svg:desc>
                </draw:g>
              </table:table-cell>
              <table:table-cell office:value-type="float" office:value="170727.2653">
                <text:p>170727.2653</text:p>
                <draw:g>
                  <svg:desc>mst.D27:mst.D31</svg:desc>
                </draw:g>
              </table:table-cell>
              <table:table-cell office:value-type="float" office:value="45">
                <text:p>45</text:p>
                <draw:g>
                  <svg:desc>mst.A42:mst.A46</svg:desc>
                </draw:g>
              </table:table-cell>
              <table:table-cell office:value-type="float" office:value="192403.80595">
                <text:p>192403.80595</text:p>
                <draw:g>
                  <svg:desc>mst.D47:mst.D51</svg:desc>
                </draw:g>
              </table:table-cell>
              <table:table-cell office:value-type="float" office:value="45">
                <text:p>45</text:p>
                <draw:g>
                  <svg:desc>mst.A62:mst.A66</svg:desc>
                </draw:g>
              </table:table-cell>
              <table:table-cell office:value-type="float" office:value="174716.291725">
                <text:p>174716.291725</text:p>
                <draw:g>
                  <svg:desc>mst.D67:mst.D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967577.05675">
                <text:p>967577.05675</text:p>
              </table:table-cell>
              <table:table-cell office:value-type="float" office:value="90">
                <text:p>90</text:p>
              </table:table-cell>
              <table:table-cell office:value-type="float" office:value="617222.474075">
                <text:p>617222.474075</text:p>
              </table:table-cell>
              <table:table-cell office:value-type="float" office:value="90">
                <text:p>90</text:p>
              </table:table-cell>
              <table:table-cell office:value-type="float" office:value="703992.500525">
                <text:p>703992.500525</text:p>
              </table:table-cell>
              <table:table-cell office:value-type="float" office:value="90">
                <text:p>90</text:p>
              </table:table-cell>
              <table:table-cell office:value-type="float" office:value="647606.43655">
                <text:p>647606.43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">
                <text:p>135</text:p>
              </table:table-cell>
              <table:table-cell office:value-type="float" office:value="2144138.198425">
                <text:p>2144138.198425</text:p>
              </table:table-cell>
              <table:table-cell office:value-type="float" office:value="135">
                <text:p>135</text:p>
              </table:table-cell>
              <table:table-cell office:value-type="float" office:value="1512113.0294">
                <text:p>1512113.0294</text:p>
              </table:table-cell>
              <table:table-cell office:value-type="float" office:value="135">
                <text:p>135</text:p>
              </table:table-cell>
              <table:table-cell office:value-type="float" office:value="2322118.8424">
                <text:p>2322118.8424</text:p>
              </table:table-cell>
              <table:table-cell office:value-type="float" office:value="135">
                <text:p>135</text:p>
              </table:table-cell>
              <table:table-cell office:value-type="float" office:value="1839869.665975">
                <text:p>1839869.665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">
                <text:p>180</text:p>
              </table:table-cell>
              <table:table-cell office:value-type="float" office:value="4029772.68475">
                <text:p>4029772.68475</text:p>
              </table:table-cell>
              <table:table-cell office:value-type="float" office:value="180">
                <text:p>180</text:p>
              </table:table-cell>
              <table:table-cell office:value-type="float" office:value="2922312.639475">
                <text:p>2922312.639475</text:p>
              </table:table-cell>
              <table:table-cell office:value-type="float" office:value="180">
                <text:p>180</text:p>
              </table:table-cell>
              <table:table-cell office:value-type="float" office:value="4775329.434475">
                <text:p>4775329.434475</text:p>
              </table:table-cell>
              <table:table-cell office:value-type="float" office:value="180">
                <text:p>180</text:p>
              </table:table-cell>
              <table:table-cell office:value-type="float" office:value="3280181.423575">
                <text:p>3280181.4235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5">
                <text:p>225</text:p>
              </table:table-cell>
              <table:table-cell office:value-type="float" office:value="6674753.686675">
                <text:p>6674753.686675</text:p>
              </table:table-cell>
              <table:table-cell office:value-type="float" office:value="225">
                <text:p>225</text:p>
              </table:table-cell>
              <table:table-cell office:value-type="float" office:value="5131483.7172">
                <text:p>5131483.7172</text:p>
              </table:table-cell>
              <table:table-cell office:value-type="float" office:value="225">
                <text:p>225</text:p>
              </table:table-cell>
              <table:table-cell office:value-type="float" office:value="6601977.4071">
                <text:p>6601977.4071</text:p>
              </table:table-cell>
              <table:table-cell office:value-type="float" office:value="225">
                <text:p>225</text:p>
              </table:table-cell>
              <table:table-cell office:value-type="float" office:value="6244437.4568">
                <text:p>6244437.456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6pt" fo:letter-spacing="0.042cm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2">
      <style:chart-properties chart:symbol-type="named-symbol" chart:symbol-name="diamond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62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2">
      <style:chart-properties chart:symbol-type="named-symbol" chart:symbol-name="square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62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2">
      <style:chart-properties chart:symbol-type="named-symbol" chart:symbol-name="arrow-up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62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2">
      <style:chart-properties chart:symbol-type="named-symbol" chart:symbol-name="x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62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4.134cm" svg:height="11.109cm" xlink:href=".." xlink:type="simple" chart:class="chart:scatter" chart:style-name="ch1">
        <chart:title svg:x="8.732cm" svg:y="0.358cm" chart:style-name="ch2">
          <text:p>Gęstość grafu 75%</text:p>
        </chart:title>
        <chart:legend chart:legend-position="top" svg:x="5.876cm" svg:y="1.515cm" style:legend-expansion="wide" chart:style-name="ch3"/>
        <chart:plot-area chart:style-name="ch4" table:cell-range-address="mst.A2:mst.A6 mst.C2:mst.C2 mst.D12:mst.D16 mst.C22:mst.C22 mst.D32:mst.D36 mst.C42:mst.C42 mst.D52:mst.D56 mst.C62:mst.C62 mst.D72:mst.D76" chart:data-source-has-labels="row" svg:x="0.482cm" svg:y="2.309cm" svg:width="23.17cm" svg:height="8.578cm">
          <chartooo:coordinate-region svg:x="2.276cm" svg:y="2.496cm" svg:width="21.058cm" svg:height="7.921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st.D12:mst.D16" chart:label-cell-address="mst.C2:mst.C2" chart:class="chart:scatter">
            <chart:domain table:cell-range-address="mst.A2:mst.A6"/>
            <chart:data-point chart:repeated="5"/>
          </chart:series>
          <chart:series chart:style-name="ch8" chart:values-cell-range-address="mst.D32:mst.D36" chart:label-cell-address="mst.C22:mst.C22" chart:class="chart:scatter">
            <chart:domain table:cell-range-address="mst.A22:mst.A26"/>
            <chart:data-point chart:repeated="5"/>
          </chart:series>
          <chart:series chart:style-name="ch9" chart:values-cell-range-address="mst.D52:mst.D56" chart:label-cell-address="mst.C42:mst.C42" chart:class="chart:scatter">
            <chart:domain table:cell-range-address="mst.A42:mst.A46"/>
            <chart:data-point chart:repeated="5"/>
          </chart:series>
          <chart:series chart:style-name="ch10" chart:values-cell-range-address="mst.D72:mst.D76" chart:label-cell-address="mst.C62:mst.C62" chart:class="chart:scatter">
            <chart:domain table:cell-range-address="mst.A62:mst.A6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ruskal lista</text:p>
                <draw:g>
                  <svg:desc>mst.C2:mst.C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Kruskal macierz</text:p>
                <draw:g>
                  <svg:desc>mst.C22:mst.C2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rim lista</text:p>
                <draw:g>
                  <svg:desc>mst.C42:mst.C4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rim macierz</text:p>
                <draw:g>
                  <svg:desc>mst.C62:mst.C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mst.A2:mst.A6</svg:desc>
                </draw:g>
              </table:table-cell>
              <table:table-cell office:value-type="float" office:value="348686.005275">
                <text:p>348686.005275</text:p>
                <draw:g>
                  <svg:desc>mst.D12:mst.D16</svg:desc>
                </draw:g>
              </table:table-cell>
              <table:table-cell office:value-type="float" office:value="45">
                <text:p>45</text:p>
                <draw:g>
                  <svg:desc>mst.A22:mst.A26</svg:desc>
                </draw:g>
              </table:table-cell>
              <table:table-cell office:value-type="float" office:value="209318.21165">
                <text:p>209318.21165</text:p>
                <draw:g>
                  <svg:desc>mst.D32:mst.D36</svg:desc>
                </draw:g>
              </table:table-cell>
              <table:table-cell office:value-type="float" office:value="45">
                <text:p>45</text:p>
                <draw:g>
                  <svg:desc>mst.A42:mst.A46</svg:desc>
                </draw:g>
              </table:table-cell>
              <table:table-cell office:value-type="float" office:value="240038.948125">
                <text:p>240038.948125</text:p>
                <draw:g>
                  <svg:desc>mst.D52:mst.D56</svg:desc>
                </draw:g>
              </table:table-cell>
              <table:table-cell office:value-type="float" office:value="45">
                <text:p>45</text:p>
                <draw:g>
                  <svg:desc>mst.A62:mst.A66</svg:desc>
                </draw:g>
              </table:table-cell>
              <table:table-cell office:value-type="float" office:value="227765.247075">
                <text:p>227765.247075</text:p>
                <draw:g>
                  <svg:desc>mst.D72:mst.D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290383.3551">
                <text:p>1290383.3551</text:p>
              </table:table-cell>
              <table:table-cell office:value-type="float" office:value="90">
                <text:p>90</text:p>
              </table:table-cell>
              <table:table-cell office:value-type="float" office:value="813686.12395">
                <text:p>813686.12395</text:p>
              </table:table-cell>
              <table:table-cell office:value-type="float" office:value="90">
                <text:p>90</text:p>
              </table:table-cell>
              <table:table-cell office:value-type="float" office:value="1002720.4504">
                <text:p>1002720.4504</text:p>
              </table:table-cell>
              <table:table-cell office:value-type="float" office:value="90">
                <text:p>90</text:p>
              </table:table-cell>
              <table:table-cell office:value-type="float" office:value="996957.131525">
                <text:p>996957.1315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">
                <text:p>135</text:p>
              </table:table-cell>
              <table:table-cell office:value-type="float" office:value="3015897.2399">
                <text:p>3015897.2399</text:p>
              </table:table-cell>
              <table:table-cell office:value-type="float" office:value="135">
                <text:p>135</text:p>
              </table:table-cell>
              <table:table-cell office:value-type="float" office:value="2142035.31175">
                <text:p>2142035.31175</text:p>
              </table:table-cell>
              <table:table-cell office:value-type="float" office:value="135">
                <text:p>135</text:p>
              </table:table-cell>
              <table:table-cell office:value-type="float" office:value="3959539.391125">
                <text:p>3959539.391125</text:p>
              </table:table-cell>
              <table:table-cell office:value-type="float" office:value="135">
                <text:p>135</text:p>
              </table:table-cell>
              <table:table-cell office:value-type="float" office:value="2706227.968225">
                <text:p>2706227.9682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">
                <text:p>180</text:p>
              </table:table-cell>
              <table:table-cell office:value-type="float" office:value="5893882.1445">
                <text:p>5893882.1445</text:p>
              </table:table-cell>
              <table:table-cell office:value-type="float" office:value="180">
                <text:p>180</text:p>
              </table:table-cell>
              <table:table-cell office:value-type="float" office:value="4731736.230575">
                <text:p>4731736.230575</text:p>
              </table:table-cell>
              <table:table-cell office:value-type="float" office:value="180">
                <text:p>180</text:p>
              </table:table-cell>
              <table:table-cell office:value-type="float" office:value="10111762.827825">
                <text:p>10111762.827825</text:p>
              </table:table-cell>
              <table:table-cell office:value-type="float" office:value="180">
                <text:p>180</text:p>
              </table:table-cell>
              <table:table-cell office:value-type="float" office:value="5697860.85275">
                <text:p>5697860.85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5">
                <text:p>225</text:p>
              </table:table-cell>
              <table:table-cell office:value-type="float" office:value="10253252.126525">
                <text:p>10253252.126525</text:p>
              </table:table-cell>
              <table:table-cell office:value-type="float" office:value="225">
                <text:p>225</text:p>
              </table:table-cell>
              <table:table-cell office:value-type="float" office:value="8785415.0838">
                <text:p>8785415.0838</text:p>
              </table:table-cell>
              <table:table-cell office:value-type="float" office:value="225">
                <text:p>225</text:p>
              </table:table-cell>
              <table:table-cell office:value-type="float" office:value="23729296.797875">
                <text:p>23729296.797875</text:p>
              </table:table-cell>
              <table:table-cell office:value-type="float" office:value="225">
                <text:p>225</text:p>
              </table:table-cell>
              <table:table-cell office:value-type="float" office:value="10299962.817225">
                <text:p>10299962.8172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6pt" fo:letter-spacing="0.042cm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2">
      <style:chart-properties chart:symbol-type="named-symbol" chart:symbol-name="diamond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62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2">
      <style:chart-properties chart:symbol-type="named-symbol" chart:symbol-name="square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62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2">
      <style:chart-properties chart:symbol-type="named-symbol" chart:symbol-name="arrow-up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62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2">
      <style:chart-properties chart:symbol-type="named-symbol" chart:symbol-name="x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62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4.134cm" svg:height="10.901cm" xlink:href=".." xlink:type="simple" chart:class="chart:scatter" chart:style-name="ch1">
        <chart:title svg:x="8.732cm" svg:y="0.354cm" chart:style-name="ch2">
          <text:p>Gęstość grafu 99%</text:p>
        </chart:title>
        <chart:legend chart:legend-position="top" svg:x="5.876cm" svg:y="1.512cm" style:legend-expansion="wide" chart:style-name="ch3"/>
        <chart:plot-area chart:style-name="ch4" table:cell-range-address="mst.A2:mst.A6 mst.C2:mst.C2 mst.D17:mst.D21 mst.C22:mst.C22 mst.D37:mst.D41 mst.C42:mst.C42 mst.D57:mst.D61 mst.C62:mst.C62 mst.D77:mst.D81" chart:data-source-has-labels="row" svg:x="0.482cm" svg:y="2.301cm" svg:width="23.17cm" svg:height="8.382cm">
          <chartooo:coordinate-region svg:x="2.276cm" svg:y="2.488cm" svg:width="21.058cm" svg:height="7.725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st.D17:mst.D21" chart:label-cell-address="mst.C2:mst.C2" chart:class="chart:scatter">
            <chart:domain table:cell-range-address="mst.A2:mst.A6"/>
            <chart:data-point chart:repeated="5"/>
          </chart:series>
          <chart:series chart:style-name="ch8" chart:values-cell-range-address="mst.D37:mst.D41" chart:label-cell-address="mst.C22:mst.C22" chart:class="chart:scatter">
            <chart:domain table:cell-range-address="mst.A22:mst.A26"/>
            <chart:data-point chart:repeated="5"/>
          </chart:series>
          <chart:series chart:style-name="ch9" chart:values-cell-range-address="mst.D57:mst.D61" chart:label-cell-address="mst.C42:mst.C42" chart:class="chart:scatter">
            <chart:domain table:cell-range-address="mst.A42:mst.A46"/>
            <chart:data-point chart:repeated="5"/>
          </chart:series>
          <chart:series chart:style-name="ch10" chart:values-cell-range-address="mst.D77:mst.D81" chart:label-cell-address="mst.C62:mst.C62" chart:class="chart:scatter">
            <chart:domain table:cell-range-address="mst.A62:mst.A6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ruskal lista</text:p>
                <draw:g>
                  <svg:desc>mst.C2:mst.C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Kruskal macierz</text:p>
                <draw:g>
                  <svg:desc>mst.C22:mst.C2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rim lista</text:p>
                <draw:g>
                  <svg:desc>mst.C42:mst.C4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rim macierz</text:p>
                <draw:g>
                  <svg:desc>mst.C62:mst.C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mst.A2:mst.A6</svg:desc>
                </draw:g>
              </table:table-cell>
              <table:table-cell office:value-type="float" office:value="417259.009925">
                <text:p>417259.009925</text:p>
                <draw:g>
                  <svg:desc>mst.D17:mst.D21</svg:desc>
                </draw:g>
              </table:table-cell>
              <table:table-cell office:value-type="float" office:value="45">
                <text:p>45</text:p>
                <draw:g>
                  <svg:desc>mst.A22:mst.A26</svg:desc>
                </draw:g>
              </table:table-cell>
              <table:table-cell office:value-type="float" office:value="243181.761425">
                <text:p>243181.761425</text:p>
                <draw:g>
                  <svg:desc>mst.D37:mst.D41</svg:desc>
                </draw:g>
              </table:table-cell>
              <table:table-cell office:value-type="float" office:value="45">
                <text:p>45</text:p>
                <draw:g>
                  <svg:desc>mst.A42:mst.A46</svg:desc>
                </draw:g>
              </table:table-cell>
              <table:table-cell office:value-type="float" office:value="273871.35315">
                <text:p>273871.35315</text:p>
                <draw:g>
                  <svg:desc>mst.D57:mst.D61</svg:desc>
                </draw:g>
              </table:table-cell>
              <table:table-cell office:value-type="float" office:value="45">
                <text:p>45</text:p>
                <draw:g>
                  <svg:desc>mst.A62:mst.A66</svg:desc>
                </draw:g>
              </table:table-cell>
              <table:table-cell office:value-type="float" office:value="267656.332725">
                <text:p>267656.332725</text:p>
                <draw:g>
                  <svg:desc>mst.D77:mst.D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642612.030325">
                <text:p>1642612.030325</text:p>
              </table:table-cell>
              <table:table-cell office:value-type="float" office:value="90">
                <text:p>90</text:p>
              </table:table-cell>
              <table:table-cell office:value-type="float" office:value="1089235.0899">
                <text:p>1089235.0899</text:p>
              </table:table-cell>
              <table:table-cell office:value-type="float" office:value="90">
                <text:p>90</text:p>
              </table:table-cell>
              <table:table-cell office:value-type="float" office:value="1581688.96345">
                <text:p>1581688.96345</text:p>
              </table:table-cell>
              <table:table-cell office:value-type="float" office:value="90">
                <text:p>90</text:p>
              </table:table-cell>
              <table:table-cell office:value-type="float" office:value="1481019.2062">
                <text:p>1481019.20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">
                <text:p>135</text:p>
              </table:table-cell>
              <table:table-cell office:value-type="float" office:value="3939610.20785">
                <text:p>3939610.20785</text:p>
              </table:table-cell>
              <table:table-cell office:value-type="float" office:value="135">
                <text:p>135</text:p>
              </table:table-cell>
              <table:table-cell office:value-type="float" office:value="2838730.63755">
                <text:p>2838730.63755</text:p>
              </table:table-cell>
              <table:table-cell office:value-type="float" office:value="135">
                <text:p>135</text:p>
              </table:table-cell>
              <table:table-cell office:value-type="float" office:value="6728549.636875">
                <text:p>6728549.636875</text:p>
              </table:table-cell>
              <table:table-cell office:value-type="float" office:value="135">
                <text:p>135</text:p>
              </table:table-cell>
              <table:table-cell office:value-type="float" office:value="3483470.9759">
                <text:p>3483470.97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">
                <text:p>180</text:p>
              </table:table-cell>
              <table:table-cell office:value-type="float" office:value="7874982.955975">
                <text:p>7874982.955975</text:p>
              </table:table-cell>
              <table:table-cell office:value-type="float" office:value="180">
                <text:p>180</text:p>
              </table:table-cell>
              <table:table-cell office:value-type="float" office:value="6777244.693075">
                <text:p>6777244.693075</text:p>
              </table:table-cell>
              <table:table-cell office:value-type="float" office:value="180">
                <text:p>180</text:p>
              </table:table-cell>
              <table:table-cell office:value-type="float" office:value="16070148.938475">
                <text:p>16070148.938475</text:p>
              </table:table-cell>
              <table:table-cell office:value-type="float" office:value="180">
                <text:p>180</text:p>
              </table:table-cell>
              <table:table-cell office:value-type="float" office:value="7865344.306125">
                <text:p>7865344.306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5">
                <text:p>225</text:p>
              </table:table-cell>
              <table:table-cell office:value-type="float" office:value="16869044.1186">
                <text:p>16869044.1186</text:p>
              </table:table-cell>
              <table:table-cell office:value-type="float" office:value="225">
                <text:p>225</text:p>
              </table:table-cell>
              <table:table-cell office:value-type="float" office:value="12611929.50385">
                <text:p>12611929.50385</text:p>
              </table:table-cell>
              <table:table-cell office:value-type="float" office:value="225">
                <text:p>225</text:p>
              </table:table-cell>
              <table:table-cell office:value-type="float" office:value="31405163.775125">
                <text:p>31405163.775125</text:p>
              </table:table-cell>
              <table:table-cell office:value-type="float" office:value="225">
                <text:p>225</text:p>
              </table:table-cell>
              <table:table-cell office:value-type="float" office:value="16376925.342025">
                <text:p>16376925.34202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series-source="rows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-0.21cm" svg:y="0cm" style:legend-expansion="high" chart:style-name="ch2"/>
        <chart:plot-area chart:style-name="ch3" table:cell-range-address="mst.U29:mst.U29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